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style:writing-mode="page"/>
    </style:style>
    <style:style style:name="ScanByDatabaseFrequencyOptions.A5"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style:writing-mode="page"/>
    </style:style>
    <style:style style:name="Table5.A5"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Text_20_body">
      <style:text-properties officeooo:paragraph-rsid="000eb8de"/>
    </style:style>
    <style:style style:name="P4" style:family="paragraph" style:parent-style-name="Text_20_body">
      <style:text-properties fo:font-style="normal" officeooo:rsid="00dcfe11" officeooo:paragraph-rsid="00dcfe11" style:font-style-asian="normal" style:font-style-complex="normal"/>
    </style:style>
    <style:style style:name="P5" style:family="paragraph" style:parent-style-name="Text_20_body">
      <style:text-properties fo:font-style="normal" officeooo:rsid="00f31c32" officeooo:paragraph-rsid="00f31c32" style:font-style-asian="normal" style:font-style-complex="normal"/>
    </style:style>
    <style:style style:name="P6" style:family="paragraph" style:parent-style-name="Text_20_body">
      <style:text-properties fo:font-style="normal" officeooo:rsid="00f31c32" officeooo:paragraph-rsid="015798ba" style:font-style-asian="normal" style:font-style-complex="normal"/>
    </style:style>
    <style:style style:name="P7" style:family="paragraph" style:parent-style-name="Text_20_body">
      <style:text-properties fo:font-style="normal" officeooo:rsid="00edfc68" officeooo:paragraph-rsid="00f31c32" style:font-style-asian="normal" style:font-style-complex="normal"/>
    </style:style>
    <style:style style:name="P8" style:family="paragraph" style:parent-style-name="Text_20_body">
      <style:text-properties fo:font-style="normal" officeooo:rsid="00edfc68" officeooo:paragraph-rsid="010c79af" style:font-style-asian="normal" style:font-style-complex="normal"/>
    </style:style>
    <style:style style:name="P9"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0" style:family="paragraph" style:parent-style-name="Text_20_body">
      <style:text-properties officeooo:paragraph-rsid="007869e7"/>
    </style:style>
    <style:style style:name="P11" style:family="paragraph" style:parent-style-name="Text_20_body">
      <style:text-properties officeooo:rsid="008f166c" officeooo:paragraph-rsid="008f166c"/>
    </style:style>
    <style:style style:name="P12" style:family="paragraph" style:parent-style-name="Text_20_body">
      <style:text-properties officeooo:rsid="008f166c" officeooo:paragraph-rsid="0092a749"/>
    </style:style>
    <style:style style:name="P13" style:family="paragraph" style:parent-style-name="Text_20_body">
      <style:text-properties officeooo:rsid="008f166c" officeooo:paragraph-rsid="009ab009"/>
    </style:style>
    <style:style style:name="P14" style:family="paragraph" style:parent-style-name="Text_20_body">
      <style:text-properties officeooo:rsid="0090edb5" officeooo:paragraph-rsid="0090edb5"/>
    </style:style>
    <style:style style:name="P15" style:family="paragraph" style:parent-style-name="Text_20_body">
      <style:text-properties officeooo:rsid="0090edb5" officeooo:paragraph-rsid="0091b48c"/>
    </style:style>
    <style:style style:name="P16" style:family="paragraph" style:parent-style-name="Text_20_body">
      <style:text-properties officeooo:rsid="0090edb5" officeooo:paragraph-rsid="01315f2a"/>
    </style:style>
    <style:style style:name="P17" style:family="paragraph" style:parent-style-name="Text_20_body">
      <style:text-properties officeooo:paragraph-rsid="0090edb5"/>
    </style:style>
    <style:style style:name="P18" style:family="paragraph" style:parent-style-name="Text_20_body">
      <style:text-properties officeooo:rsid="0091b48c" officeooo:paragraph-rsid="0091b48c"/>
    </style:style>
    <style:style style:name="P19" style:family="paragraph" style:parent-style-name="Text_20_body">
      <style:text-properties officeooo:rsid="0091b48c" officeooo:paragraph-rsid="01315f2a"/>
    </style:style>
    <style:style style:name="P20" style:family="paragraph" style:parent-style-name="Text_20_body">
      <style:text-properties officeooo:paragraph-rsid="0091b48c"/>
    </style:style>
    <style:style style:name="P21" style:family="paragraph" style:parent-style-name="Text_20_body">
      <style:text-properties officeooo:rsid="009342d4" officeooo:paragraph-rsid="009342d4"/>
    </style:style>
    <style:style style:name="P22" style:family="paragraph" style:parent-style-name="Text_20_body">
      <style:text-properties officeooo:rsid="009342d4" officeooo:paragraph-rsid="014f6b5a"/>
    </style:style>
    <style:style style:name="P23" style:family="paragraph" style:parent-style-name="Text_20_body">
      <style:text-properties officeooo:rsid="0096c0cd" officeooo:paragraph-rsid="0096c0cd"/>
    </style:style>
    <style:style style:name="P24" style:family="paragraph" style:parent-style-name="Text_20_body">
      <style:text-properties officeooo:rsid="0096c0cd" officeooo:paragraph-rsid="009f8095"/>
    </style:style>
    <style:style style:name="P25" style:family="paragraph" style:parent-style-name="Text_20_body">
      <style:text-properties officeooo:rsid="0097b36a" officeooo:paragraph-rsid="0097b36a"/>
    </style:style>
    <style:style style:name="P26" style:family="paragraph" style:parent-style-name="Text_20_body">
      <style:text-properties officeooo:rsid="0097b36a" officeooo:paragraph-rsid="0141c3e6"/>
    </style:style>
    <style:style style:name="P27" style:family="paragraph" style:parent-style-name="Text_20_body">
      <style:text-properties officeooo:rsid="0097c053" officeooo:paragraph-rsid="0097c053"/>
    </style:style>
    <style:style style:name="P28" style:family="paragraph" style:parent-style-name="Text_20_body">
      <style:text-properties officeooo:rsid="0097c053" officeooo:paragraph-rsid="0098b874"/>
    </style:style>
    <style:style style:name="P29" style:family="paragraph" style:parent-style-name="Text_20_body">
      <style:text-properties officeooo:rsid="0098b874" officeooo:paragraph-rsid="0098b874"/>
    </style:style>
    <style:style style:name="P30" style:family="paragraph" style:parent-style-name="Text_20_body">
      <style:text-properties officeooo:rsid="009ab009" officeooo:paragraph-rsid="009ab009"/>
    </style:style>
    <style:style style:name="P31" style:family="paragraph" style:parent-style-name="Text_20_body">
      <style:text-properties officeooo:rsid="009e5ccb" officeooo:paragraph-rsid="009e5ccb"/>
    </style:style>
    <style:style style:name="P32" style:family="paragraph" style:parent-style-name="Text_20_body">
      <style:text-properties officeooo:rsid="009f8095" officeooo:paragraph-rsid="009f8095"/>
    </style:style>
    <style:style style:name="P33" style:family="paragraph" style:parent-style-name="Text_20_body">
      <style:text-properties officeooo:rsid="009f8095" officeooo:paragraph-rsid="00a025ff"/>
    </style:style>
    <style:style style:name="P34" style:family="paragraph" style:parent-style-name="Text_20_body">
      <style:text-properties officeooo:rsid="00a025ff" officeooo:paragraph-rsid="00a025ff"/>
    </style:style>
    <style:style style:name="P35" style:family="paragraph" style:parent-style-name="Text_20_body">
      <style:text-properties officeooo:rsid="00a24bd5" officeooo:paragraph-rsid="00a24bd5"/>
    </style:style>
    <style:style style:name="P36" style:family="paragraph" style:parent-style-name="Text_20_body">
      <style:text-properties officeooo:rsid="00a24bd5" officeooo:paragraph-rsid="00a3d0f5"/>
    </style:style>
    <style:style style:name="P37" style:family="paragraph" style:parent-style-name="Text_20_body">
      <style:text-properties officeooo:rsid="00a3d0f5" officeooo:paragraph-rsid="00a3d0f5"/>
    </style:style>
    <style:style style:name="P38" style:family="paragraph" style:parent-style-name="Text_20_body">
      <style:text-properties officeooo:rsid="00a3d0f5" officeooo:paragraph-rsid="00a8c6b0"/>
    </style:style>
    <style:style style:name="P39" style:family="paragraph" style:parent-style-name="Text_20_body">
      <style:text-properties officeooo:rsid="00a59a76" officeooo:paragraph-rsid="00a59a76"/>
    </style:style>
    <style:style style:name="P40" style:family="paragraph" style:parent-style-name="Text_20_body">
      <style:text-properties officeooo:rsid="00a59a76" officeooo:paragraph-rsid="00a659ab"/>
    </style:style>
    <style:style style:name="P41" style:family="paragraph" style:parent-style-name="Text_20_body">
      <style:text-properties officeooo:rsid="00a659ab" officeooo:paragraph-rsid="00a659ab"/>
    </style:style>
    <style:style style:name="P42" style:family="paragraph" style:parent-style-name="Text_20_body">
      <style:text-properties officeooo:rsid="00a659ab" officeooo:paragraph-rsid="00cbfcc3"/>
    </style:style>
    <style:style style:name="P43" style:family="paragraph" style:parent-style-name="Text_20_body">
      <style:text-properties officeooo:rsid="00a75309" officeooo:paragraph-rsid="00a75309"/>
    </style:style>
    <style:style style:name="P44" style:family="paragraph" style:parent-style-name="Text_20_body">
      <style:text-properties officeooo:rsid="00a75309" officeooo:paragraph-rsid="00b04859"/>
    </style:style>
    <style:style style:name="P45" style:family="paragraph" style:parent-style-name="Text_20_body">
      <style:text-properties officeooo:rsid="00a75309" officeooo:paragraph-rsid="00b1f068"/>
    </style:style>
    <style:style style:name="P46" style:family="paragraph" style:parent-style-name="Text_20_body">
      <style:text-properties officeooo:rsid="00a75309" officeooo:paragraph-rsid="00b8e907"/>
    </style:style>
    <style:style style:name="P47" style:family="paragraph" style:parent-style-name="Text_20_body">
      <style:text-properties officeooo:rsid="00a75309" officeooo:paragraph-rsid="00bbb35f"/>
    </style:style>
    <style:style style:name="P48" style:family="paragraph" style:parent-style-name="Text_20_body">
      <style:text-properties officeooo:rsid="00aef2f6" officeooo:paragraph-rsid="00aef2f6"/>
    </style:style>
    <style:style style:name="P49" style:family="paragraph" style:parent-style-name="Text_20_body">
      <style:text-properties officeooo:rsid="00aef2f6" officeooo:paragraph-rsid="00b04859"/>
    </style:style>
    <style:style style:name="P50" style:family="paragraph" style:parent-style-name="Text_20_body">
      <style:text-properties officeooo:rsid="00b04859" officeooo:paragraph-rsid="00b04859"/>
    </style:style>
    <style:style style:name="P51" style:family="paragraph" style:parent-style-name="Text_20_body">
      <style:text-properties officeooo:rsid="00b1f068" officeooo:paragraph-rsid="00b1f068"/>
    </style:style>
    <style:style style:name="P52" style:family="paragraph" style:parent-style-name="Text_20_body">
      <style:text-properties officeooo:rsid="00b36b25" officeooo:paragraph-rsid="00b36b25"/>
    </style:style>
    <style:style style:name="P53" style:family="paragraph" style:parent-style-name="Text_20_body">
      <style:text-properties officeooo:rsid="00b7dbce" officeooo:paragraph-rsid="00b7dbce"/>
    </style:style>
    <style:style style:name="P54" style:family="paragraph" style:parent-style-name="Text_20_body">
      <style:text-properties officeooo:rsid="00b7dbce" officeooo:paragraph-rsid="00b8e907"/>
    </style:style>
    <style:style style:name="P55" style:family="paragraph" style:parent-style-name="Text_20_body">
      <style:text-properties officeooo:rsid="00b9aeca" officeooo:paragraph-rsid="00b9aeca"/>
    </style:style>
    <style:style style:name="P56" style:family="paragraph" style:parent-style-name="Text_20_body">
      <style:text-properties officeooo:rsid="00bb7ac7" officeooo:paragraph-rsid="00bb7ac7"/>
    </style:style>
    <style:style style:name="P57" style:family="paragraph" style:parent-style-name="Text_20_body">
      <style:text-properties officeooo:rsid="00bbb35f" officeooo:paragraph-rsid="00bbb35f"/>
    </style:style>
    <style:style style:name="P58" style:family="paragraph" style:parent-style-name="Text_20_body">
      <style:text-properties officeooo:rsid="00b8e907" officeooo:paragraph-rsid="00b8e907"/>
    </style:style>
    <style:style style:name="P59" style:family="paragraph" style:parent-style-name="Text_20_body">
      <style:text-properties officeooo:rsid="00c30a47" officeooo:paragraph-rsid="00c30a47"/>
    </style:style>
    <style:style style:name="P60" style:family="paragraph" style:parent-style-name="Text_20_body">
      <style:text-properties officeooo:rsid="00c30a47" officeooo:paragraph-rsid="01524928"/>
    </style:style>
    <style:style style:name="P61" style:family="paragraph" style:parent-style-name="Text_20_body">
      <style:text-properties officeooo:rsid="00c4b064" officeooo:paragraph-rsid="00c4b064"/>
    </style:style>
    <style:style style:name="P62" style:family="paragraph" style:parent-style-name="Text_20_body">
      <style:text-properties officeooo:rsid="00c4c19a" officeooo:paragraph-rsid="00c4c19a"/>
    </style:style>
    <style:style style:name="P63" style:family="paragraph" style:parent-style-name="Text_20_body">
      <style:text-properties officeooo:rsid="00cd54ff" officeooo:paragraph-rsid="00cd54ff"/>
    </style:style>
    <style:style style:name="P64" style:family="paragraph" style:parent-style-name="Text_20_body">
      <style:text-properties officeooo:paragraph-rsid="00cf1770"/>
    </style:style>
    <style:style style:name="P65" style:family="paragraph" style:parent-style-name="Text_20_body">
      <style:text-properties officeooo:rsid="00cfcaae" officeooo:paragraph-rsid="00cfcaae"/>
    </style:style>
    <style:style style:name="P66" style:family="paragraph" style:parent-style-name="Text_20_body">
      <style:text-properties officeooo:rsid="00d58618" officeooo:paragraph-rsid="00d58618"/>
    </style:style>
    <style:style style:name="P67" style:family="paragraph" style:parent-style-name="Text_20_body">
      <style:text-properties officeooo:rsid="00da4eba" officeooo:paragraph-rsid="00da4eba"/>
    </style:style>
    <style:style style:name="P68" style:family="paragraph" style:parent-style-name="Text_20_body">
      <style:text-properties officeooo:rsid="00da4eba" officeooo:paragraph-rsid="00dc384a"/>
    </style:style>
    <style:style style:name="P69" style:family="paragraph" style:parent-style-name="Text_20_body">
      <style:text-properties officeooo:rsid="00da4eba" officeooo:paragraph-rsid="00eb6414"/>
    </style:style>
    <style:style style:name="P70" style:family="paragraph" style:parent-style-name="Text_20_body">
      <style:text-properties officeooo:rsid="00da4eba" officeooo:paragraph-rsid="00dff77f"/>
    </style:style>
    <style:style style:name="P71" style:family="paragraph" style:parent-style-name="Text_20_body">
      <style:text-properties officeooo:rsid="00dc384a" officeooo:paragraph-rsid="00dc384a"/>
    </style:style>
    <style:style style:name="P72" style:family="paragraph" style:parent-style-name="Text_20_body">
      <style:text-properties officeooo:rsid="00dcfe11" officeooo:paragraph-rsid="00dcfe11"/>
    </style:style>
    <style:style style:name="P73" style:family="paragraph" style:parent-style-name="Text_20_body">
      <style:text-properties officeooo:rsid="00dff77f" officeooo:paragraph-rsid="00dff77f"/>
    </style:style>
    <style:style style:name="P74" style:family="paragraph" style:parent-style-name="Text_20_body">
      <style:text-properties officeooo:rsid="00dff77f" officeooo:paragraph-rsid="00eb6414"/>
    </style:style>
    <style:style style:name="P75" style:family="paragraph" style:parent-style-name="Text_20_body">
      <style:text-properties officeooo:rsid="00e420d7" officeooo:paragraph-rsid="00e420d7"/>
    </style:style>
    <style:style style:name="P76" style:family="paragraph" style:parent-style-name="Text_20_body">
      <style:text-properties officeooo:rsid="00e420d7" officeooo:paragraph-rsid="00eb6414"/>
    </style:style>
    <style:style style:name="P77" style:family="paragraph" style:parent-style-name="Text_20_body">
      <style:text-properties officeooo:rsid="00e420d7" officeooo:paragraph-rsid="00ec84fd"/>
    </style:style>
    <style:style style:name="P78" style:family="paragraph" style:parent-style-name="Text_20_body">
      <style:text-properties officeooo:rsid="00e692ac" officeooo:paragraph-rsid="00eb6414"/>
    </style:style>
    <style:style style:name="P79" style:family="paragraph" style:parent-style-name="Text_20_body">
      <style:text-properties officeooo:rsid="00e692ac" officeooo:paragraph-rsid="00da4eba"/>
    </style:style>
    <style:style style:name="P80" style:family="paragraph" style:parent-style-name="Text_20_body">
      <style:text-properties officeooo:rsid="00e692ac" officeooo:paragraph-rsid="00ffcd9c"/>
    </style:style>
    <style:style style:name="P81" style:family="paragraph" style:parent-style-name="Text_20_body">
      <style:text-properties officeooo:rsid="00e692ac" officeooo:paragraph-rsid="015e5577"/>
    </style:style>
    <style:style style:name="P82" style:family="paragraph" style:parent-style-name="Text_20_body">
      <style:text-properties officeooo:rsid="00e692ac" officeooo:paragraph-rsid="015f90fb"/>
    </style:style>
    <style:style style:name="P83" style:family="paragraph" style:parent-style-name="Text_20_body">
      <style:text-properties officeooo:rsid="00eb6414" officeooo:paragraph-rsid="00eb6414"/>
    </style:style>
    <style:style style:name="P84" style:family="paragraph" style:parent-style-name="Text_20_body">
      <style:text-properties officeooo:rsid="00ec84fd" officeooo:paragraph-rsid="00ec84fd"/>
    </style:style>
    <style:style style:name="P85" style:family="paragraph" style:parent-style-name="Text_20_body">
      <style:text-properties officeooo:rsid="00edfc68" officeooo:paragraph-rsid="00edfc68"/>
    </style:style>
    <style:style style:name="P86" style:family="paragraph" style:parent-style-name="Text_20_body">
      <style:text-properties officeooo:rsid="00f05772" officeooo:paragraph-rsid="00f05772"/>
    </style:style>
    <style:style style:name="P87" style:family="paragraph" style:parent-style-name="Text_20_body">
      <style:text-properties officeooo:rsid="00f05772" officeooo:paragraph-rsid="00f18b35"/>
    </style:style>
    <style:style style:name="P88" style:family="paragraph" style:parent-style-name="Text_20_body">
      <style:text-properties officeooo:rsid="00f05772" officeooo:paragraph-rsid="0104cfdd"/>
    </style:style>
    <style:style style:name="P89" style:family="paragraph" style:parent-style-name="Text_20_body">
      <style:text-properties officeooo:rsid="00f18b35" officeooo:paragraph-rsid="00f18b35"/>
    </style:style>
    <style:style style:name="P90" style:family="paragraph" style:parent-style-name="Text_20_body">
      <style:text-properties officeooo:rsid="00f18b35" officeooo:paragraph-rsid="0104cfdd"/>
    </style:style>
    <style:style style:name="P91" style:family="paragraph" style:parent-style-name="Text_20_body">
      <style:text-properties officeooo:rsid="00f20b5a" officeooo:paragraph-rsid="00f20b5a"/>
    </style:style>
    <style:style style:name="P92" style:family="paragraph" style:parent-style-name="Text_20_body">
      <style:text-properties fo:font-style="italic" officeooo:rsid="00f20b5a" officeooo:paragraph-rsid="00f20b5a" style:font-style-asian="italic" style:font-style-complex="italic"/>
    </style:style>
    <style:style style:name="P93" style:family="paragraph" style:parent-style-name="Text_20_body">
      <style:text-properties officeooo:rsid="00f5be3d" officeooo:paragraph-rsid="00f5be3d"/>
    </style:style>
    <style:style style:name="P94" style:family="paragraph" style:parent-style-name="Text_20_body">
      <style:text-properties officeooo:rsid="00f6a46a" officeooo:paragraph-rsid="00f6a46a"/>
    </style:style>
    <style:style style:name="P95" style:family="paragraph" style:parent-style-name="Text_20_body">
      <style:text-properties officeooo:rsid="00fb931e" officeooo:paragraph-rsid="00fb931e"/>
    </style:style>
    <style:style style:name="P96" style:family="paragraph" style:parent-style-name="Text_20_body">
      <style:text-properties officeooo:rsid="00fb931e" officeooo:paragraph-rsid="0104cfdd"/>
    </style:style>
    <style:style style:name="P97" style:family="paragraph" style:parent-style-name="Text_20_body">
      <style:text-properties officeooo:rsid="00fd6b1a" officeooo:paragraph-rsid="00fd6b1a"/>
    </style:style>
    <style:style style:name="P98" style:family="paragraph" style:parent-style-name="Text_20_body">
      <style:text-properties officeooo:rsid="01022dce" officeooo:paragraph-rsid="01022dce"/>
    </style:style>
    <style:style style:name="P99" style:family="paragraph" style:parent-style-name="Text_20_body">
      <style:text-properties officeooo:rsid="010134ba" officeooo:paragraph-rsid="010134ba"/>
    </style:style>
    <style:style style:name="P100" style:family="paragraph" style:parent-style-name="Text_20_body">
      <style:text-properties officeooo:rsid="01037d84" officeooo:paragraph-rsid="01037d84"/>
    </style:style>
    <style:style style:name="P101" style:family="paragraph" style:parent-style-name="Text_20_body">
      <style:text-properties officeooo:rsid="0104cfdd" officeooo:paragraph-rsid="0104cfdd"/>
    </style:style>
    <style:style style:name="P102" style:family="paragraph" style:parent-style-name="Text_20_body">
      <style:text-properties officeooo:rsid="010827a9" officeooo:paragraph-rsid="010827a9"/>
    </style:style>
    <style:style style:name="P103" style:family="paragraph" style:parent-style-name="Text_20_body">
      <style:text-properties officeooo:rsid="010aad89" officeooo:paragraph-rsid="010aad89"/>
    </style:style>
    <style:style style:name="P104" style:family="paragraph" style:parent-style-name="Text_20_body">
      <style:text-properties officeooo:rsid="0110717a" officeooo:paragraph-rsid="0110717a"/>
    </style:style>
    <style:style style:name="P105" style:family="paragraph" style:parent-style-name="Text_20_body">
      <style:text-properties officeooo:rsid="0092a749" officeooo:paragraph-rsid="012d9334"/>
    </style:style>
    <style:style style:name="P106" style:family="paragraph" style:parent-style-name="Text_20_body">
      <style:text-properties officeooo:rsid="012d9334" officeooo:paragraph-rsid="012d9334"/>
    </style:style>
    <style:style style:name="P107" style:family="paragraph" style:parent-style-name="Text_20_body">
      <style:text-properties officeooo:paragraph-rsid="012e9fcd"/>
    </style:style>
    <style:style style:name="P108" style:family="paragraph" style:parent-style-name="Text_20_body">
      <style:text-properties officeooo:rsid="01315f2a" officeooo:paragraph-rsid="01315f2a"/>
    </style:style>
    <style:style style:name="P109" style:family="paragraph" style:parent-style-name="Text_20_body">
      <style:text-properties officeooo:rsid="01334cd0" officeooo:paragraph-rsid="01334cd0"/>
    </style:style>
    <style:style style:name="P110" style:family="paragraph" style:parent-style-name="Text_20_body">
      <style:text-properties style:use-window-font-color="true" loext:opacity="0%" style:text-underline-style="none" officeooo:rsid="0007b8f7" officeooo:paragraph-rsid="0007b8f7"/>
    </style:style>
    <style:style style:name="P111" style:family="paragraph" style:parent-style-name="Text_20_body">
      <style:text-properties style:use-window-font-color="true" loext:opacity="0%" style:text-underline-style="none" officeooo:rsid="0135c16e" officeooo:paragraph-rsid="0135c16e"/>
    </style:style>
    <style:style style:name="P112" style:family="paragraph" style:parent-style-name="Text_20_body">
      <style:text-properties style:use-window-font-color="true" loext:opacity="0%" style:text-underline-style="none" officeooo:rsid="01349060" officeooo:paragraph-rsid="0007b8f7"/>
    </style:style>
    <style:style style:name="P113" style:family="paragraph" style:parent-style-name="Text_20_body">
      <style:text-properties officeooo:rsid="0147b7ac" officeooo:paragraph-rsid="0147b7ac"/>
    </style:style>
    <style:style style:name="P114" style:family="paragraph" style:parent-style-name="Text_20_body">
      <style:text-properties officeooo:rsid="014d2d74" officeooo:paragraph-rsid="014d2d74"/>
    </style:style>
    <style:style style:name="P115" style:family="paragraph" style:parent-style-name="Text_20_body">
      <style:text-properties officeooo:rsid="014f6b5a" officeooo:paragraph-rsid="014f6b5a"/>
    </style:style>
    <style:style style:name="P116" style:family="paragraph" style:parent-style-name="Text_20_body">
      <style:text-properties officeooo:paragraph-rsid="014f6b5a"/>
    </style:style>
    <style:style style:name="P117" style:family="paragraph" style:parent-style-name="Text_20_body">
      <style:text-properties officeooo:rsid="01524928" officeooo:paragraph-rsid="01524928"/>
    </style:style>
    <style:style style:name="P118" style:family="paragraph" style:parent-style-name="Text_20_body">
      <style:text-properties officeooo:rsid="00a08224" officeooo:paragraph-rsid="01524928"/>
    </style:style>
    <style:style style:name="P119" style:family="paragraph" style:parent-style-name="Text_20_body">
      <style:text-properties officeooo:rsid="01534ed8" officeooo:paragraph-rsid="01534ed8"/>
    </style:style>
    <style:style style:name="P120" style:family="paragraph" style:parent-style-name="Text_20_body">
      <style:text-properties officeooo:rsid="015606a8" officeooo:paragraph-rsid="015606a8"/>
    </style:style>
    <style:style style:name="P121" style:family="paragraph" style:parent-style-name="Text_20_body">
      <style:text-properties officeooo:rsid="015798ba" officeooo:paragraph-rsid="015798ba"/>
    </style:style>
    <style:style style:name="P122" style:family="paragraph" style:parent-style-name="Text_20_body">
      <style:text-properties officeooo:rsid="015798ba" officeooo:paragraph-rsid="016a5701"/>
    </style:style>
    <style:style style:name="P123" style:family="paragraph" style:parent-style-name="Text_20_body">
      <style:text-properties officeooo:rsid="015e5577" officeooo:paragraph-rsid="015e5577"/>
    </style:style>
    <style:style style:name="P124" style:family="paragraph" style:parent-style-name="Text_20_body">
      <style:text-properties fo:font-weight="normal" officeooo:rsid="014b65d3" officeooo:paragraph-rsid="00ffcd9c" style:font-weight-asian="normal" style:font-weight-complex="normal"/>
    </style:style>
    <style:style style:name="P125" style:family="paragraph" style:parent-style-name="Text_20_body">
      <style:text-properties officeooo:rsid="01621159" officeooo:paragraph-rsid="0162b373"/>
    </style:style>
    <style:style style:name="P126" style:family="paragraph" style:parent-style-name="Text_20_body">
      <style:text-properties officeooo:paragraph-rsid="01621159"/>
    </style:style>
    <style:style style:name="P127" style:family="paragraph" style:parent-style-name="Text_20_body">
      <style:text-properties officeooo:rsid="0162b373" officeooo:paragraph-rsid="0162b373"/>
    </style:style>
    <style:style style:name="P128" style:family="paragraph" style:parent-style-name="Text_20_body">
      <style:text-properties officeooo:rsid="01630c5c" officeooo:paragraph-rsid="01630c5c"/>
    </style:style>
    <style:style style:name="P129" style:family="paragraph" style:parent-style-name="Text_20_body">
      <style:text-properties officeooo:rsid="016ab5e0" officeooo:paragraph-rsid="016ab5e0"/>
    </style:style>
    <style:style style:name="P130" style:family="paragraph" style:parent-style-name="Text_20_body">
      <style:text-properties officeooo:rsid="016ab5e0" officeooo:paragraph-rsid="016c6f62"/>
    </style:style>
    <style:style style:name="P131" style:family="paragraph" style:parent-style-name="Text_20_body">
      <style:text-properties officeooo:rsid="016f94d0" officeooo:paragraph-rsid="016f94d0"/>
    </style:style>
    <style:style style:name="P132" style:family="paragraph" style:parent-style-name="Table_20_Heading">
      <style:text-properties officeooo:rsid="00a08224" officeooo:paragraph-rsid="00a08224"/>
    </style:style>
    <style:style style:name="P133" style:family="paragraph" style:parent-style-name="Table_20_Heading">
      <style:text-properties officeooo:rsid="00a86771" officeooo:paragraph-rsid="00a86771"/>
    </style:style>
    <style:style style:name="P134" style:family="paragraph" style:parent-style-name="Table_20_Heading">
      <style:text-properties officeooo:rsid="00a86771" officeooo:paragraph-rsid="00b04859"/>
    </style:style>
    <style:style style:name="P135" style:family="paragraph" style:parent-style-name="Table_20_Heading">
      <style:text-properties officeooo:rsid="00a86771" officeooo:paragraph-rsid="00b1f068"/>
    </style:style>
    <style:style style:name="P136" style:family="paragraph" style:parent-style-name="Table_20_Heading">
      <style:text-properties officeooo:rsid="00a86771" officeooo:paragraph-rsid="00b8e907"/>
    </style:style>
    <style:style style:name="P137" style:family="paragraph" style:parent-style-name="Table_20_Heading">
      <style:text-properties officeooo:rsid="00a86771" officeooo:paragraph-rsid="00bbb35f"/>
    </style:style>
    <style:style style:name="P138" style:family="paragraph" style:parent-style-name="Table_20_Heading">
      <style:text-properties officeooo:rsid="00c4c19a" officeooo:paragraph-rsid="00c4c19a"/>
    </style:style>
    <style:style style:name="P139" style:family="paragraph" style:parent-style-name="Table_20_Heading">
      <style:text-properties officeooo:rsid="00cfcaae" officeooo:paragraph-rsid="00cfcaae"/>
    </style:style>
    <style:style style:name="P140" style:family="paragraph" style:parent-style-name="Table_20_Heading">
      <style:text-properties officeooo:rsid="00d58618" officeooo:paragraph-rsid="00d58618"/>
    </style:style>
    <style:style style:name="P141" style:family="paragraph" style:parent-style-name="Table_20_Heading">
      <style:text-properties officeooo:rsid="00d6a001" officeooo:paragraph-rsid="00d6a001"/>
    </style:style>
    <style:style style:name="P142" style:family="paragraph" style:parent-style-name="Table_20_Heading">
      <style:text-properties officeooo:rsid="00e04dde" officeooo:paragraph-rsid="00e04dde"/>
    </style:style>
    <style:style style:name="P143" style:family="paragraph" style:parent-style-name="Table_20_Heading">
      <style:text-properties officeooo:rsid="00e04dde" officeooo:paragraph-rsid="00eb6414"/>
    </style:style>
    <style:style style:name="P144" style:family="paragraph" style:parent-style-name="Table_20_Heading">
      <style:text-properties officeooo:rsid="009342d4" officeooo:paragraph-rsid="014f6b5a"/>
    </style:style>
    <style:style style:name="P145" style:family="paragraph" style:parent-style-name="Table_20_Contents">
      <style:text-properties fo:font-weight="bold"/>
    </style:style>
    <style:style style:name="P146" style:family="paragraph" style:parent-style-name="Table_20_Contents">
      <style:text-properties fo:font-weight="bold" officeooo:rsid="00092a3e" officeooo:paragraph-rsid="00092a3e"/>
    </style:style>
    <style:style style:name="P147" style:family="paragraph" style:parent-style-name="Table_20_Contents">
      <style:text-properties fo:font-weight="bold" officeooo:rsid="000dc73f" officeooo:paragraph-rsid="000dc73f"/>
    </style:style>
    <style:style style:name="P148" style:family="paragraph" style:parent-style-name="Table_20_Contents">
      <style:text-properties fo:font-weight="bold" officeooo:rsid="0064977e" officeooo:paragraph-rsid="0064977e"/>
    </style:style>
    <style:style style:name="P149" style:family="paragraph" style:parent-style-name="Table_20_Contents">
      <style:text-properties fo:font-weight="bold" officeooo:rsid="008f166c" officeooo:paragraph-rsid="008f166c"/>
    </style:style>
    <style:style style:name="P150" style:family="paragraph" style:parent-style-name="Table_20_Contents">
      <style:text-properties fo:font-weight="bold" officeooo:rsid="00c30a47" officeooo:paragraph-rsid="00c30a47"/>
    </style:style>
    <style:style style:name="P151" style:family="paragraph" style:parent-style-name="Table_20_Contents">
      <style:text-properties fo:font-weight="bold" officeooo:rsid="01304ceb" officeooo:paragraph-rsid="01304ceb"/>
    </style:style>
    <style:style style:name="P152" style:family="paragraph" style:parent-style-name="Table_20_Contents">
      <style:text-properties fo:font-weight="bold" officeooo:rsid="01315f2a" officeooo:paragraph-rsid="01315f2a"/>
    </style:style>
    <style:style style:name="P153" style:family="paragraph" style:parent-style-name="Table_20_Contents">
      <style:text-properties fo:font-weight="bold" officeooo:rsid="014df628" officeooo:paragraph-rsid="014df628"/>
    </style:style>
    <style:style style:name="P154" style:family="paragraph" style:parent-style-name="Table_20_Contents">
      <style:text-properties fo:font-weight="bold" officeooo:rsid="014ed522" officeooo:paragraph-rsid="014ed522"/>
    </style:style>
    <style:style style:name="P155" style:family="paragraph" style:parent-style-name="Table_20_Contents">
      <style:text-properties officeooo:rsid="00092a3e" officeooo:paragraph-rsid="00092a3e"/>
    </style:style>
    <style:style style:name="P156" style:family="paragraph" style:parent-style-name="Table_20_Contents">
      <style:text-properties officeooo:rsid="000a841d" officeooo:paragraph-rsid="000a841d"/>
    </style:style>
    <style:style style:name="P157" style:family="paragraph" style:parent-style-name="Table_20_Contents">
      <style:text-properties officeooo:rsid="0064977e" officeooo:paragraph-rsid="0064977e"/>
    </style:style>
    <style:style style:name="P158" style:family="paragraph" style:parent-style-name="Table_20_Contents">
      <style:text-properties officeooo:rsid="00a08224" officeooo:paragraph-rsid="00a08224"/>
    </style:style>
    <style:style style:name="P159" style:family="paragraph" style:parent-style-name="Table_20_Contents">
      <style:text-properties officeooo:rsid="00a08224" officeooo:paragraph-rsid="00a8b265"/>
    </style:style>
    <style:style style:name="P160" style:family="paragraph" style:parent-style-name="Table_20_Contents">
      <style:text-properties officeooo:rsid="00a08224" officeooo:paragraph-rsid="00a9c968"/>
    </style:style>
    <style:style style:name="P161" style:family="paragraph" style:parent-style-name="Table_20_Contents">
      <style:text-properties officeooo:rsid="00a08224" officeooo:paragraph-rsid="00b04859"/>
    </style:style>
    <style:style style:name="P162" style:family="paragraph" style:parent-style-name="Table_20_Contents">
      <style:text-properties officeooo:rsid="00a08224" officeooo:paragraph-rsid="00b1f068"/>
    </style:style>
    <style:style style:name="P163" style:family="paragraph" style:parent-style-name="Table_20_Contents">
      <style:text-properties officeooo:rsid="00a08224" officeooo:paragraph-rsid="00b8e907"/>
    </style:style>
    <style:style style:name="P164" style:family="paragraph" style:parent-style-name="Table_20_Contents">
      <style:text-properties officeooo:rsid="00a08224" officeooo:paragraph-rsid="00bbb35f"/>
    </style:style>
    <style:style style:name="P165" style:family="paragraph" style:parent-style-name="Table_20_Contents">
      <style:text-properties officeooo:rsid="00a3d0f5" officeooo:paragraph-rsid="00a3d0f5"/>
    </style:style>
    <style:style style:name="P166" style:family="paragraph" style:parent-style-name="Table_20_Contents">
      <style:text-properties officeooo:rsid="00a86771" officeooo:paragraph-rsid="00a86771"/>
    </style:style>
    <style:style style:name="P167" style:family="paragraph" style:parent-style-name="Table_20_Contents">
      <style:text-properties officeooo:rsid="00a86771" officeooo:paragraph-rsid="00b04859"/>
    </style:style>
    <style:style style:name="P168" style:family="paragraph" style:parent-style-name="Table_20_Contents">
      <style:text-properties officeooo:rsid="00a86771" officeooo:paragraph-rsid="00b8e907"/>
    </style:style>
    <style:style style:name="P169" style:family="paragraph" style:parent-style-name="Table_20_Contents">
      <style:text-properties officeooo:rsid="00a86771" officeooo:paragraph-rsid="00bbb35f"/>
    </style:style>
    <style:style style:name="P170" style:family="paragraph" style:parent-style-name="Table_20_Contents">
      <style:text-properties officeooo:rsid="00a8b265" officeooo:paragraph-rsid="00a8b265"/>
    </style:style>
    <style:style style:name="P171" style:family="paragraph" style:parent-style-name="Table_20_Contents">
      <style:text-properties officeooo:rsid="00a8b265" officeooo:paragraph-rsid="00b04859"/>
    </style:style>
    <style:style style:name="P172" style:family="paragraph" style:parent-style-name="Table_20_Contents">
      <style:text-properties officeooo:rsid="00a8b265" officeooo:paragraph-rsid="00b8e907"/>
    </style:style>
    <style:style style:name="P173" style:family="paragraph" style:parent-style-name="Table_20_Contents">
      <style:text-properties officeooo:rsid="00a8b265" officeooo:paragraph-rsid="00bbb35f"/>
    </style:style>
    <style:style style:name="P174" style:family="paragraph" style:parent-style-name="Table_20_Contents">
      <style:text-properties officeooo:rsid="00b04859" officeooo:paragraph-rsid="00b04859"/>
    </style:style>
    <style:style style:name="P175" style:family="paragraph" style:parent-style-name="Table_20_Contents">
      <style:text-properties officeooo:rsid="00c30a47" officeooo:paragraph-rsid="00c30a47"/>
    </style:style>
    <style:style style:name="P176" style:family="paragraph" style:parent-style-name="Table_20_Contents">
      <style:text-properties officeooo:rsid="00c4c19a" officeooo:paragraph-rsid="00c4c19a"/>
    </style:style>
    <style:style style:name="P177" style:family="paragraph" style:parent-style-name="Table_20_Contents">
      <style:text-properties officeooo:rsid="00c56858" officeooo:paragraph-rsid="00c56858"/>
    </style:style>
    <style:style style:name="P178" style:family="paragraph" style:parent-style-name="Table_20_Contents">
      <style:text-properties officeooo:rsid="00c6d568" officeooo:paragraph-rsid="00c6d568"/>
    </style:style>
    <style:style style:name="P179" style:family="paragraph" style:parent-style-name="Table_20_Contents">
      <style:text-properties officeooo:rsid="00c85284" officeooo:paragraph-rsid="00c85284"/>
    </style:style>
    <style:style style:name="P180" style:family="paragraph" style:parent-style-name="Table_20_Contents">
      <style:text-properties officeooo:rsid="00cd54ff" officeooo:paragraph-rsid="00cd54ff"/>
    </style:style>
    <style:style style:name="P181" style:family="paragraph" style:parent-style-name="Table_20_Contents">
      <style:text-properties officeooo:rsid="00cd54ff" officeooo:paragraph-rsid="00ce90bb"/>
    </style:style>
    <style:style style:name="P182" style:family="paragraph" style:parent-style-name="Table_20_Contents">
      <style:text-properties officeooo:rsid="00cfcaae" officeooo:paragraph-rsid="00cfcaae"/>
    </style:style>
    <style:style style:name="P183" style:family="paragraph" style:parent-style-name="Table_20_Contents">
      <style:text-properties officeooo:rsid="00d1c654" officeooo:paragraph-rsid="00d21c44"/>
    </style:style>
    <style:style style:name="P184" style:family="paragraph" style:parent-style-name="Table_20_Contents">
      <style:text-properties officeooo:rsid="00e04dde" officeooo:paragraph-rsid="00e04dde"/>
    </style:style>
    <style:style style:name="P185" style:family="paragraph" style:parent-style-name="Table_20_Contents">
      <style:text-properties officeooo:rsid="00e04dde" officeooo:paragraph-rsid="00eb6414"/>
    </style:style>
    <style:style style:name="P186" style:family="paragraph" style:parent-style-name="Table_20_Contents">
      <style:text-properties officeooo:rsid="00e04dde" officeooo:paragraph-rsid="00f6a46a"/>
    </style:style>
    <style:style style:name="P187" style:family="paragraph" style:parent-style-name="Table_20_Contents">
      <style:text-properties fo:font-style="italic" officeooo:rsid="00e04dde" officeooo:paragraph-rsid="00e04dde" style:font-style-asian="italic" style:font-style-complex="italic"/>
    </style:style>
    <style:style style:name="P188" style:family="paragraph" style:parent-style-name="Table_20_Contents">
      <style:text-properties fo:font-style="italic" officeooo:rsid="00e04dde" officeooo:paragraph-rsid="00eb6414" style:font-style-asian="italic" style:font-style-complex="italic"/>
    </style:style>
    <style:style style:name="P189" style:family="paragraph" style:parent-style-name="Table_20_Contents">
      <style:text-properties fo:font-style="italic" officeooo:rsid="00edfc68" officeooo:paragraph-rsid="00edfc68" style:font-style-asian="italic" style:font-style-complex="italic"/>
    </style:style>
    <style:style style:name="P190" style:family="paragraph" style:parent-style-name="Table_20_Contents">
      <style:text-properties fo:font-style="italic" officeooo:rsid="00f42fd8" officeooo:paragraph-rsid="00f42fd8" style:font-style-asian="italic" style:font-style-complex="italic"/>
    </style:style>
    <style:style style:name="P191" style:family="paragraph" style:parent-style-name="Table_20_Contents">
      <style:text-properties fo:font-style="italic" officeooo:rsid="016a5701" officeooo:paragraph-rsid="016a5701" style:font-style-asian="italic" style:font-style-complex="italic"/>
    </style:style>
    <style:style style:name="P192" style:family="paragraph" style:parent-style-name="Table_20_Contents">
      <style:text-properties fo:font-style="italic" officeooo:rsid="016ab5e0" officeooo:paragraph-rsid="016ab5e0" style:font-style-asian="italic" style:font-style-complex="italic"/>
    </style:style>
    <style:style style:name="P193" style:family="paragraph" style:parent-style-name="Table_20_Contents">
      <style:text-properties fo:font-style="italic" officeooo:rsid="016ab5e0" officeooo:paragraph-rsid="016c6f62" style:font-style-asian="italic" style:font-style-complex="italic"/>
    </style:style>
    <style:style style:name="P194" style:family="paragraph" style:parent-style-name="Table_20_Contents">
      <style:text-properties fo:font-style="italic" officeooo:rsid="016ede71" officeooo:paragraph-rsid="016ede71" style:font-style-asian="italic" style:font-style-complex="italic"/>
    </style:style>
    <style:style style:name="P195" style:family="paragraph" style:parent-style-name="Table_20_Contents">
      <style:text-properties officeooo:rsid="00e692ac" officeooo:paragraph-rsid="00eb6414"/>
    </style:style>
    <style:style style:name="P196" style:family="paragraph" style:parent-style-name="Table_20_Contents">
      <style:text-properties officeooo:rsid="00e420d7" officeooo:paragraph-rsid="00eb6414"/>
    </style:style>
    <style:style style:name="P197" style:family="paragraph" style:parent-style-name="Table_20_Contents">
      <style:text-properties officeooo:rsid="00edfc68" officeooo:paragraph-rsid="00edfc68"/>
    </style:style>
    <style:style style:name="P198" style:family="paragraph" style:parent-style-name="Table_20_Contents">
      <style:text-properties fo:font-style="normal" officeooo:rsid="00edfc68" officeooo:paragraph-rsid="00edfc68" style:font-style-asian="normal" style:font-style-complex="normal"/>
    </style:style>
    <style:style style:name="P199" style:family="paragraph" style:parent-style-name="Table_20_Contents">
      <style:text-properties officeooo:rsid="00f42fd8" officeooo:paragraph-rsid="00f42fd8"/>
    </style:style>
    <style:style style:name="P200" style:family="paragraph" style:parent-style-name="Table_20_Contents">
      <style:text-properties officeooo:rsid="00f4f3aa" officeooo:paragraph-rsid="00f4f3aa"/>
    </style:style>
    <style:style style:name="P201" style:family="paragraph" style:parent-style-name="Table_20_Contents">
      <style:text-properties officeooo:rsid="00f5be3d" officeooo:paragraph-rsid="00f5be3d"/>
    </style:style>
    <style:style style:name="P202" style:family="paragraph" style:parent-style-name="Table_20_Contents">
      <style:text-properties officeooo:rsid="010e6742" officeooo:paragraph-rsid="010e6742"/>
    </style:style>
    <style:style style:name="P203" style:family="paragraph" style:parent-style-name="Table_20_Contents">
      <style:text-properties officeooo:rsid="01304ceb" officeooo:paragraph-rsid="01304ceb"/>
    </style:style>
    <style:style style:name="P204" style:family="paragraph" style:parent-style-name="Table_20_Contents">
      <style:text-properties officeooo:rsid="01315f2a" officeooo:paragraph-rsid="01315f2a"/>
    </style:style>
    <style:style style:name="P205" style:family="paragraph" style:parent-style-name="Table_20_Contents">
      <style:text-properties officeooo:rsid="0147b7ac" officeooo:paragraph-rsid="0147b7ac"/>
    </style:style>
    <style:style style:name="P206" style:family="paragraph" style:parent-style-name="Table_20_Contents">
      <style:text-properties officeooo:rsid="014df628" officeooo:paragraph-rsid="014df628"/>
    </style:style>
    <style:style style:name="P207" style:family="paragraph" style:parent-style-name="Table_20_Contents">
      <style:text-properties officeooo:rsid="014ed522" officeooo:paragraph-rsid="014ed522"/>
    </style:style>
    <style:style style:name="P208" style:family="paragraph" style:parent-style-name="Table_20_Contents">
      <style:text-properties officeooo:rsid="0094f007" officeooo:paragraph-rsid="014f6b5a"/>
    </style:style>
    <style:style style:name="P209" style:family="paragraph" style:parent-style-name="Table_20_Contents">
      <style:text-properties officeooo:rsid="014f6b5a" officeooo:paragraph-rsid="014f6b5a"/>
    </style:style>
    <style:style style:name="P210" style:family="paragraph" style:parent-style-name="Table_20_Contents">
      <style:text-properties officeooo:rsid="009342d4" officeooo:paragraph-rsid="014f6b5a"/>
    </style:style>
    <style:style style:name="P211" style:family="paragraph" style:parent-style-name="Table_20_Contents">
      <style:text-properties officeooo:rsid="009534f9" officeooo:paragraph-rsid="014f6b5a"/>
    </style:style>
    <style:style style:name="P212" style:family="paragraph" style:parent-style-name="Table_20_Contents">
      <style:text-properties officeooo:rsid="009534f9" officeooo:paragraph-rsid="01516b84"/>
    </style:style>
    <style:style style:name="P213" style:family="paragraph" style:parent-style-name="Table_20_Contents">
      <style:text-properties officeooo:rsid="00c0007a" officeooo:paragraph-rsid="014f6b5a"/>
    </style:style>
    <style:style style:name="P214" style:family="paragraph" style:parent-style-name="Table_20_Contents">
      <style:text-properties officeooo:rsid="014fe2a9" officeooo:paragraph-rsid="014fe2a9"/>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16b84" officeooo:paragraph-rsid="01516b84"/>
    </style:style>
    <style:style style:name="P219" style:family="paragraph" style:parent-style-name="Table_20_Contents">
      <style:text-properties officeooo:rsid="015798ba" officeooo:paragraph-rsid="015798ba"/>
    </style:style>
    <style:style style:name="P220" style:family="paragraph" style:parent-style-name="Table_20_Contents">
      <style:text-properties officeooo:rsid="015798ba" officeooo:paragraph-rsid="015993d6"/>
    </style:style>
    <style:style style:name="P221" style:family="paragraph" style:parent-style-name="Table_20_Contents">
      <style:text-properties officeooo:rsid="015f90fb" officeooo:paragraph-rsid="015f90fb"/>
    </style:style>
    <style:style style:name="P222" style:family="paragraph" style:parent-style-name="Table_20_Contents">
      <style:text-properties officeooo:rsid="01621159" officeooo:paragraph-rsid="01621159"/>
    </style:style>
    <style:style style:name="P223" style:family="paragraph" style:parent-style-name="Table_20_Contents">
      <style:text-properties officeooo:rsid="01630c5c" officeooo:paragraph-rsid="01630c5c"/>
    </style:style>
    <style:style style:name="P224" style:family="paragraph" style:parent-style-name="Table_20_Contents">
      <style:text-properties officeooo:rsid="01688ff2" officeooo:paragraph-rsid="01688ff2"/>
    </style:style>
    <style:style style:name="P225" style:family="paragraph" style:parent-style-name="Table_20_Contents">
      <style:text-properties officeooo:rsid="016a5701" officeooo:paragraph-rsid="016a5701"/>
    </style:style>
    <style:style style:name="P226" style:family="paragraph" style:parent-style-name="Table_20_Contents">
      <style:text-properties officeooo:rsid="016ab5e0" officeooo:paragraph-rsid="016ab5e0"/>
    </style:style>
    <style:style style:name="P227" style:family="paragraph" style:parent-style-name="Table_20_Contents">
      <style:text-properties officeooo:rsid="016ab5e0" officeooo:paragraph-rsid="016c6f62"/>
    </style:style>
    <style:style style:name="P228" style:family="paragraph" style:parent-style-name="Table_20_Contents">
      <style:text-properties officeooo:rsid="016c6f62" officeooo:paragraph-rsid="016c6f62"/>
    </style:style>
    <style:style style:name="P229" style:family="paragraph" style:parent-style-name="Table_20_Contents">
      <style:text-properties officeooo:rsid="016ede71" officeooo:paragraph-rsid="016ede71"/>
    </style:style>
    <style:style style:name="P230"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231" style:family="paragraph" style:parent-style-name="Standard">
      <style:text-properties officeooo:rsid="00c56858" officeooo:paragraph-rsid="00c56858"/>
    </style:style>
    <style:style style:name="P232" style:family="paragraph" style:parent-style-name="Standard">
      <style:text-properties officeooo:rsid="016ab5e0" officeooo:paragraph-rsid="016c6f62"/>
    </style:style>
    <style:style style:name="P233" style:family="paragraph" style:parent-style-name="Preformatted_20_Text">
      <style:text-properties officeooo:paragraph-rsid="00759f34"/>
    </style:style>
    <style:style style:name="P234" style:family="paragraph" style:parent-style-name="Heading">
      <style:text-properties style:font-name="Open Sans Semibold" fo:font-size="20pt" fo:font-weight="bold" style:font-size-asian="20pt" style:font-weight-asian="bold" style:font-size-complex="20pt" style:font-weight-complex="bold"/>
    </style:style>
    <style:style style:name="P235" style:family="paragraph" style:parent-style-name="Horizontal_20_Line">
      <style:text-properties fo:color="#000080" loext:opacity="100%"/>
    </style:style>
    <style:style style:name="P236" style:family="paragraph" style:parent-style-name="Table">
      <style:paragraph-properties fo:keep-with-next="always"/>
    </style:style>
    <style:style style:name="P237" style:family="paragraph" style:parent-style-name="Table">
      <style:paragraph-properties fo:keep-with-next="always"/>
      <style:text-properties officeooo:paragraph-rsid="00b04859"/>
    </style:style>
    <style:style style:name="P238" style:family="paragraph" style:parent-style-name="Table">
      <style:paragraph-properties fo:keep-with-next="always"/>
      <style:text-properties officeooo:paragraph-rsid="00b1f068"/>
    </style:style>
    <style:style style:name="P239" style:family="paragraph" style:parent-style-name="Table">
      <style:paragraph-properties fo:keep-with-next="always"/>
      <style:text-properties officeooo:paragraph-rsid="00b8e907"/>
    </style:style>
    <style:style style:name="P240" style:family="paragraph" style:parent-style-name="Table">
      <style:paragraph-properties fo:keep-with-next="always"/>
      <style:text-properties officeooo:paragraph-rsid="00bbb35f"/>
    </style:style>
    <style:style style:name="P241" style:family="paragraph" style:parent-style-name="Text_20_body">
      <style:paragraph-properties fo:margin-top="0in" fo:margin-bottom="0in" style:contextual-spacing="false" fo:text-align="center" style:justify-single-word="false"/>
      <style:text-properties fo:font-weight="bold"/>
    </style:style>
    <style:style style:name="P242"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43" style:family="paragraph" style:parent-style-name="Text_20_body">
      <style:paragraph-properties fo:margin-top="0in" fo:margin-bottom="0in" style:contextual-spacing="false"/>
      <style:text-properties officeooo:paragraph-rsid="00c1a3fb"/>
    </style:style>
    <style:style style:name="P244" style:family="paragraph" style:parent-style-name="Contents_20_1">
      <style:paragraph-properties>
        <style:tab-stops>
          <style:tab-stop style:position="7.3189in" style:type="right" style:leader-style="dotted" style:leader-text="."/>
        </style:tab-stops>
      </style:paragraph-properties>
    </style:style>
    <style:style style:name="P245" style:family="paragraph" style:parent-style-name="Contents_20_2">
      <style:paragraph-properties>
        <style:tab-stops>
          <style:tab-stop style:position="7.122in" style:type="right" style:leader-style="dotted" style:leader-text="."/>
        </style:tab-stops>
      </style:paragraph-properties>
    </style:style>
    <style:style style:name="P246" style:family="paragraph" style:parent-style-name="Contents_20_3">
      <style:paragraph-properties>
        <style:tab-stops>
          <style:tab-stop style:position="6.9256in" style:type="right" style:leader-style="dotted" style:leader-text="."/>
        </style:tab-stops>
      </style:paragraph-properties>
    </style:style>
    <style:style style:name="P247" style:family="paragraph" style:parent-style-name="Table_20_Contents">
      <style:text-properties officeooo:rsid="00edfc68" officeooo:paragraph-rsid="01756350"/>
    </style:style>
    <style:style style:name="P248" style:family="paragraph" style:parent-style-name="Contents_20_1">
      <style:paragraph-properties>
        <style:tab-stops>
          <style:tab-stop style:position="7.3189in" style:type="right" style:leader-style="dotted" style:leader-text="."/>
        </style:tab-stops>
      </style:paragraph-properties>
    </style:style>
    <style:style style:name="P249" style:family="paragraph" style:parent-style-name="Contents_20_2">
      <style:paragraph-properties>
        <style:tab-stops>
          <style:tab-stop style:position="7.122in" style:type="right" style:leader-style="dotted" style:leader-text="."/>
        </style:tab-stops>
      </style:paragraph-properties>
    </style:style>
    <style:style style:name="P250" style:family="paragraph" style:parent-style-name="Contents_20_3">
      <style:paragraph-properties>
        <style:tab-stops>
          <style:tab-stop style:position="6.9256in" style:type="right" style:leader-style="dotted" style:leader-text="."/>
        </style:tab-stops>
      </style:paragraph-properties>
    </style:style>
    <style:style style:name="P251" style:family="paragraph" style:parent-style-name="Heading_20_1">
      <style:text-properties officeooo:rsid="00759f34" officeooo:paragraph-rsid="00759f34"/>
    </style:style>
    <style:style style:name="P252" style:family="paragraph" style:parent-style-name="Heading_20_1">
      <style:text-properties officeooo:paragraph-rsid="00759f34"/>
    </style:style>
    <style:style style:name="P253" style:family="paragraph" style:parent-style-name="Heading_20_1">
      <style:text-properties officeooo:rsid="0090edb5" officeooo:paragraph-rsid="0090edb5"/>
    </style:style>
    <style:style style:name="P254" style:family="paragraph" style:parent-style-name="Heading_20_1">
      <style:text-properties officeooo:rsid="0091b48c" officeooo:paragraph-rsid="0091b48c"/>
    </style:style>
    <style:style style:name="P255" style:family="paragraph" style:parent-style-name="Heading_20_1">
      <style:text-properties officeooo:rsid="0092a749" officeooo:paragraph-rsid="0092a749"/>
    </style:style>
    <style:style style:name="P256" style:family="paragraph" style:parent-style-name="Heading_20_1">
      <style:text-properties officeooo:rsid="00dcfe11" officeooo:paragraph-rsid="00dcfe11"/>
    </style:style>
    <style:style style:name="P257" style:family="paragraph" style:parent-style-name="Heading_20_1">
      <style:text-properties officeooo:rsid="01128c2a" officeooo:paragraph-rsid="01128c2a"/>
    </style:style>
    <style:style style:name="P258" style:family="paragraph" style:parent-style-name="Heading_20_1" style:master-page-name="HTML">
      <style:paragraph-properties style:page-number="auto"/>
    </style:style>
    <style:style style:name="P259" style:family="paragraph" style:parent-style-name="Heading_20_2">
      <style:text-properties officeooo:rsid="014f6b5a" officeooo:paragraph-rsid="014f6b5a"/>
    </style:style>
    <style:style style:name="P260" style:family="paragraph" style:parent-style-name="Heading_20_2">
      <style:text-properties officeooo:paragraph-rsid="00c30a47"/>
    </style:style>
    <style:style style:name="P261" style:family="paragraph" style:parent-style-name="Heading_20_2">
      <style:text-properties officeooo:rsid="009f8095" officeooo:paragraph-rsid="009f8095"/>
    </style:style>
    <style:style style:name="P262" style:family="paragraph" style:parent-style-name="Heading_20_2">
      <style:text-properties officeooo:rsid="00da4eba" officeooo:paragraph-rsid="00da4eba"/>
    </style:style>
    <style:style style:name="P263" style:family="paragraph" style:parent-style-name="Heading_20_2">
      <style:text-properties officeooo:rsid="00dff77f" officeooo:paragraph-rsid="00dff77f"/>
    </style:style>
    <style:style style:name="P264" style:family="paragraph" style:parent-style-name="Heading_20_2">
      <style:text-properties officeooo:rsid="00e692ac" officeooo:paragraph-rsid="00eb6414"/>
    </style:style>
    <style:style style:name="P265" style:family="paragraph" style:parent-style-name="Heading_20_2">
      <style:text-properties officeooo:rsid="00e420d7" officeooo:paragraph-rsid="00eb6414"/>
    </style:style>
    <style:style style:name="P266" style:family="paragraph" style:parent-style-name="Heading_20_2">
      <style:text-properties officeooo:rsid="00ec84fd" officeooo:paragraph-rsid="00ec84fd"/>
    </style:style>
    <style:style style:name="P267" style:family="paragraph" style:parent-style-name="Heading_20_2">
      <style:text-properties officeooo:rsid="00f18b35" officeooo:paragraph-rsid="00f18b35"/>
    </style:style>
    <style:style style:name="P268" style:family="paragraph" style:parent-style-name="Heading_20_2">
      <style:text-properties officeooo:rsid="0104cfdd" officeooo:paragraph-rsid="0104cfdd"/>
    </style:style>
    <style:style style:name="P269" style:family="paragraph" style:parent-style-name="Heading_20_3">
      <style:text-properties officeooo:rsid="00c30a47" officeooo:paragraph-rsid="00c30a47"/>
    </style:style>
    <style:style style:name="P270" style:family="paragraph" style:parent-style-name="Heading_20_3">
      <style:text-properties officeooo:rsid="00c4c19a" officeooo:paragraph-rsid="00c4c19a"/>
    </style:style>
    <style:style style:name="P271" style:family="paragraph" style:parent-style-name="Heading_20_3">
      <style:text-properties officeooo:rsid="01534ed8" officeooo:paragraph-rsid="01534ed8"/>
    </style:style>
    <style:style style:name="P272" style:family="paragraph" style:parent-style-name="Heading_20_3">
      <style:text-properties officeooo:rsid="009f8095" officeooo:paragraph-rsid="009f8095"/>
    </style:style>
    <style:style style:name="P273" style:family="paragraph" style:parent-style-name="Heading_20_3">
      <style:text-properties officeooo:rsid="00a24bd5" officeooo:paragraph-rsid="00a24bd5"/>
    </style:style>
    <style:style style:name="P274" style:family="paragraph" style:parent-style-name="Heading_20_3">
      <style:text-properties officeooo:rsid="00a3d0f5" officeooo:paragraph-rsid="00a3d0f5"/>
    </style:style>
    <style:style style:name="P275" style:family="paragraph" style:parent-style-name="Heading_20_3">
      <style:text-properties officeooo:rsid="00aef2f6" officeooo:paragraph-rsid="00aef2f6"/>
    </style:style>
    <style:style style:name="P276" style:family="paragraph" style:parent-style-name="Heading_20_3">
      <style:text-properties officeooo:rsid="00b1f068" officeooo:paragraph-rsid="00b1f068"/>
    </style:style>
    <style:style style:name="P277" style:family="paragraph" style:parent-style-name="Heading_20_3">
      <style:text-properties officeooo:rsid="00b7dbce" officeooo:paragraph-rsid="00b7dbce"/>
    </style:style>
    <style:style style:name="P278" style:family="paragraph" style:parent-style-name="Heading_20_3">
      <style:text-properties officeooo:rsid="00bb7ac7" officeooo:paragraph-rsid="00bb7ac7"/>
    </style:style>
    <style:style style:name="P279" style:family="paragraph" style:parent-style-name="Heading_20_3">
      <style:text-properties officeooo:rsid="00f18b35" officeooo:paragraph-rsid="00f18b35"/>
    </style:style>
    <style:style style:name="P280" style:family="paragraph" style:parent-style-name="Heading_20_3">
      <style:text-properties officeooo:rsid="00f18b35" officeooo:paragraph-rsid="0104cfdd"/>
    </style:style>
    <style:style style:name="P281" style:family="paragraph" style:parent-style-name="Heading_20_3">
      <style:text-properties officeooo:rsid="00f20894" officeooo:paragraph-rsid="00f20894"/>
    </style:style>
    <style:style style:name="P282" style:family="paragraph" style:parent-style-name="Heading_20_3">
      <style:text-properties officeooo:rsid="00f5be3d" officeooo:paragraph-rsid="00f5be3d"/>
    </style:style>
    <style:style style:name="P283" style:family="paragraph" style:parent-style-name="Heading_20_3">
      <style:text-properties officeooo:rsid="015798ba" officeooo:paragraph-rsid="015798ba"/>
    </style:style>
    <style:style style:name="P284" style:family="paragraph" style:parent-style-name="Heading_20_3">
      <style:text-properties officeooo:rsid="00f6a46a" officeooo:paragraph-rsid="00f6a46a"/>
    </style:style>
    <style:style style:name="P285" style:family="paragraph" style:parent-style-name="Heading_20_3">
      <style:text-properties officeooo:rsid="00fd6b1a" officeooo:paragraph-rsid="00fd6b1a"/>
    </style:style>
    <style:style style:name="P286" style:family="paragraph" style:parent-style-name="Heading_20_3">
      <style:text-properties officeooo:rsid="010827a9" officeooo:paragraph-rsid="010827a9"/>
    </style:style>
    <style:style style:name="P287" style:family="paragraph" style:parent-style-name="Heading_20_3">
      <style:text-properties officeooo:rsid="01621159" officeooo:paragraph-rsid="01621159"/>
    </style:style>
    <style:style style:name="P288" style:family="paragraph" style:parent-style-name="Heading_20_3">
      <style:text-properties officeooo:rsid="010c79af" officeooo:paragraph-rsid="010c79af"/>
    </style:style>
    <style:style style:name="P289" style:family="paragraph" style:parent-style-name="Text_20_body" style:list-style-name="L1"/>
    <style:style style:name="P290" style:family="paragraph" style:parent-style-name="Text_20_body" style:list-style-name="L1">
      <style:text-properties officeooo:paragraph-rsid="008de856"/>
    </style:style>
    <style:style style:name="P291" style:family="paragraph" style:parent-style-name="Text_20_body" style:list-style-name="L1">
      <style:text-properties officeooo:rsid="00045553" officeooo:paragraph-rsid="00045553"/>
    </style:style>
    <style:style style:name="P292" style:family="paragraph" style:parent-style-name="Text_20_body" style:list-style-name="L1">
      <style:text-properties officeooo:rsid="008de856" officeooo:paragraph-rsid="008de856"/>
    </style:style>
    <style:style style:name="P293" style:family="paragraph" style:parent-style-name="Text_20_body" style:list-style-name="L1">
      <style:text-properties officeooo:rsid="0090edb5" officeooo:paragraph-rsid="0090edb5"/>
    </style:style>
    <style:style style:name="P294" style:family="paragraph" style:parent-style-name="Text_20_body" style:list-style-name="L1">
      <style:text-properties officeooo:rsid="0092a749" officeooo:paragraph-rsid="0092a749"/>
    </style:style>
    <style:style style:name="P295" style:family="paragraph" style:parent-style-name="Text_20_body" style:list-style-name="L2">
      <style:text-properties officeooo:rsid="0092a749" officeooo:paragraph-rsid="0092a749"/>
    </style:style>
    <style:style style:name="P296" style:family="paragraph" style:parent-style-name="Text_20_body" style:list-style-name="L1">
      <style:text-properties officeooo:rsid="015798ba" officeooo:paragraph-rsid="015798ba"/>
    </style:style>
    <style:style style:name="P297" style:family="paragraph" style:parent-style-name="Text_20_body" style:list-style-name="L1">
      <style:text-properties officeooo:rsid="00c0007a" officeooo:paragraph-rsid="00c0007a"/>
    </style:style>
    <style:style style:name="P298" style:family="paragraph" style:parent-style-name="Text_20_body">
      <style:text-properties officeooo:rsid="016f94d0" officeooo:paragraph-rsid="016f94d0"/>
    </style:style>
    <style:style style:name="P299" style:family="paragraph" style:parent-style-name="Text_20_body" style:list-style-name="L2">
      <style:text-properties officeooo:rsid="009342d4" officeooo:paragraph-rsid="009342d4"/>
    </style:style>
    <style:style style:name="P300" style:family="paragraph" style:parent-style-name="Text_20_body" style:list-style-name="L2">
      <style:text-properties officeooo:rsid="00b36b25" officeooo:paragraph-rsid="00b36b25"/>
    </style:style>
    <style:style style:name="P301" style:family="paragraph" style:parent-style-name="Text_20_body" style:list-style-name="L2">
      <style:text-properties officeooo:rsid="0096ad78" officeooo:paragraph-rsid="0096ad78"/>
    </style:style>
    <style:style style:name="P302" style:family="paragraph" style:parent-style-name="Text_20_body" style:list-style-name="L3">
      <style:text-properties officeooo:paragraph-rsid="00cf1770"/>
    </style:style>
    <style:style style:name="P303" style:family="paragraph" style:parent-style-name="Text_20_body" style:list-style-name="L3">
      <style:text-properties officeooo:rsid="00c4b064" officeooo:paragraph-rsid="00cf1770"/>
    </style:style>
    <style:style style:name="P304" style:family="paragraph" style:parent-style-name="Text_20_body" style:list-style-name="L4">
      <style:text-properties officeooo:rsid="00a025ff" officeooo:paragraph-rsid="00a025ff"/>
    </style:style>
    <style:style style:name="P305" style:family="paragraph" style:parent-style-name="Text_20_body">
      <style:text-properties fo:font-style="normal" officeooo:rsid="00f31c32" officeooo:paragraph-rsid="00f31c32" style:font-style-asian="normal" style:font-style-complex="normal"/>
    </style:style>
    <style:style style:name="P306" style:family="paragraph" style:parent-style-name="Text_20_body">
      <style:text-properties fo:font-style="normal" officeooo:rsid="01757fdc" officeooo:paragraph-rsid="01757fdc" style:font-style-asian="normal"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aef2f6" style:font-style-asian="italic" style:font-style-complex="italic"/>
    </style:style>
    <style:style style:name="T34" style:family="text">
      <style:text-properties fo:font-style="italic" officeooo:rsid="00b04859" style:font-style-asian="italic" style:font-style-complex="italic"/>
    </style:style>
    <style:style style:name="T35" style:family="text">
      <style:text-properties fo:font-style="italic" officeooo:rsid="0098b874" style:font-style-asian="italic" style:font-style-complex="italic"/>
    </style:style>
    <style:style style:name="T36" style:family="text">
      <style:text-properties fo:font-style="italic" officeooo:rsid="00b6135a" style:font-style-asian="italic" style:font-style-complex="italic"/>
    </style:style>
    <style:style style:name="T37" style:family="text">
      <style:text-properties fo:font-style="italic" officeooo:rsid="00bc9f63" style:font-style-asian="italic" style:font-style-complex="italic"/>
    </style:style>
    <style:style style:name="T38" style:family="text">
      <style:text-properties fo:font-style="italic" officeooo:rsid="0094f007" style:font-style-asian="italic" style:font-style-complex="italic"/>
    </style:style>
    <style:style style:name="T39" style:family="text">
      <style:text-properties fo:font-style="italic" officeooo:rsid="00ca2f1d"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0f5be3d" style:font-style-asian="italic" style:font-style-complex="italic"/>
    </style:style>
    <style:style style:name="T45" style:family="text">
      <style:text-properties fo:font-style="italic" officeooo:rsid="012d9334" style:font-style-asian="italic" style:font-style-complex="italic"/>
    </style:style>
    <style:style style:name="T46" style:family="text">
      <style:text-properties fo:font-style="italic" officeooo:rsid="0091b48c"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147b7ac"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2b373" style:font-style-asian="italic" style:font-style-complex="italic"/>
    </style:style>
    <style:style style:name="T54" style:family="text">
      <style:text-properties fo:font-style="italic" officeooo:rsid="01630c5c" style:font-style-asian="italic" style:font-style-complex="italic"/>
    </style:style>
    <style:style style:name="T55" style:family="text">
      <style:text-properties fo:font-style="italic" officeooo:rsid="01670d7b" style:font-style-asian="italic" style:font-style-complex="italic"/>
    </style:style>
    <style:style style:name="T56" style:family="text">
      <style:text-properties fo:font-style="italic" officeooo:rsid="016a5701" style:font-style-asian="italic" style:font-style-complex="italic"/>
    </style:style>
    <style:style style:name="T57" style:family="text">
      <style:text-properties fo:font-style="italic" officeooo:rsid="0172e5f2"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f05772" style:font-style-asian="italic" style:font-weight-asian="normal" style:font-style-complex="italic" style:font-weight-complex="normal"/>
    </style:style>
    <style:style style:name="T60" style:family="text">
      <style:text-properties fo:font-style="italic" fo:font-weight="normal" officeooo:rsid="012ed7e0" style:font-style-asian="italic" style:font-weight-asian="normal" style:font-style-complex="italic" style:font-weight-complex="normal"/>
    </style:style>
    <style:style style:name="T61" style:family="text">
      <style:text-properties fo:font-style="italic" fo:font-weight="normal" officeooo:rsid="014b65d3" style:font-style-asian="italic" style:font-weight-asian="normal" style:font-style-complex="italic" style:font-weight-complex="normal"/>
    </style:style>
    <style:style style:name="T62" style:family="text">
      <style:text-properties officeooo:rsid="00092a3e"/>
    </style:style>
    <style:style style:name="T63" style:family="text">
      <style:text-properties fo:font-weight="normal" style:font-weight-asian="normal" style:font-weight-complex="normal"/>
    </style:style>
    <style:style style:name="T64" style:family="text">
      <style:text-properties fo:font-weight="normal" officeooo:rsid="012e9fcd" style:font-weight-asian="normal" style:font-weight-complex="normal"/>
    </style:style>
    <style:style style:name="T65" style:family="text">
      <style:text-properties fo:font-weight="normal" officeooo:rsid="012ed7e0" style:font-weight-asian="normal" style:font-weight-complex="normal"/>
    </style:style>
    <style:style style:name="T66" style:family="text">
      <style:text-properties fo:font-weight="normal" officeooo:rsid="014b65d3" style:font-weight-asian="normal" style:font-weight-complex="normal"/>
    </style:style>
    <style:style style:name="T67" style:family="text">
      <style:text-properties fo:font-weight="normal" officeooo:rsid="015e5577" style:font-weight-asian="normal" style:font-weight-complex="normal"/>
    </style:style>
    <style:style style:name="T68" style:family="text">
      <style:text-properties fo:font-weight="normal" officeooo:rsid="0172e5f2" style:font-weight-asian="normal" style:font-weight-complex="normal"/>
    </style:style>
    <style:style style:name="T69" style:family="text">
      <style:text-properties officeooo:rsid="000dc73f"/>
    </style:style>
    <style:style style:name="T70" style:family="text">
      <style:text-properties officeooo:rsid="000eb8de"/>
    </style:style>
    <style:style style:name="T71" style:family="text">
      <style:text-properties fo:font-style="normal" style:font-style-asian="normal" style:font-style-complex="normal"/>
    </style:style>
    <style:style style:name="T72" style:family="text">
      <style:text-properties fo:font-style="normal" officeooo:rsid="00a24bd5" style:font-style-asian="normal" style:font-style-complex="normal"/>
    </style:style>
    <style:style style:name="T73" style:family="text">
      <style:text-properties fo:font-style="normal" officeooo:rsid="00c9fd4f" style:font-style-asian="normal" style:font-style-complex="normal"/>
    </style:style>
    <style:style style:name="T74" style:family="text">
      <style:text-properties fo:font-style="normal" officeooo:rsid="014fe2a9" style:font-style-asian="normal" style:font-style-complex="normal"/>
    </style:style>
    <style:style style:name="T75" style:family="text">
      <style:text-properties fo:font-style="normal" officeooo:rsid="01516b84" style:font-style-asian="normal" style:font-style-complex="normal"/>
    </style:style>
    <style:style style:name="T76" style:family="text">
      <style:text-properties fo:font-style="normal" officeooo:rsid="01524928" style:font-style-asian="normal" style:font-style-complex="normal"/>
    </style:style>
    <style:style style:name="T77" style:family="text">
      <style:text-properties fo:font-style="normal" officeooo:rsid="01534ed8" style:font-style-asian="normal" style:font-style-complex="normal"/>
    </style:style>
    <style:style style:name="T78" style:family="text">
      <style:text-properties fo:font-style="normal" officeooo:rsid="00f31c32" style:font-style-asian="normal" style:font-style-complex="normal"/>
    </style:style>
    <style:style style:name="T79" style:family="text">
      <style:text-properties fo:font-style="normal" officeooo:rsid="016a5701" style:font-style-asian="normal" style:font-style-complex="normal"/>
    </style:style>
    <style:style style:name="T80" style:family="text">
      <style:text-properties fo:font-style="normal" fo:font-weight="normal" officeooo:rsid="01334cd0" style:font-style-asian="normal" style:font-weight-asian="normal" style:font-style-complex="normal" style:font-weight-complex="normal"/>
    </style:style>
    <style:style style:name="T81" style:family="text">
      <style:text-properties officeooo:rsid="0064977e"/>
    </style:style>
    <style:style style:name="T82" style:family="text">
      <style:text-properties officeooo:rsid="00759f34"/>
    </style:style>
    <style:style style:name="T83" style:family="text">
      <style:text-properties officeooo:rsid="0076f5b9"/>
    </style:style>
    <style:style style:name="T84" style:family="text">
      <style:text-properties officeooo:rsid="008de856"/>
    </style:style>
    <style:style style:name="T85" style:family="text">
      <style:text-properties officeooo:rsid="008f166c"/>
    </style:style>
    <style:style style:name="T86" style:family="text">
      <style:text-properties officeooo:rsid="0090edb5"/>
    </style:style>
    <style:style style:name="T87" style:family="text">
      <style:text-properties officeooo:rsid="0091b48c"/>
    </style:style>
    <style:style style:name="T88" style:family="text">
      <style:text-properties officeooo:rsid="009534f9"/>
    </style:style>
    <style:style style:name="T89" style:family="text">
      <style:text-properties officeooo:rsid="0096ad78"/>
    </style:style>
    <style:style style:name="T90" style:family="text">
      <style:text-properties officeooo:rsid="0097b36a"/>
    </style:style>
    <style:style style:name="T91" style:family="text">
      <style:text-properties officeooo:rsid="0097c053"/>
    </style:style>
    <style:style style:name="T92" style:family="text">
      <style:text-properties officeooo:rsid="0098b874"/>
    </style:style>
    <style:style style:name="T93" style:family="text">
      <style:text-properties officeooo:rsid="00996233"/>
    </style:style>
    <style:style style:name="T94" style:family="text">
      <style:text-properties officeooo:rsid="009ab009"/>
    </style:style>
    <style:style style:name="T95" style:family="text">
      <style:text-properties officeooo:rsid="009bdcdc"/>
    </style:style>
    <style:style style:name="T96" style:family="text">
      <style:text-properties officeooo:rsid="009f437b"/>
    </style:style>
    <style:style style:name="T97" style:family="text">
      <style:text-properties officeooo:rsid="00a08224"/>
    </style:style>
    <style:style style:name="T98" style:family="text">
      <style:text-properties officeooo:rsid="00a3d0f5"/>
    </style:style>
    <style:style style:name="T99" style:family="text">
      <style:text-properties officeooo:rsid="00a59a76"/>
    </style:style>
    <style:style style:name="T100" style:family="text">
      <style:text-properties officeooo:rsid="00a659ab"/>
    </style:style>
    <style:style style:name="T101" style:family="text">
      <style:text-properties officeooo:rsid="00a75309"/>
    </style:style>
    <style:style style:name="T102" style:family="text">
      <style:text-properties officeooo:rsid="00a86771"/>
    </style:style>
    <style:style style:name="T103" style:family="text">
      <style:text-properties officeooo:rsid="00a8b265"/>
    </style:style>
    <style:style style:name="T104" style:family="text">
      <style:text-properties officeooo:rsid="00a8c6b0"/>
    </style:style>
    <style:style style:name="T105" style:family="text">
      <style:text-properties officeooo:rsid="00acb477"/>
    </style:style>
    <style:style style:name="T106" style:family="text">
      <style:text-properties officeooo:rsid="00aef2f6"/>
    </style:style>
    <style:style style:name="T107" style:family="text">
      <style:text-properties officeooo:rsid="00b04859"/>
    </style:style>
    <style:style style:name="T108" style:family="text">
      <style:text-properties officeooo:rsid="00b36b25"/>
    </style:style>
    <style:style style:name="T109" style:family="text">
      <style:text-properties officeooo:rsid="00b6135a"/>
    </style:style>
    <style:style style:name="T110" style:family="text">
      <style:text-properties officeooo:rsid="00b7dbce"/>
    </style:style>
    <style:style style:name="T111" style:family="text">
      <style:text-properties officeooo:rsid="00b8e907"/>
    </style:style>
    <style:style style:name="T112" style:family="text">
      <style:text-properties officeooo:rsid="00bc96bb"/>
    </style:style>
    <style:style style:name="T113" style:family="text">
      <style:text-properties officeooo:rsid="00bc9f63"/>
    </style:style>
    <style:style style:name="T114" style:family="text">
      <style:text-properties officeooo:rsid="00c0007a"/>
    </style:style>
    <style:style style:name="T115" style:family="text">
      <style:text-properties officeooo:rsid="0094f007"/>
    </style:style>
    <style:style style:name="T116" style:family="text">
      <style:text-properties officeooo:rsid="00c30a47"/>
    </style:style>
    <style:style style:name="T117" style:family="text">
      <style:text-properties officeooo:rsid="00c85284"/>
    </style:style>
    <style:style style:name="T118" style:family="text">
      <style:text-properties officeooo:rsid="00c9fd4f"/>
    </style:style>
    <style:style style:name="T119" style:family="text">
      <style:text-properties officeooo:rsid="00ca2f1d"/>
    </style:style>
    <style:style style:name="T120" style:family="text">
      <style:text-properties officeooo:rsid="00cbfcc3"/>
    </style:style>
    <style:style style:name="T121" style:family="text">
      <style:text-properties officeooo:rsid="00cf1770"/>
    </style:style>
    <style:style style:name="T122" style:family="text">
      <style:text-properties officeooo:rsid="00cfcaae"/>
    </style:style>
    <style:style style:name="T123" style:family="text">
      <style:text-properties officeooo:rsid="00d21c44"/>
    </style:style>
    <style:style style:name="T124" style:family="text">
      <style:text-properties officeooo:rsid="00d2ff62"/>
    </style:style>
    <style:style style:name="T125" style:family="text">
      <style:text-properties officeooo:rsid="00d38d99"/>
    </style:style>
    <style:style style:name="T126" style:family="text">
      <style:text-properties officeooo:rsid="00d6ee01"/>
    </style:style>
    <style:style style:name="T127" style:family="text">
      <style:text-properties officeooo:rsid="00dc384a"/>
    </style:style>
    <style:style style:name="T128" style:family="text">
      <style:text-properties officeooo:rsid="00ddd6a1"/>
    </style:style>
    <style:style style:name="T129" style:family="text">
      <style:text-properties officeooo:rsid="00dff77f"/>
    </style:style>
    <style:style style:name="T130" style:family="text">
      <style:text-properties officeooo:rsid="00e24260"/>
    </style:style>
    <style:style style:name="T131" style:family="text">
      <style:text-properties officeooo:rsid="00e255c8"/>
    </style:style>
    <style:style style:name="T132" style:family="text">
      <style:text-properties officeooo:rsid="00e420d7"/>
    </style:style>
    <style:style style:name="T133" style:family="text">
      <style:text-properties officeooo:rsid="00eb6414"/>
    </style:style>
    <style:style style:name="T134" style:family="text">
      <style:text-properties officeooo:rsid="00edfc68"/>
    </style:style>
    <style:style style:name="T135" style:family="text">
      <style:text-properties officeooo:rsid="00ee68cc"/>
    </style:style>
    <style:style style:name="T136" style:family="text">
      <style:text-properties officeooo:rsid="00f05772"/>
    </style:style>
    <style:style style:name="T137" style:family="text">
      <style:text-properties officeooo:rsid="00f18b35"/>
    </style:style>
    <style:style style:name="T138" style:family="text">
      <style:text-properties officeooo:rsid="00f20894"/>
    </style:style>
    <style:style style:name="T139" style:family="text">
      <style:text-properties officeooo:rsid="00f31c32"/>
    </style:style>
    <style:style style:name="T140" style:family="text">
      <style:text-properties officeooo:rsid="00f5be3d"/>
    </style:style>
    <style:style style:name="T141" style:family="text">
      <style:text-properties officeooo:rsid="00f6a46a"/>
    </style:style>
    <style:style style:name="T142" style:family="text">
      <style:text-properties officeooo:rsid="00f77dbc"/>
    </style:style>
    <style:style style:name="T143" style:family="text">
      <style:text-properties officeooo:rsid="00f7fe06"/>
    </style:style>
    <style:style style:name="T144" style:family="text">
      <style:text-properties officeooo:rsid="00fd6b1a"/>
    </style:style>
    <style:style style:name="T145" style:family="text">
      <style:text-properties officeooo:rsid="01022dce"/>
    </style:style>
    <style:style style:name="T146" style:family="text">
      <style:text-properties officeooo:rsid="0104cfdd"/>
    </style:style>
    <style:style style:name="T147" style:family="text">
      <style:text-properties officeooo:rsid="0106c1b6"/>
    </style:style>
    <style:style style:name="T148" style:family="text">
      <style:text-properties officeooo:rsid="0108d8fc"/>
    </style:style>
    <style:style style:name="T149" style:family="text">
      <style:text-properties officeooo:rsid="010a590a"/>
    </style:style>
    <style:style style:name="T150" style:family="text">
      <style:text-properties officeooo:rsid="010c79af"/>
    </style:style>
    <style:style style:name="T151" style:family="text">
      <style:text-properties officeooo:rsid="012828db"/>
    </style:style>
    <style:style style:name="T152" style:family="text">
      <style:text-properties officeooo:rsid="012b264e"/>
    </style:style>
    <style:style style:name="T153" style:family="text">
      <style:text-properties officeooo:rsid="012d9334"/>
    </style:style>
    <style:style style:name="T154" style:family="text">
      <style:text-properties officeooo:rsid="012e9fcd"/>
    </style:style>
    <style:style style:name="T155" style:family="text">
      <style:text-properties officeooo:rsid="012ed7e0"/>
    </style:style>
    <style:style style:name="T156" style:family="text">
      <style:text-properties officeooo:rsid="01315f2a"/>
    </style:style>
    <style:style style:name="T157" style:family="text">
      <style:text-properties officeooo:rsid="01334cd0"/>
    </style:style>
    <style:style style:name="T158" style:family="text">
      <style:text-properties officeooo:rsid="01349060"/>
    </style:style>
    <style:style style:name="T159" style:family="text">
      <style:text-properties officeooo:rsid="0141c3e6"/>
    </style:style>
    <style:style style:name="T160" style:family="text">
      <style:text-properties officeooo:rsid="014648e5"/>
    </style:style>
    <style:style style:name="T161" style:family="text">
      <style:text-properties officeooo:rsid="01473dc9"/>
    </style:style>
    <style:style style:name="T162" style:family="text">
      <style:text-properties officeooo:rsid="0147b7ac"/>
    </style:style>
    <style:style style:name="T163" style:family="text">
      <style:text-properties officeooo:rsid="014b65d3"/>
    </style:style>
    <style:style style:name="T164" style:family="text">
      <style:text-properties officeooo:rsid="014ed522"/>
    </style:style>
    <style:style style:name="T165" style:family="text">
      <style:text-properties officeooo:rsid="014f6b5a"/>
    </style:style>
    <style:style style:name="T166" style:family="text">
      <style:text-properties officeooo:rsid="009342d4"/>
    </style:style>
    <style:style style:name="T167" style:family="text">
      <style:text-properties officeooo:rsid="014fe2a9"/>
    </style:style>
    <style:style style:name="T168" style:family="text">
      <style:text-properties officeooo:rsid="01516b84"/>
    </style:style>
    <style:style style:name="T169" style:family="text">
      <style:text-properties officeooo:rsid="01534ed8"/>
    </style:style>
    <style:style style:name="T170" style:family="text">
      <style:text-properties officeooo:rsid="01543278"/>
    </style:style>
    <style:style style:name="T171" style:family="text">
      <style:text-properties officeooo:rsid="015600a2"/>
    </style:style>
    <style:style style:name="T172" style:family="text">
      <style:text-properties officeooo:rsid="015606a8"/>
    </style:style>
    <style:style style:name="T173" style:family="text">
      <style:text-properties officeooo:rsid="015993d6"/>
    </style:style>
    <style:style style:name="T174" style:family="text">
      <style:text-properties officeooo:rsid="015e5577"/>
    </style:style>
    <style:style style:name="T175" style:family="text">
      <style:text-properties officeooo:rsid="01621159"/>
    </style:style>
    <style:style style:name="T176" style:family="text">
      <style:text-properties officeooo:rsid="0162b373"/>
    </style:style>
    <style:style style:name="T177" style:family="text">
      <style:text-properties officeooo:rsid="01630c5c"/>
    </style:style>
    <style:style style:name="T178" style:family="text">
      <style:text-properties officeooo:rsid="01670d7b"/>
    </style:style>
    <style:style style:name="T179" style:family="text">
      <style:text-properties officeooo:rsid="01688f8f"/>
    </style:style>
    <style:style style:name="T180" style:family="text">
      <style:text-properties officeooo:rsid="016a5701"/>
    </style:style>
    <style:style style:name="T181" style:family="text">
      <style:text-properties officeooo:rsid="016ab5e0"/>
    </style:style>
    <style:style style:name="T182" style:family="text">
      <style:text-properties officeooo:rsid="016c6f62"/>
    </style:style>
    <style:style style:name="T183" style:family="text">
      <style:text-properties officeooo:rsid="016ede71"/>
    </style:style>
    <style:style style:name="T184" style:family="text">
      <style:text-properties officeooo:rsid="016f94d0"/>
    </style:style>
    <style:style style:name="T185" style:family="text">
      <style:text-properties officeooo:rsid="0171379e"/>
    </style:style>
    <style:style style:name="T186" style:family="text">
      <style:text-properties officeooo:rsid="0172e5f2"/>
    </style:style>
    <style:style style:name="T187" style:family="text">
      <style:text-properties officeooo:rsid="01756350"/>
    </style:style>
    <style:style style:name="T188" style:family="text">
      <style:text-properties officeooo:rsid="0176f9f3"/>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8" text:outline-level="1"><text:bookmark-start text:name="__RefHeading__4816_527361902"/><text:bookmark-end text:name="__RefHeading__4816_527361902"/></text:h>
      <text:p text:style-name="P234"><text:bookmark-start text:name="__RefHeading__4818_527361902"/><text:span text:style-name="T83"><text:s text:c="19"/></text:span>RADIO CONTROL PROGRAM FOR <text:span text:style-name="T22">LINUX</text:span><text:bookmark-end text:name="__RefHeading__4818_527361902"/></text:p>
      <text:p text:style-name="Text_20_body"><text:line-break/></text:p>
      <text:p text:style-name="P241">By <text:span text:style-name="T84">Lydia &amp; Richard</text:span><text:span text:style-name="T172"> Rosa</text:span></text:p>
      <text:p text:style-name="P241"/>
      <text:p text:style-name="P241"/>
      <text:p text:style-name="P242">Last update:<text:span text:style-name="T160">0</text:span><text:span text:style-name="T188">9/17</text:span><text:span text:style-name="T160">/22</text:span></text:p>
      <text:p text:style-name="P243"><text:line-break/><text:line-break/><text:line-break/><text:line-break/>Copyright 1995-20<text:span text:style-name="T84">2</text:span><text:span text:style-name="T160">2</text:span> by Lydia <text:span text:style-name="T84">&amp; Richard</text:span><text:span text:style-name="T185">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48"><text:a xlink:type="simple" xlink:href="#__RefHeading__4820_527361902" text:style-name="Index_20_Link" text:visited-style-name="Index_20_Link">What's New In This Release<text:tab/>2</text:a></text:p>
          <text:p text:style-name="P248"><text:a xlink:type="simple" xlink:href="#__RefHeading__4822_527361902" text:style-name="Index_20_Link" text:visited-style-name="Index_20_Link">License<text:tab/>2</text:a></text:p>
          <text:p text:style-name="P248"><text:a xlink:type="simple" xlink:href="#__RefHeading__4824_527361902" text:style-name="Index_20_Link" text:visited-style-name="Index_20_Link">DISCLAIMERS<text:tab/>2</text:a></text:p>
          <text:p text:style-name="P248"><text:a xlink:type="simple" xlink:href="#__RefHeading__4826_527361902" text:style-name="Index_20_Link" text:visited-style-name="Index_20_Link">REQUIREMENTS<text:tab/>3</text:a></text:p>
          <text:p text:style-name="P248"><text:a xlink:type="simple" xlink:href="#__RefHeading__4828_527361902" text:style-name="Index_20_Link" text:visited-style-name="Index_20_Link">INTRODUCTION<text:tab/>4</text:a></text:p>
          <text:p text:style-name="P250"><text:a xlink:type="simple" xlink:href="#__RefHeading__4532_547293929" text:style-name="Index_20_Link" text:visited-style-name="Index_20_Link">Defining Some Terms<text:tab/>4</text:a></text:p>
          <text:p text:style-name="P248"><text:a xlink:type="simple" xlink:href="#__RefHeading___Toc7511_871774493" text:style-name="Index_20_Link" text:visited-style-name="Index_20_Link">Installation<text:tab/>5</text:a></text:p>
          <text:p text:style-name="P248"><text:a xlink:type="simple" xlink:href="#__RefHeading___Toc7513_871774493" text:style-name="Index_20_Link" text:visited-style-name="Index_20_Link">Running<text:tab/>6</text:a></text:p>
          <text:p text:style-name="P248"><text:a xlink:type="simple" xlink:href="#__RefHeading__4534_547293929" text:style-name="Index_20_Link" text:visited-style-name="Index_20_Link">Program Overview<text:tab/>6</text:a></text:p>
          <text:p text:style-name="P249"><text:a xlink:type="simple" xlink:href="#__RefHeading___Toc16089_934459754" text:style-name="Index_20_Link" text:visited-style-name="Index_20_Link">Supported Radios<text:tab/>6</text:a></text:p>
          <text:p text:style-name="P248"><text:a xlink:type="simple" xlink:href="#__RefHeading___Toc7515_871774493" text:style-name="Index_20_Link" text:visited-style-name="Index_20_Link">GUI interface<text:tab/>8</text:a></text:p>
          <text:p text:style-name="P249"><text:a xlink:type="simple" xlink:href="#__RefHeading___Toc7517_871774493" text:style-name="Index_20_Link" text:visited-style-name="Index_20_Link">MAIN Panel Operation<text:tab/>8</text:a></text:p>
          <text:p text:style-name="P249"><text:a xlink:type="simple" xlink:href="#__RefHeading___Toc7519_871774493" text:style-name="Index_20_Link" text:visited-style-name="Index_20_Link">Controls<text:tab/>10</text:a></text:p>
          <text:p text:style-name="P250"><text:a xlink:type="simple" xlink:href="#__RefHeading___Toc7521_871774493" text:style-name="Index_20_Link" text:visited-style-name="Index_20_Link">Frequency Controls<text:tab/>10</text:a></text:p>
          <text:p text:style-name="P250"><text:a xlink:type="simple" xlink:href="#__RefHeading___Toc7523_871774493" text:style-name="Index_20_Link" text:visited-style-name="Index_20_Link">Modulation Controls<text:tab/>10</text:a></text:p>
          <text:p text:style-name="P250"><text:a xlink:type="simple" xlink:href="#__RefHeading___Toc7525_871774493" text:style-name="Index_20_Link" text:visited-style-name="Index_20_Link">Channel Controls<text:tab/>11</text:a></text:p>
          <text:p text:style-name="P250"><text:a xlink:type="simple" xlink:href="#__RefHeading___Toc16091_934459754" text:style-name="Index_20_Link" text:visited-style-name="Index_20_Link">Operation Options<text:tab/>11</text:a></text:p>
          <text:p text:style-name="P249"><text:a xlink:type="simple" xlink:href="#__RefHeading___Toc7527_871774493" text:style-name="Index_20_Link" text:visited-style-name="Index_20_Link">Operations<text:tab/>12</text:a></text:p>
          <text:p text:style-name="P250"><text:a xlink:type="simple" xlink:href="#__RefHeading___Toc7529_871774493" text:style-name="Index_20_Link" text:visited-style-name="Index_20_Link">Manual<text:tab/>12</text:a></text:p>
          <text:p text:style-name="P250"><text:a xlink:type="simple" xlink:href="#__RefHeading___Toc7531_871774493" text:style-name="Index_20_Link" text:visited-style-name="Index_20_Link">Scan<text:tab/>12</text:a></text:p>
          <text:p text:style-name="P250"><text:a xlink:type="simple" xlink:href="#__RefHeading___Toc7533_871774493" text:style-name="Index_20_Link" text:visited-style-name="Index_20_Link">Scan by Database Frequency/Scan by Database Channel<text:tab/>13</text:a></text:p>
          <text:p text:style-name="P250"><text:a xlink:type="simple" xlink:href="#__RefHeading___Toc7535_871774493" text:style-name="Index_20_Link" text:visited-style-name="Index_20_Link">Scan by Radio's Channel<text:tab/>14</text:a></text:p>
          <text:p text:style-name="P250"><text:a xlink:type="simple" xlink:href="#__RefHeading___Toc7537_871774493" text:style-name="Index_20_Link" text:visited-style-name="Index_20_Link">Radioscan<text:tab/>15</text:a></text:p>
          <text:p text:style-name="P250"><text:a xlink:type="simple" xlink:href="#__RefHeading___Toc7539_871774493" text:style-name="Index_20_Link" text:visited-style-name="Index_20_Link">Frequency Search<text:tab/>16</text:a></text:p>
          <text:p text:style-name="P250"><text:a xlink:type="simple" xlink:href="#__RefHeading___Toc7541_871774493" text:style-name="Index_20_Link" text:visited-style-name="Index_20_Link">Frequency Bank Search<text:tab/>16</text:a></text:p>
          <text:p text:style-name="P249"><text:a xlink:type="simple" xlink:href="#__RefHeading___Toc3263_1148968855" text:style-name="Index_20_Link" text:visited-style-name="Index_20_Link">Database Panels<text:tab/>17</text:a></text:p>
          <text:p text:style-name="P248"><text:a xlink:type="simple" xlink:href="#__RefHeading___Toc3265_1148968855" text:style-name="Index_20_Link" text:visited-style-name="Index_20_Link">COMMAND LINE PROGRAM<text:tab/>17</text:a></text:p>
          <text:p text:style-name="P249"><text:a xlink:type="simple" xlink:href="#__RefHeading___Toc3267_1148968855" text:style-name="Index_20_Link" text:visited-style-name="Index_20_Link">CVT<text:tab/>17</text:a></text:p>
          <text:p text:style-name="P249"><text:a xlink:type="simple" xlink:href="#__RefHeading___Toc3269_1148968855" text:style-name="Index_20_Link" text:visited-style-name="Index_20_Link">CSV2ICOM<text:tab/>18</text:a></text:p>
          <text:p text:style-name="P249"><text:soft-page-break/><text:a xlink:type="simple" xlink:href="#__RefHeading___Toc3271_1148968855" text:style-name="Index_20_Link" text:visited-style-name="Index_20_Link">CSV2SDS<text:tab/>19</text:a></text:p>
          <text:p text:style-name="P249"><text:a xlink:type="simple" xlink:href="#__RefHeading___Toc3273_1148968855" text:style-name="Index_20_Link" text:visited-style-name="Index_20_Link">REWRITE<text:tab/>20</text:a></text:p>
          <text:p text:style-name="P249"><text:a xlink:type="simple" xlink:href="#__RefHeading___Toc3275_1148968855" text:style-name="Index_20_Link" text:visited-style-name="Index_20_Link">SDS2CSV<text:tab/>21</text:a></text:p>
          <text:p text:style-name="P249"><text:a xlink:type="simple" xlink:href="#__RefHeading___Toc3277_1148968855" text:style-name="Index_20_Link" text:visited-style-name="Index_20_Link">READSYS<text:tab/>22</text:a></text:p>
          <text:p text:style-name="P250"><text:a xlink:type="simple" xlink:href="#__RefHeading___Toc3279_1148968855" text:style-name="Index_20_Link" text:visited-style-name="Index_20_Link"><text:s/>BCD325P2<text:tab/>22</text:a></text:p>
          <text:p text:style-name="P250"><text:a xlink:type="simple" xlink:href="#__RefHeading___Toc3281_1148968855" text:style-name="Index_20_Link" text:visited-style-name="Index_20_Link">SDS100/SDS200<text:tab/>22</text:a></text:p>
          <text:p text:style-name="P250"><text:a xlink:type="simple" xlink:href="#__RefHeading___Toc3283_1148968855" text:style-name="Index_20_Link" text:visited-style-name="Index_20_Link">ICOM R30<text:tab/>22</text:a></text:p>
          <text:p text:style-name="P250"><text:a xlink:type="simple" xlink:href="#__RefHeading___Toc3285_1148968855" text:style-name="Index_20_Link" text:visited-style-name="Index_20_Link">ICOM IC-703<text:tab/>22</text:a></text:p>
          <text:p text:style-name="P250"><text:a xlink:type="simple" xlink:href="#__RefHeading___Toc3439_1736273031" text:style-name="Index_20_Link" text:visited-style-name="Index_20_Link">ICOM IC-R8600<text:tab/>22</text:a></text:p>
          <text:p text:style-name="P250"><text:a xlink:type="simple" xlink:href="#__RefHeading___Toc3287_1148968855" text:style-name="Index_20_Link" text:visited-style-name="Index_20_Link">Kenwood TH-F6A<text:tab/>23</text:a></text:p>
          <text:p text:style-name="P250"><text:a xlink:type="simple" xlink:href="#__RefHeading___Toc2991_134383110" text:style-name="Index_20_Link" text:visited-style-name="Index_20_Link">AOR-8000<text:tab/>23</text:a></text:p>
          <text:p text:style-name="P249"><text:a xlink:type="simple" xlink:href="#__RefHeading___Toc12893_1736276434" text:style-name="Index_20_Link" text:visited-style-name="Index_20_Link">WRITESYS<text:tab/>24</text:a></text:p>
          <text:p text:style-name="P250"><text:a xlink:type="simple" xlink:href="#__RefHeading___Toc3279_11489688551" text:style-name="Index_20_Link" text:visited-style-name="Index_20_Link"><text:s/>BCD325P2/BCD396<text:tab/>24</text:a></text:p>
          <text:p text:style-name="P250"><text:a xlink:type="simple" xlink:href="#__RefHeading___Toc12895_1736276434" text:style-name="Index_20_Link" text:visited-style-name="Index_20_Link">SDS200/SDS100<text:tab/>24</text:a></text:p>
          <text:p text:style-name="P250"><text:a xlink:type="simple" xlink:href="#__RefHeading___Toc12897_1736276434" text:style-name="Index_20_Link" text:visited-style-name="Index_20_Link">ICOM IC-R30<text:tab/>24</text:a></text:p>
          <text:p text:style-name="P250"><text:a xlink:type="simple" xlink:href="#__RefHeading___Toc3729_3380326530" text:style-name="Index_20_Link" text:visited-style-name="Index_20_Link">ICOM IC-705/ICOM IC-R8600<text:tab/>24</text:a></text:p>
          <text:p text:style-name="P250"><text:a xlink:type="simple" xlink:href="#__RefHeading___Toc12899_1736276434" text:style-name="Index_20_Link" text:visited-style-name="Index_20_Link">All other radios<text:tab/>25</text:a></text:p>
          <text:p text:style-name="P248"><text:a xlink:type="simple" xlink:href="#__RefHeading___Toc12901_1736276434" text:style-name="Index_20_Link" text:visited-style-name="Index_20_Link">File Formats<text:tab/>26</text:a></text:p>
        </text:index-body>
      </text:table-of-content>
      <text:p text:style-name="Text_20_body"><text:a xlink:type="simple" xlink:href="#Header_159" office:name="ToC_159" text:style-name="Internet_20_link" text:visited-style-name="Visited_20_Internet_20_Link"><text:span text:style-name="T1"/></text:a></text:p>
      <text:p text:style-name="P235"/>
      <text:h text:style-name="Heading_20_1" text:outline-level="1"><text:bookmark-start text:name="__RefHeading__4820_527361902"/><text:span text:style-name="T82">What's New In This Release</text:span> <text:bookmark-end text:name="__RefHeading__4820_527361902"/></text:h>
      <text:p text:style-name="P233">Version <text:span text:style-name="T158">0.0</text:span><text:span text:style-name="T84">4</text:span><text:span text:style-name="T185">.97</text:span></text:p>
      <text:p text:style-name="Preformatted_20_Text"><text:s text:c="4"/><text:span text:style-name="T84">First </text:span><text:span text:style-name="T185">Linux </text:span><text:span text:style-name="T158">Release</text:span></text:p>
      <text:p text:style-name="P230"/>
      <text:p text:style-name="Horizontal_20_Line"/>
      <text:h text:style-name="P251"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11"><text:s/></text:p>
      <text:p text:style-name="P2"><text:span text:style-name="T25"><text:s/>I</text:span><text:span text:style-name="T26">f</text:span><text:span text:style-name="T25"> you find this program useful, please donate what you think it is worth to your local food bank or charity.</text:span></text:p>
      <text:p text:style-name="P112"/>
      <text:p text:style-name="P110"/>
      <text:p text:style-name="Horizontal_20_Line"/>
      <text:h text:style-name="P251"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31"/>
      <text:p text:style-name="Text_20_body"/>
      <text:p text:style-name="P14"><text:soft-page-break/></text:p>
      <text:p text:style-name="P14"/>
      <text:p text:style-name="P107"><text:span text:style-name="T64">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68">ioC</text:span><text:span text:style-name="T64">tl, you assume all risks of this possibility. </text:span>The author<text:span text:style-name="T154">s</text:span> <text:span text:style-name="T154">can </text:span>tak<text:span text:style-name="T154">e</text:span> no responsibility for any damages that may occur to your radio or computer due to the operation of this program. </text:p>
      <text:p text:style-name="P107"/>
      <text:p text:style-name="Text_20_body">Due to the charitable nature of this program, bug fixes and suggestions will be acted upon at the author's convenience. </text:p>
      <text:p text:style-name="Text_20_body"/>
      <text:p text:style-name="P17">Please e-mail all problem reports and suggestions to<text:span text:style-name="T160"> the author</text:span><text:span text:style-name="T161">s</text:span><text:span text:style-name="T186"> at </text:span><text:span text:style-name="T57">richardrosa@yahoo.com</text:span></text:p>
      <text:p text:style-name="P17"><text:s/></text:p>
      <text:p text:style-name="Text_20_body">The latest versions of Rad<text:span text:style-name="T172">i</text:span>octl can be <text:span text:style-name="T186">downloaded from: </text:span><text:span text:style-name="T57">https://github.com/richardrosa-rc/RadioCtl</text:span></text:p>
      <text:p text:style-name="P120"><text:s/></text:p>
      <text:p text:style-name="Text_20_body"/>
      <text:p text:style-name="P107">Donations of radios for testing or inclusion in this program will be graciously accepted. Please contact the author by e-mail if you want to make such a donation. </text:p>
      <text:p text:style-name="P107"/>
      <text:p text:style-name="Text_20_body"/>
      <text:p text:style-name="Text_20_body">Thank you! </text:p>
      <text:p text:style-name="Text_20_body"/>
      <text:p text:style-name="Horizontal_20_Line"/>
      <text:h text:style-name="P252" text:outline-level="1"><text:bookmark-start text:name="__RefHeading__4826_527361902"/><text:span text:style-name="T82">R</text:span><text:span text:style-name="T83">EQUIREMENTS</text:span><text:bookmark-end text:name="__RefHeading__4826_527361902"/></text:h>
      <text:p text:style-name="Text_20_body"/>
      <text:p text:style-name="Text_20_body">In order to run this program you will need the following: </text:p>
      <text:list xml:id="list1066031795" text:style-name="L1">
        <text:list-item>
          <text:p text:style-name="P291">A <text:span text:style-name="T84">Computer running a Linux distribution (Ubuntu/Mint/SUSE)</text:span></text:p>
        </text:list-item>
        <text:list-item>
          <text:p text:style-name="P289">about <text:span text:style-name="T84">10</text:span>mb of free disk space (for the program and document). </text:p>
        </text:list-item>
        <text:list-item>
          <text:p text:style-name="P292">about 500mb of free memory (more is always better)<text:span text:style-name="T86">.</text:span></text:p>
        </text:list-item>
        <text:list-item>
          <text:p text:style-name="P293">An interface cable to connect your computer to the radio.</text:p>
        </text:list-item>
        <text:list-item>
          <text:p text:style-name="P294">Pulse Audio installed (for recording).</text:p>
        </text:list-item>
        <text:list-item>
          <text:p text:style-name="P289"><text:span text:style-name="T186">O</text:span>ne of the following models of radio: </text:p>
          <text:list>
            <text:list-item>
              <text:p text:style-name="P289">ICOM R-7000</text:p>
            </text:list-item>
            <text:list-item>
              <text:p text:style-name="P292">ICOM IC-703</text:p>
            </text:list-item>
            <text:list-item>
              <text:p text:style-name="P292">ICOM IC-R30</text:p>
            </text:list-item>
            <text:list-item>
              <text:p text:style-name="P296">ICOM IC-R8600</text:p>
            </text:list-item>
            <text:list-item>
              <text:p text:style-name="P292">Other ICOM radio*</text:p>
            </text:list-item>
            <text:list-item>
              <text:p text:style-name="P289"><text:span text:style-name="T84">Bearcat</text:span> BC895xlt* <text:s/></text:p>
            </text:list-item>
            <text:list-item>
              <text:p text:style-name="P289">K<text:span text:style-name="T84">enwood</text:span> TH-F6A </text:p>
            </text:list-item>
            <text:list-item>
              <text:p text:style-name="P292">Uniden BCD325P2</text:p>
            </text:list-item>
            <text:list-item>
              <text:p text:style-name="P297">Uniden SDS100</text:p>
            </text:list-item>
            <text:list-item>
              <text:p text:style-name="P297">Uniden SDS200</text:p>
            </text:list-item>
            <text:list-item>
              <text:p text:style-name="P290"><text:span text:style-name="T84">AOR </text:span><text:span text:style-name="T154">AR</text:span><text:span text:style-name="T84">8000</text:span> </text:p>
            </text:list-item>
          </text:list>
        </text:list-item>
      </text:list>
      <text:p text:style-name="P14"/>
      <text:p text:style-name="Text_20_body"/>
      <text:p text:style-name="Text_20_body">*NOTE: Although not tested, this program <text:span text:style-name="T84">MAY</text:span> work with other models of this manufacturer equipped with a serial port<text:span text:style-name="T84"> or USB port.</text:span></text:p>
      <text:p text:style-name="P10"/>
      <text:p text:style-name="P1"/>
      <text:p text:style-name="Horizontal_20_Line"/>
      <text:h text:style-name="P251" text:outline-level="1"><text:bookmark-start text:name="__RefHeading__4828_527361902"/><text:soft-page-break/>I<text:span text:style-name="T83">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4"> (</text:span><text:span text:style-name="T4">RadioCtl</text:span><text:span text:style-name="T84">)</text:span> for <text:span text:style-name="T22">Linux</text:span> will allow you to control <text:span text:style-name="T22">and/or program </text:span>selected radios from a<text:span text:style-name="T84"> </text:span>computer <text:span text:style-name="T84">using serial</text:span> (RS232)<text:span text:style-name="T84"> or USB ports</text:span> <text:span text:style-name="T84">with </text:span><text:span text:style-name="T22">Linux</text:span>. This program expands the capabilities of your radio<text:span text:style-name="T84">, and provides an easy way to update or copy the data stored in that radio.</text:span></text:p>
      <text:p text:style-name="Text_20_body"/>
      <text:p text:style-name="P131">This is the fourth generation of this application. Prior versions were written to run under DOS, OS/2 and Windows. <text:s/>These prior versions are no longer being supported. </text:p>
      <text:p text:style-name="P11">Note that this <text:span text:style-name="T184">version of the program</text:span> is EXCLUSIVELY designed for Linux distributions. Although it is written in the PERL programming language, it will most likely NOT function in a <text:span text:style-name="T154">Microsoft </text:span>Windows <text:span text:style-name="T154">Environment</text:span>.</text:p>
      <text:p text:style-name="Text_20_body"/>
      <text:p text:style-name="P11"/>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495642152544">
          <table:table-cell table:style-name="Table1.A1" office:value-type="string">
            <text:p text:style-name="P145">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4495642382992">
          <table:table-cell table:style-name="Table1.A1" office:value-type="string">
            <text:p text:style-name="P145">MEMORY </text:p>
          </table:table-cell>
          <table:table-cell table:style-name="Table1.A1" office:value-type="string">
            <text:p text:style-name="Table_20_Contents">Memory is where multiple VFO settings are saved for future usage by the VFO. Both RadioCtl and <text:span text:style-name="T154">most</text:span> radio<text:span text:style-name="T154">s</text:span> have memories. <text:span text:style-name="T155">In some of the supported radios, the memory consists of information on a Secure Digital ('SD') Memory Card. </text:span><text:span text:style-name="T154">The limit on </text:span>RadioCtl<text:span text:style-name="T154">'s memory is pretty much </text:span><text:span text:style-name="T155">limited</text:span><text:span text:style-name="T154"> by the amount of memory in your computer</text:span>. The number of memories in the radio varies from model to model. RadioCtl memories may NOT always reflect the contents of the radio's memories. <text:span text:style-name="T81">RadioCtl memories </text:span><text:span text:style-name="T155">are</text:span><text:span text:style-name="T81"> also referred to as <text:s/></text:span><text:span text:style-name="T3">RECORD</text:span><text:span text:style-name="T81">s</text:span><text:span text:style-name="T155"> in this document.</text:span></text:p>
          </table:table-cell>
        </table:table-row>
        <table:table-row table:style-name="TableLine94495642417712">
          <table:table-cell table:style-name="Table1.A1" office:value-type="string">
            <text:p text:style-name="P145">CHANNEL </text:p>
          </table:table-cell>
          <table:table-cell table:style-name="Table1.A1" office:value-type="string">
            <text:p text:style-name="Table_20_Contents">Channel in this document refers to the<text:span text:style-name="T85"> radio's </text:span>memory number. <text:span text:style-name="T85">A channel number MAY be stored in a RadioCtl record.</text:span></text:p>
          </table:table-cell>
        </table:table-row>
        <table:table-row table:style-name="TableLine94495642384272">
          <table:table-cell table:style-name="Table1.A1" office:value-type="string">
            <text:p text:style-name="P147">GROUP</text:p>
          </table:table-cell>
          <table:table-cell table:style-name="Table1.A1" office:value-type="string">
            <text:p text:style-name="Table_20_Contents"><text:span text:style-name="T69">A group is a <text:s/>is a collection of channels. G</text:span>roups are used to collect channels that are for similar services. Some radios (such as the BCD<text:span text:style-name="T85">325P2</text:span>) also have the ability to store groups<text:span text:style-name="T155"> in the Radio's memory.</text:span></text:p>
          </table:table-cell>
        </table:table-row>
        <table:table-row table:style-name="TableLine94495642383360">
          <table:table-cell table:style-name="Table1.A1" office:value-type="string">
            <text:p text:style-name="P147">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4495642452704">
          <table:table-cell table:style-name="Table1.A1" office:value-type="string">
            <text:p text:style-name="P145">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5">can be </text:span>selecte<text:span text:style-name="T70">d by the user, </text:span><text:span text:style-name="T155">or</text:span><text:span text:style-name="T70"> based </text:span>the <text:span text:style-name="T81">m</text:span>ake and <text:span text:style-name="T81">m</text:span>odel of the radio being controlled. </text:p>
          </table:table-cell>
        </table:table-row>
        <table:table-row table:style-name="TableLine94495642453312">
          <table:table-cell table:style-name="Table1.A1" office:value-type="string">
            <text:p text:style-name="P146">PROGRAM</text:p>
          </table:table-cell>
          <table:table-cell table:style-name="Table1.A1" office:value-type="string">
            <text:p text:style-name="P155">All radios have the ability to save certain information for later use in their memories. This saving is referred to by RadioCtl as <text:span text:style-name="T2">programming</text:span>. <text:span text:style-name="T85">Most of </text:span>the radios supported by RadioCtl can be programmed. <text:s/></text:p>
          </table:table-cell>
        </table:table-row>
        <table:table-row table:style-name="TableLine94495642453968">
          <table:table-cell table:style-name="Table1.A1" office:value-type="string">
            <text:p text:style-name="P146">CONTROL</text:p>
          </table:table-cell>
          <table:table-cell table:style-name="Table1.A1" office:value-type="string">
            <text:p text:style-name="P155"><text:span text:style-name="T70">R</text:span>adios supported by RadioCtl can also be <text:span text:style-name="T2">controlled</text:span>. This means that the radio can <text:soft-page-break/>be used to scan and search using the RadioCtl facilities. <text:span text:style-name="T70">Some radios have limited control ability, so some of the control features in RadioCtl may not be available.</text:span></text:p>
          </table:table-cell>
        </table:table-row>
        <table:table-row table:style-name="TableLine94495642454624">
          <table:table-cell table:style-name="Table1.A1" office:value-type="string">
            <text:p text:style-name="P149">STATE</text:p>
          </table:table-cell>
          <table:table-cell table:style-name="Table1.A1" office:value-type="string">
            <text:p text:style-name="P156">The current operation that RadioCtl is performing is referred to as a <text:span text:style-name="T5">state</text:span><text:span text:style-name="T63">. </text:span><text:span text:style-name="T65"><text:s/>For example, the GUI program will start in the </text:span><text:span text:style-name="T60">MANUAL</text:span><text:span text:style-name="T65"> state. </text:span></text:p>
          </table:table-cell>
        </table:table-row>
        <table:table-row table:style-name="TableLine94495642455632">
          <table:table-cell table:style-name="Table1.A1" office:value-type="string">
            <text:p text:style-name="P148">DATABASE</text:p>
          </table:table-cell>
          <table:table-cell table:style-name="Table1.A1" office:value-type="string">
            <text:p text:style-name="P157">A collection of information used by RadioCtl. There are several databases available in RadioCtl including the Frequency Database and the Search Bank database. Each database is displayed on a separate panel<text:span text:style-name="T155"> in the GUI.</text:span></text:p>
          </table:table-cell>
        </table:table-row>
        <table:table-row table:style-name="TableLine94495642456448">
          <table:table-cell table:style-name="Table1.A1" office:value-type="string">
            <text:p text:style-name="P148">RECORD</text:p>
          </table:table-cell>
          <table:table-cell table:style-name="Table1.A1" office:value-type="string">
            <text:p text:style-name="P157">A single row in one of the RadioCtl database panels<text:span text:style-name="T155">, or a row in a RadioCtl data file. </text:span></text:p>
          </table:table-cell>
        </table:table-row>
        <table:table-row table:style-name="TableLine94495642457264">
          <table:table-cell table:style-name="Table1.A1" office:value-type="string">
            <text:p text:style-name="P151">FREQUENCY</text:p>
          </table:table-cell>
          <table:table-cell table:style-name="Table1.A1" office:value-type="string">
            <text:p text:style-name="P203">The location in the radio spectrum where a transmission occurs. </text:p>
          </table:table-cell>
        </table:table-row>
        <table:table-row table:style-name="TableLine94495642458080">
          <table:table-cell table:style-name="Table1.A1" office:value-type="string">
            <text:p text:style-name="P150">MODULATION</text:p>
          </table:table-cell>
          <table:table-cell table:style-name="Table1.A1" office:value-type="string">
            <text:p text:style-name="P175">The transmission method that a radio signal uses to encode audio. </text:p>
          </table:table-cell>
        </table:table-row>
        <table:table-row table:style-name="TableLine94495642458896">
          <table:table-cell table:style-name="Table1.A1" office:value-type="string">
            <text:p text:style-name="P151">TONE</text:p>
          </table:table-cell>
          <table:table-cell table:style-name="Table1.A1" office:value-type="string">
            <text:p text:style-name="P203">An analog or digital <text:s/>addition to the audio in a transmission that is used to allow multiple agencies to share a single frequency.</text:p>
          </table:table-cell>
        </table:table-row>
        <table:table-row table:style-name="TableLine94495642459712">
          <table:table-cell table:style-name="Table1.A1" office:value-type="string">
            <text:p text:style-name="P151">SERVICE</text:p>
          </table:table-cell>
          <table:table-cell table:style-name="Table1.A1" office:value-type="string">
            <text:p text:style-name="P203">The name of the agency or organization that utilizes a Frequency and Modulation in the radio spectrum.</text:p>
          </table:table-cell>
        </table:table-row>
        <table:table-row table:style-name="TableLine94495642460528">
          <table:table-cell table:style-name="Table1.A1" office:value-type="string">
            <text:p text:style-name="P152">CONVENTIONAL</text:p>
          </table:table-cell>
          <table:table-cell table:style-name="Table1.A1" office:value-type="string">
            <text:p text:style-name="P204">A system where a single frequency is assigned to one agency or service.</text:p>
          </table:table-cell>
        </table:table-row>
        <table:table-row table:style-name="TableLine94495642461344">
          <table:table-cell table:style-name="Table1.A1" office:value-type="string">
            <text:p text:style-name="P151">TRUNKED</text:p>
          </table:table-cell>
          <table:table-cell table:style-name="Table1.A1" office:value-type="string">
            <text:p text:style-name="P203">A system where a range of frequencies are assigned to a single system, to be shared by more than one service.</text:p>
          </table:table-cell>
        </table:table-row>
        <table:table-row table:style-name="TableLine94495642462160">
          <table:table-cell table:style-name="Table1.A1" office:value-type="string">
            <text:p text:style-name="P152">SITE</text:p>
          </table:table-cell>
          <table:table-cell table:style-name="Table1.A1" office:value-type="string">
            <text:p text:style-name="P204">For a TRUNKED system, the frequencies for a single location. A TRUNKED system can have more than one site.</text:p>
          </table:table-cell>
        </table:table-row>
        <table:table-row table:style-name="TableLine94495642462976">
          <table:table-cell table:style-name="Table1.A1" office:value-type="string">
            <text:p text:style-name="P154">SIMPLEX</text:p>
          </table:table-cell>
          <table:table-cell table:style-name="Table1.A1" office:value-type="string">
            <text:p text:style-name="P207">This is a system where all users of a service utilize the same frequency. </text:p>
          </table:table-cell>
        </table:table-row>
        <table:table-row table:style-name="TableLine94495642463792">
          <table:table-cell table:style-name="Table1.A1" office:value-type="string">
            <text:p text:style-name="P153">DUPLEX</text:p>
          </table:table-cell>
          <table:table-cell table:style-name="Table1.A1" office:value-type="string">
            <text:p text:style-name="P206">Radios that can transmit allow for different input frequencies from the output frequencies. This difference allows <text:span text:style-name="T164">for utilization of a 'repeater' designed to increase the coverage of a low-wattage radio. DUPLEX can also be used so that a strong BASE transmitter does not 'drown out' weaker MOBILE units. </text:span></text:p>
            <text:p text:style-name="P207">Some of the radios supported by RadioCtl can monitor BOTH input and output frequencies of these repeaters. A couple of the supported radios can also transmit (on Amateur Radio Frequencies) to these repeaters.</text:p>
            <text:p text:style-name="P207">NOTE: An FCC license is REQUIRED for transmission!</text:p>
          </table:table-cell>
        </table:table-row>
        <table:table-row table:style-name="TableLine94495642464176">
          <table:table-cell table:style-name="Table1.A1" office:value-type="string">
            <text:p text:style-name="P154">OFFSET</text:p>
          </table:table-cell>
          <table:table-cell table:style-name="Table1.A1" office:value-type="string">
            <text:p text:style-name="P207">For DUPLEX systems, this is a frequency that is added or subtracted from the receive frequency to get the input frequency to a repeater.</text:p>
          </table:table-cell>
        </table:table-row>
        <table:table-row table:style-name="TableLine94495642464448">
          <table:table-cell table:style-name="Table1.A1" office:value-type="string">
            <text:p text:style-name="P154">SPLIT</text:p>
          </table:table-cell>
          <table:table-cell table:style-name="Table1.A1" office:value-type="string">
            <text:p text:style-name="P207">For DUPLEX systems, this is a set of specific frequencies for Input and Output of a repeater<text:span text:style-name="T165">,</text:span> <text:span text:style-name="T165">instead of adding or subtracting an OFFSET, </text:span></text:p>
          </table:table-cell>
        </table:table-row>
      </table:table>
      <text:h text:style-name="Heading_20_3" text:outline-level="3"/>
      <text:h text:style-name="P253" text:outline-level="1"><text:bookmark-start text:name="__RefHeading___Toc7511_871774493"/>Installation<text:bookmark-end text:name="__RefHeading___Toc7511_871774493"/></text:h>
      <text:p text:style-name="P16">To install the program, just <text:span text:style-name="T156">place</text:span> the program into a directory that you have <text:span text:style-name="T156">write </text:span>access to.<text:span text:style-name="T156"> If the program was received as a .zip file, unzip it to that directory. </text:span></text:p>
      <text:p text:style-name="P16"><text:s/>If not already set, t<text:span text:style-name="T153">he </text:span><text:span text:style-name="T45">radioctl</text:span><text:span text:style-name="T153"> and </text:span><text:span text:style-name="T45">radiowrite</text:span> files should be marked as executable. If you want to be able to execute the program from the command line without specifying the path, the files should be copied to a directory in your $PATH environment.</text:p>
      <text:p text:style-name="P15"/>
      <text:p text:style-name="P15"><text:span text:style-name="T87">The file </text:span><text:span text:style-name="T46">radioctl.conf </text:span><text:span text:style-name="T126">should</text:span><text:span text:style-name="T87">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54" text:outline-level="1"><text:bookmark-start text:name="__RefHeading___Toc7513_871774493"/>Running<text:bookmark-end text:name="__RefHeading___Toc7513_871774493"/></text:h>
      <text:p text:style-name="P19">The program can be started <text:span text:style-name="T156">with the following procedure:</text:span></text:p>
      <text:p text:style-name="P108"><text:s text:c="4"/>Open a terminal</text:p>
      <text:p text:style-name="P108"><text:s text:c="3"/><text:span text:style-name="T28"><text:s/>cd /</text:span>path_where_program_was_placed</text:p>
      <text:p text:style-name="P108"><text:s text:c="3"/><text:span text:style-name="T28"><text:s/>./radioctl </text:span><text:s text:c="11"/><text:span text:style-name="T157"><text:s text:c="5"/></text:span><text:s text:c="6"/>### for the GUI </text:p>
      <text:p text:style-name="P108"><text:s text:c="4"/><text:span text:style-name="T157">./</text:span><text:span text:style-name="T28">radiowrite</text:span> <text:s/>{cmd} <text:s/><text:span text:style-name="T157"><text:s text:c="4"/></text:span>### for the command line operations <text:s text:c="4"/></text:p>
      <text:p text:style-name="P108">If the program was place in a directory that is part of the $PATH, then the <text:span text:style-name="T28">cd</text:span> command <text:span text:style-name="T157">and the leading './' are not required.</text:span> <text:s text:c="4"/></text:p>
      <text:p text:style-name="P19"><text:span text:style-name="T29"><text:s text:c="2"/></text:span><text:span text:style-name="T80">If you are running the Dolphin file manager, you can also start the program from the desktop by clicking on the file. For other file managers, you may need to build a Desktop Launcher.</text:span></text:p>
      <text:p text:style-name="P18"/>
      <text:p text:style-name="P20"><text:a xlink:type="simple" xlink:href="#ToC_6" office:name="Header_6" text:style-name="Internet_20_link" text:visited-style-name="Visited_20_Internet_20_Link"/></text:p>
      <text:h text:style-name="P255" text:outline-level="1"><text:bookmark-start text:name="__RefHeading__4534_547293929"/>Program Overview<text:bookmark-end text:name="__RefHeading__4534_547293929"/></text:h>
      <text:p text:style-name="Text_20_body">RadioCtl provides the user with a flexible way of controlling <text:span text:style-name="T62">and <text:s/>programming </text:span>a radio. It also provides a uniform interface for different types of radios.</text:p>
      <text:p text:style-name="Text_20_body"/>
      <text:p text:style-name="P12">There are two pieces to this program. The first is a <text:span text:style-name="T87">Graphical User Interface (</text:span>GUI<text:span text:style-name="T87">)</text:span> that is designed to expand the functionality of your radio. The GUI makes it easy to locate and monitor frequencies that are in use in your location.</text:p>
      <text:p text:style-name="P12">The second program is a command-line tool used to save and recall the memory channels in your radio. </text:p>
      <text:p text:style-name="P12"/>
      <text:p text:style-name="P106">NOTE: Due to the limitations of certain Desktop Environments, the GUI program may need to be started from a terminal, rather than the Desktop File Manager.</text:p>
      <text:p text:style-name="P12"/>
      <text:p text:style-name="P13">Radio control information is sent to and received from the radio by way of <text:span text:style-name="T70">a</text:span> serial port. <text:span text:style-name="T70">This serial port can be an RS232 type, or USB type. </text:span><text:s/>The program provides for selection of different radios, each with a unique set of operation characteristics.<text:span text:style-name="T70"> </text:span><text:s/>The actual commands to the radio are defined by a protocol setting. The program supports protocols for <text:span text:style-name="T23">a number of different radio makes and models.</text:span>. <text:s/><text:span text:style-name="T70">A 'simulated' radio (</text:span><text:span text:style-name="T94">'Local' p</text:span><text:span text:style-name="T70">rotocol) is built-in to RadioCtl so that the features can be explored without a radio being connected</text:span><text:span text:style-name="T94">. <text:s text:c="3"/></text:span></text:p>
      <text:p text:style-name="P30"/>
      <text:p text:style-name="P30">The hardware to connect the computer to the radio varies based on the radio. For ICOM radios, a CI-V to USB port cable is available. For Kenwood, <text:span text:style-name="T95">an adapter for USB is also available. The AOR-8000 requires a flat wire cable and an interface box to RS232 from OptoElectronics. The Bearcat BC-895xlt utilizes a 5 pin RS232 connection. All other radios provide a standard USB cable connection.</text:span></text:p>
      <text:p text:style-name="P30"/>
      <text:p text:style-name="P30"/>
      <text:h text:style-name="P259" text:outline-level="2"><text:bookmark-start text:name="__RefHeading___Toc16089_934459754"/>Supported Radios<text:bookmark-end text:name="__RefHeading___Toc16089_934459754"/></text:h>
      <text:p text:style-name="P116"/>
      <text:p text:style-name="P115">This is a list of all radios currently supported by this program. <text:span text:style-name="T166">Due to the limitations of </text:span>the radio, some functions of RadioCtl may not be available.<text:span text:style-name="T167"> Note that any data stored in the radio's memory MUST be done using the command line program r</text:span><text:span text:style-name="T51">adiowrite</text:span><text:span text:style-name="T74">. The GUI is only able to read the contents of the radio's memory, and ONLY for conventional (non-trunked) frequencies.</text:span><text:span text:style-name="T75"> </text:span></text:p>
      <text:p text:style-name="P115"/>
      <text:p text:style-name="P115"><text:soft-page-break/></text:p>
      <table:table table:name="Table4" table:style-name="Table4">
        <table:table-column table:style-name="Table4.A"/>
        <table:table-column table:style-name="Table4.B"/>
        <table:table-header-rows>
          <table:table-row table:style-name="TableLine94495642366112">
            <table:table-cell table:style-name="Table4.A1" office:value-type="string">
              <text:p text:style-name="P144">radio</text:p>
            </table:table-cell>
            <table:table-cell table:style-name="Table4.A1" office:value-type="string">
              <text:p text:style-name="P144">Limits</text:p>
            </table:table-cell>
          </table:table-row>
        </table:table-header-rows>
        <table:table-row table:style-name="TableLine94495642550976">
          <table:table-cell table:style-name="Table4.A1" office:value-type="string">
            <text:p text:style-name="P210">ICOM R-7000</text:p>
          </table:table-cell>
          <table:table-cell table:style-name="Table4.A1" office:value-type="string">
            <text:p text:style-name="P208">This radio lacks the ability to detect squelch break or signal presence. Because of this, logging and recording operations are not possible.<text:span text:style-name="T88"> No channel text ('service') </text:span><text:span text:style-name="T165">can be stored in the radio's memory</text:span><text:span text:style-name="T88">.</text:span><text:span text:style-name="T165"> No split or duplex settings can be set.</text:span></text:p>
            <text:p text:style-name="P224">The <text:span text:style-name="T30">Radioscan</text:span> operation is not functinoal with this radio.</text:p>
          </table:table-cell>
        </table:table-row>
        <table:table-row table:style-name="TableLine94495642551344">
          <table:table-cell table:style-name="Table4.A1" office:value-type="string">
            <text:p text:style-name="P208">ICOM IC-R30</text:p>
          </table:table-cell>
          <table:table-cell table:style-name="Table4.A1" office:value-type="string">
            <text:p text:style-name="P208">The current command set for this radio does not provide the ability to store into the radio's memory<text:span text:style-name="T165"> from the program</text:span>. A<text:span text:style-name="T126"> command line (non-GUI)</text:span> function is provided to export RadioCtl data to the format used by the SD card.<text:span text:style-name="T165"> </text:span><text:span text:style-name="T167">This is the ONLY way to update the radio's memory.</text:span></text:p>
            <text:p text:style-name="P209">The radio does NOT support split frequency operation. However, duplex setting IS possible using the SD card ONLY.</text:p>
            <text:p text:style-name="P215">The radio has 100 groups (0-99) which RadioCtl maps to it's own group structure. </text:p>
            <text:p text:style-name="P215">Reading group names is NOT possible. Group names CAN be set using the SD Card.</text:p>
            <text:p text:style-name="P219">The Linux driver for the Radio's chipset requires some additional system commands to allow the radio to be recognized by the Linux system.<text:span text:style-name="T173"> (see section: </text:span><text:bookmark text:name="Bookmark 1"/><text:a xlink:type="simple" xlink:href="#R30 fix" text:style-name="Internet_20_link" text:visited-style-name="Visited_20_Internet_20_Link"><text:span text:style-name="T173">READSYS ICOM R30</text:span></text:a><text:a xlink:type="simple" xlink:href="#R30 fix" text:style-name="Internet_20_link" text:visited-style-name="Visited_20_Internet_20_Link"><text:span text:style-name="T173"><text:bookmark-ref text:reference-format="text" text:ref-name="R30 fix"/></text:span></text:a><text:span text:style-name="T173">)</text:span></text:p>
          </table:table-cell>
        </table:table-row>
        <table:table-row table:style-name="TableLine94495642551888">
          <table:table-cell table:style-name="Table4.A1" office:value-type="string">
            <text:p text:style-name="P209">ICOM<text:span text:style-name="T168"> I</text:span>C-703</text:p>
          </table:table-cell>
          <table:table-cell table:style-name="Table4.A1" office:value-type="string">
            <text:p text:style-name="P209">This is a<text:span text:style-name="T167">n</text:span> Amateur Radio Transmitter that can also be used as a scanner.</text:p>
            <text:p text:style-name="P209">The maximum frequency that can be utilized is 60mhz.<text:span text:style-name="T167"> Split frequency settings (but NOT duplex) are supported. </text:span></text:p>
          </table:table-cell>
        </table:table-row>
        <table:table-row table:style-name="TableLine94495642552544">
          <table:table-cell table:style-name="Table4.A1" office:value-type="string">
            <text:p text:style-name="P214">ICOM IC-705</text:p>
          </table:table-cell>
          <table:table-cell table:style-name="Table4.A1" office:value-type="string">
            <text:p text:style-name="P214">This is an <text:span text:style-name="T165">Amateur Radio Transmitter that can also be used as a scanner.</text:span> The maximum frequency that can be utilized is 470mhz. Both Split and Duplex frequencies can be set in memory. SD-Card data can be generated using the command line. </text:p>
            <text:p text:style-name="P216">The radio has 100 groups (0-99) which RadioCtl maps to it's own group structure. </text:p>
            <text:p text:style-name="P216">Reading group names is NOT possible. Group names CAN be set using the SD Card.</text:p>
            <text:p text:style-name="P224">Although the <text:span text:style-name="T30">Radioscan</text:span> operation works, only the Frequency and Modulation settings <text:s/>can be logged.</text:p>
          </table:table-cell>
        </table:table-row>
        <table:table-row table:style-name="TableLine94495642553200">
          <table:table-cell table:style-name="Table4.A1" office:value-type="string">
            <text:p text:style-name="P219">ICOM IC-R8600</text:p>
          </table:table-cell>
          <table:table-cell table:style-name="Table4.A1" office:value-type="string">
            <text:p text:style-name="P220">Although similar in functionality the ICOM IC-R30, memory values CAN be stored directly. Duplex is supported, but not split. </text:p>
            <text:p text:style-name="P217">The radio has 100 groups (0-99) which RadioCtl maps to it's own group structure. </text:p>
            <text:p text:style-name="P217">Reading group names is NOT possible. Group names CAN be set using the SD Card.</text:p>
            <text:p text:style-name="P220"><text:span text:style-name="T18">NOTE</text:span><text:span text:style-name="T173">: </text:span><text:s/>none of the code in place has been executed against a real radio, so it MAY not be functional.</text:p>
          </table:table-cell>
        </table:table-row>
        <table:table-row table:style-name="TableLine94495642553808">
          <table:table-cell table:style-name="Table4.A1" office:value-type="string">
            <text:p text:style-name="P208">Uniden BCD325P2</text:p>
          </table:table-cell>
          <table:table-cell table:style-name="Table4.A1" office:value-type="string">
            <text:p text:style-name="P208">This radio uses dynamic memory allocation. As such, there are no individual channel numbers, so the <text:span text:style-name="T168">GUI </text:span>'<text:span text:style-name="T30">Channel Scan</text:span>' operation is not functional<text:span text:style-name="T88">.</text:span></text:p>
            <text:p text:style-name="P212">Trunking is not supported in the GUI program. Load of the radio's memory is limited to conventional frequencies for the GUI. <text:span text:style-name="T108">Trunked system scanning </text:span><text:span text:style-name="T168">IS</text:span><text:span text:style-name="T108"> available using the Radioscan operation. Trunk systems to scan MUST be stored in the radio's memory before this operation starts.</text:span></text:p>
            <text:p text:style-name="P212">All systems can be read from or written to using the command line program.<text:span text:style-name="T168"> The radio's memory structure is similar to RadioCtl's data structures. Split and Duplex channels are NOT supported.</text:span></text:p>
          </table:table-cell>
        </table:table-row>
        <table:table-row table:style-name="TableLine94495642554464">
          <table:table-cell table:style-name="Table4.A1" office:value-type="string">
            <text:p text:style-name="P211">Kenwood TH-F6A</text:p>
          </table:table-cell>
          <table:table-cell table:style-name="Table4.A1" office:value-type="string">
            <text:p text:style-name="P211">The communications interface for this radio disables the internal speaker. Additional hardware will be needed for listening to or recording audio. The <text:span text:style-name="T168">GUI </text:span>'<text:span text:style-name="T30">RadioScan</text:span>' operation is not supported for this radio.</text:p>
            <text:p text:style-name="P218">Split frequencies can be save or read from the radio's memory. Duplex is NOT supported. RadioCtl records that indicate Duplex will be converted to SPLIT frequencies before being stored. </text:p>
          </table:table-cell>
        </table:table-row>
        <table:table-row table:style-name="TableLine94495642555120">
          <table:table-cell table:style-name="Table4.A1" office:value-type="string">
            <text:p text:style-name="P211">Bearcat BC-895<text:span text:style-name="T95">xlt</text:span></text:p>
          </table:table-cell>
          <table:table-cell table:style-name="Table4.A1" office:value-type="string">
            <text:p text:style-name="P211">Trunking settings are not supported by the GUI<text:span text:style-name="T151"> or command line</text:span>. No channel text ('service') <text:span text:style-name="T168">can be</text:span> stored in this radio.<text:span text:style-name="T168"> Split and Duplex channels are NOT supported.</text:span></text:p>
          </table:table-cell>
        </table:table-row>
        <table:table-row table:style-name="Table4.10">
          <table:table-cell table:style-name="Table4.A1" office:value-type="string">
            <text:p text:style-name="P213">Uniden SDS100/SDS200</text:p>
          </table:table-cell>
          <table:table-cell table:style-name="Table4.A1" office:value-type="string">
            <text:p text:style-name="P213">These radios utilize micro-SD cards for the radio's <text:span text:style-name="T168">memory</text:span>. Because of this, storing data <text:span text:style-name="T126">directly </text:span>into the radio is not provided by the program. However, Favorites lists <text:soft-page-break/>destined for the SD card can be created<text:span text:style-name="T126">/updated</text:span> from RadioCtl data files using the command line program.</text:p>
            <text:p text:style-name="P213">Like the BCD325P2, there are no individual channel numbers, so the <text:span text:style-name="T115">'</text:span><text:span text:style-name="T38">Channel Scan</text:span><text:span text:style-name="T115">' operation is not functional</text:span> in the GUI.</text:p>
          </table:table-cell>
        </table:table-row>
      </table:table>
      <text:p text:style-name="P22"/>
      <text:p text:style-name="P13"/>
      <text:h text:style-name="Heading_20_1" text:outline-level="1"><text:bookmark-start text:name="__RefHeading___Toc7515_871774493"/>GUI interface<text:bookmark-end text:name="__RefHeading___Toc7515_871774493"/></text:h>
      <text:p text:style-name="P105"><text:s text:c="2"/>The GUI program is <text:span text:style-name="T45">radioctl</text:span><text:span text:style-name="T153">.</text:span> <text:span text:style-name="T157">The program can be started from a terminal by executing </text:span><text:span text:style-name="T47">./radioctl </text:span><text:span text:style-name="T157">after changing to the directory where the program has been placed. </text:span><text:span text:style-name="T153">The program may </text:span><text:span text:style-name="T157">also </text:span><text:span text:style-name="T153">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05"/>
      <text:p text:style-name="P105">When <text:span text:style-name="T153">the application is </text:span>started it will present the user with a graphical interface to control your radio. Using this interface, you can</text:p>
      <text:list xml:id="list3024199159" text:style-name="L2">
        <text:list-item>
          <text:p text:style-name="P295">Set <text:s/>frequency and modulation on the radio.</text:p>
        </text:list-item>
        <text:list-item>
          <text:p text:style-name="P295">Load data from the radio's memory<text:span text:style-name="T89">.</text:span></text:p>
        </text:list-item>
        <text:list-item>
          <text:p text:style-name="P295">Record the radio's audio when there is a signal.</text:p>
        </text:list-item>
        <text:list-item>
          <text:p text:style-name="P295">Search a range of frequencies for activity<text:span text:style-name="T89">.</text:span></text:p>
        </text:list-item>
        <text:list-item>
          <text:p text:style-name="P299">Log activity for frequencies stored in the radio<text:span text:style-name="T89">.</text:span></text:p>
        </text:list-item>
        <text:list-item>
          <text:p text:style-name="P300">Scan and log activity on trunked systems (using the Radio's memory). </text:p>
        </text:list-item>
        <text:list-item>
          <text:p text:style-name="P301">Perform a number of radio functions from a common interface.</text:p>
        </text:list-item>
      </text:list>
      <text:p text:style-name="P21"/>
      <text:p text:style-name="P21"/>
      <text:p text:style-name="Text_20_body"/>
      <text:p text:style-name="Text_20_body"/>
      <text:p text:style-name="P23">The <text:span text:style-name="T114">GUI </text:span>program presents multiple panels for the various databases and controls. Initially, all <text:span text:style-name="T90">windows</text:span> and <text:span text:style-name="T90">panels</text:span> on those <text:span text:style-name="T90">windows</text:span> are displayed. The 'view' menu allows you to disable (or enable) those panels and <text:span text:style-name="T90">windows</text:span>. The program will save your preferences when the program ends, and restore those settings when the program is restarted. </text:p>
      <text:p text:style-name="P23"/>
      <text:p text:style-name="P23">The MAIN <text:span text:style-name="T90">window</text:span> (which is always displayed) contains controls for selecting an operation (Scan, Search, etc), viewing the program's status, setting options and setting the VFO of the radio or program. Other <text:span text:style-name="T90">windows</text:span> display the contents of the RadioCtl databases (Frequency, System, Group, Search, etc).</text:p>
      <text:p text:style-name="P23"/>
      <text:h text:style-name="Heading_20_2" text:outline-level="2"><text:bookmark-start text:name="__RefHeading___Toc7517_871774493"/>MAIN Panel Operation<text:bookmark-end text:name="__RefHeading___Toc7517_871774493"/></text:h>
      <text:p text:style-name="P23">The MAIN <text:span text:style-name="T90">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25"/>
      <text:p text:style-name="P26">To connect your radio, locate it in the 'Radio Selection' panel, 'Radio' drop-down control, then press the 'Status' button to attempt connection. If the radio is successfully connected, the button will display 'Radio Is Connected' in green. <text:s/><text:span text:style-name="T159">Normally, the program can automatically figure out the baudrate and serial port to use. However, if the program cannot determine this automatically, uncheck the 'autobaud' control and set </text:span>the 'port' <text:soft-page-break/>and 'baudrate' as needed<text:span text:style-name="T159">. </text:span>If a radio is plugged in to a Serial or USB after the program is started<text:span text:style-name="T91">, the 'rescan' button will reload the serial/USB ports available</text:span><text:span text:style-name="T159">. </text:span></text:p>
      <text:p text:style-name="P26"/>
      <text:p text:style-name="P25">The radio selection is determined by the contents of the file radioctl.conf in your HOME directory. If you need to update this, the file can be reloaded by selecting the File -&gt; Read Radio Definition File menu items.</text:p>
      <text:p text:style-name="P25"/>
      <text:p text:style-name="P27">The 'Status' panel displays the current <text:s/>system, group and frequency numbers, as well as current delay and resume values. The current count of database records is also displayed.</text:p>
      <text:p text:style-name="P27"/>
      <text:p text:style-name="P28">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2"> The '</text:span><text:span text:style-name="T35">squelch</text:span><text:span text:style-name="T92">' control can be used to limit the strength of the signal that the program detects.</text:span></text:p>
      <text:p text:style-name="P29">NOTE: Not all of the supported radios have the ability to report the signal strength. For those radios, the signal level (when a squelch break is detected) will always be reported as 9. </text:p>
      <text:p text:style-name="P29"/>
      <text:p text:style-name="P29">The '<text:span text:style-name="T30">Speed Limit'</text:span> control is used during search or scan operations to slow the rate of channel or frequency change. This may be needed to give the radio time to settle between changes.</text:p>
      <text:p text:style-name="P29"/>
      <text:p text:style-name="P29">The VFO panel displays RadioCtl's VFO status, and may also reflect the status of the radio's VFO. The Channel number display can reflect the index of the RadioCtl frequency database, or the channel number in the radio. The user can select <text:span text:style-name="T109">what is</text:span> displayed using the selection control under the display. </text:p>
      <text:p text:style-name="P29">Channel number, Step and Frequency values can be changed using the <text:span text:style-name="T30">UP/Down</text:span> buttons next to the display, entering a value in the input box under the display, <text:span text:style-name="T93">or clicking on a single digit. Changes to these controls MAY result in a change in the Radio's VFO, depending on the current opera</text:span><text:span text:style-name="T95">t</text:span><text:span text:style-name="T93">ion.</text:span></text:p>
      <text:p text:style-name="P29"/>
      <text:p text:style-name="P31">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28"/>
      <text:p text:style-name="P31">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6">uniquely </text:span>identifies each record. <text:span text:style-name="T96">All fields can be selected for viewing (or hiding) using the </text:span><text:span text:style-name="T31">View</text:span><text:span text:style-name="T96"> menu item. Records can be added by loading a file (using <text:s/></text:span><text:span text:style-name="T31">FILE-&gt;Open </text:span><text:span text:style-name="T96">menu item), as a function of a particular operation, or using the </text:span><text:span text:style-name="T31">Edit -&gt; Add A Record </text:span><text:span text:style-name="T96">menu item. </text:span></text:p>
      <text:p text:style-name="P31"/>
      <text:p text:style-name="P31"/>
      <text:p text:style-name="P117">Most operation<text:span text:style-name="T169">s</text:span> allow for recording activity to a .wav file. This file will be updated whenever a signal is detected by the program. <text:span text:style-name="T97">The filename of the recording will be the frequency of the signal with a '.wav' file extension. If a recording file already exists, the new recording will be appended to the old one. </text:span><text:span text:style-name="T169">This feature allows you to </text:span><text:span text:style-name="T170">extract out activity on one or more frequencies over the course of time, excluding periods of inactivity.</text:span></text:p>
      <text:p text:style-name="P118">The directory where recordings <text:span text:style-name="T71">are kept is defined in</text:span><text:span text:style-name="T30"> radioctl.conf. </text:span><text:span text:style-name="T71">If not specified, defaults to</text:span><text:span text:style-name="T30"> </text:span><text:span text:style-name="T72">~/recording (in user's home directory).</text:span><text:span text:style-name="T76"> <text:s/></text:span></text:p>
      <text:p text:style-name="P119"><text:span text:style-name="T76">I</text:span><text:span text:style-name="T71">n order to make use of this feature, your radio will need the audio connected to the computer. A connection to the Radio's Headphone or external speaker jack should be made to the input connection of your computer's soundcard. </text:span></text:p>
      <text:p text:style-name="P118"><text:span text:style-name="T76">The input source of the</text:span><text:span text:style-name="T77"> recorded </text:span><text:span text:style-name="T76">file is determined by the settings of the sound system installed in Linux. For most Linux distributions, this is Pulse Audio, or Jack. </text:span><text:span text:style-name="T77">These settings may need to be modified to direct the input from the soundcard to the RadioCtl recording function. For PulseAudio, the selection is done through the </text:span><text:span text:style-name="T52">pavucontrol </text:span><text:span text:style-name="T77">tool.</text:span></text:p>
      <text:p text:style-name="P60"><text:soft-page-break/></text:p>
      <text:h text:style-name="P260" text:outline-level="2"><text:bookmark-start text:name="__RefHeading___Toc7519_871774493"/><text:span text:style-name="T116">Controls</text:span> <text:bookmark-end text:name="__RefHeading___Toc7519_871774493"/></text:h>
      <text:p text:style-name="P59">There are a number of different types of controls for changing memory channel information, current radio settings ('VFO') and operation parameters.</text:p>
      <text:p text:style-name="P59"/>
      <text:h text:style-name="P269" text:outline-level="3"><text:bookmark-start text:name="__RefHeading___Toc7521_871774493"/>Frequency Controls<text:bookmark-end text:name="__RefHeading___Toc7521_871774493"/></text:h>
      <text:p text:style-name="P61">With the exception of the VFO frequency display, frequency controls are entry fields. Any number between 0 and 9999.999999 can be entered. Frequencies are entered in MHz. If a frequency is 0 in a displayed memory record, then that record will be ignored.</text:p>
      <text:p text:style-name="P61"/>
      <text:p text:style-name="P61">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61"/>
      <text:p text:style-name="P64"><text:span text:style-name="T121">The VFO Frequency can be </text:span><text:s/>changed by<text:span text:style-name="T122">:</text:span> </text:p>
      <text:list xml:id="list322980874" text:style-name="L3">
        <text:list-item>
          <text:p text:style-name="P302">Entering a new <text:span text:style-name="T122">frequency</text:span> in the input box below the control.</text:p>
        </text:list-item>
        <text:list-item>
          <text:p text:style-name="P302">Pressing one of the up/down buttons next to the control.</text:p>
        </text:list-item>
        <text:list-item>
          <text:p text:style-name="P302">Right or left clicking on one of the digits in the control.</text:p>
        </text:list-item>
        <text:list-item>
          <text:p text:style-name="P303">Using the mouse scroll wheel while 'hovering' over a digit.</text:p>
        </text:list-item>
      </text:list>
      <text:p text:style-name="P61"/>
      <text:p text:style-name="P61"/>
      <text:h text:style-name="P270" text:outline-level="3"><text:bookmark-start text:name="__RefHeading___Toc7523_871774493"/>Modulation Controls<text:bookmark-end text:name="__RefHeading___Toc7523_871774493"/></text:h>
      <text:p text:style-name="P62"><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62"/>
      <table:table table:name="RadioCtlModulations" table:style-name="RadioCtlModulations">
        <table:table-column table:style-name="RadioCtlModulations.A"/>
        <table:table-column table:style-name="RadioCtlModulations.B"/>
        <table:table-header-rows>
          <table:table-row table:style-name="TableLine94495642667488">
            <table:table-cell table:style-name="RadioCtlModulations.A1" office:value-type="string">
              <text:p text:style-name="P138">Modulation</text:p>
            </table:table-cell>
            <table:table-cell table:style-name="RadioCtlModulations.A1" office:value-type="string">
              <text:p text:style-name="P138">Description</text:p>
            </table:table-cell>
          </table:table-row>
        </table:table-header-rows>
        <table:table-row table:style-name="TableLine94495642655088">
          <table:table-cell table:style-name="RadioCtlModulations.A1" office:value-type="string">
            <text:p text:style-name="P178">FMw</text:p>
          </table:table-cell>
          <table:table-cell table:style-name="RadioCtlModulations.A1" office:value-type="string">
            <text:p text:style-name="P178"><text:span text:style-name="T117">Frequency Modulation Wide. </text:span>This is the modulation used by broadcast FM stations in the 88-108mhz range (75khz deviation).</text:p>
            <text:p text:style-name="P178">If the radio provides support for frequencies in the FM broadcast band, this modulation will be available.</text:p>
            <text:p text:style-name="P179">If the radio does NOT support FMw, the modulation will be changed to FMn</text:p>
          </table:table-cell>
        </table:table-row>
        <table:table-row table:style-name="TableLine94495642660400">
          <table:table-cell table:style-name="RadioCtlModulations.A1" office:value-type="string">
            <text:p text:style-name="P178">FMm</text:p>
          </table:table-cell>
          <table:table-cell table:style-name="RadioCtlModulations.A1" office:value-type="string">
            <text:p text:style-name="P178">This is the modulation used by analog TV stations for the sound carrier (25khz deviation). Because analog TV is pretty much obsolete, not many radios support this. </text:p>
            <text:p text:style-name="P179">If the radio does NOT support FMm, the modulation will be changed to FMn</text:p>
          </table:table-cell>
        </table:table-row>
        <table:table-row table:style-name="TableLine94495642665648">
          <table:table-cell table:style-name="RadioCtlModulations.A1" office:value-type="string">
            <text:p text:style-name="P179">FMn</text:p>
          </table:table-cell>
          <table:table-cell table:style-name="RadioCtlModulations.A1" office:value-type="string">
            <text:p text:style-name="P179">This modulation is used by most of the frequencies in the VHF &amp; UHF public service bands (5khz deviation). All of the radios supported by RadioCtl recognize this modulation. </text:p>
          </table:table-cell>
        </table:table-row>
        <table:table-row table:style-name="TableLine94495642333904">
          <table:table-cell table:style-name="RadioCtlModulations.A1" office:value-type="string">
            <text:p text:style-name="P179">FMun</text:p>
          </table:table-cell>
          <table:table-cell table:style-name="RadioCtlModulations.A1" office:value-type="string">
            <text:p text:style-name="P179">Ultra-Narrow Frequency Modulation (2.5khz deviation). For now, only the Uniden radios support this. For all other radios, FMn will be set.</text:p>
          </table:table-cell>
        </table:table-row>
        <table:table-row table:style-name="TableLine94495642513600">
          <table:table-cell table:style-name="RadioCtlModulations.A6" office:value-type="string">
            <text:p text:style-name="P176">AM</text:p>
          </table:table-cell>
          <table:table-cell table:style-name="RadioCtlModulations.A1" office:value-type="string">
            <text:p text:style-name="P176">Amplitude Modulation. Mostly used below 30mhz &amp; for the VHF Air band (108-136mhz). This modulation is recognized by all of the RadioCtl supported radios.</text:p>
            <text:p text:style-name="P177">For radios with a bandwidth/filter selection, this will select a WIDE filter.</text:p>
          </table:table-cell>
        </table:table-row>
        <table:table-row table:style-name="TableLine94495642683392">
          <table:table-cell table:style-name="RadioCtlModulations.A6" office:value-type="string">
            <text:p text:style-name="P177">AMn</text:p>
          </table:table-cell>
          <table:table-cell table:style-name="RadioCtlModulations.A1" office:value-type="string">
            <text:p text:style-name="P177">Same as AM except a narrow bandwidth filter is selected in the radio. Only a few radios (Such as the ICOM IC-703) utilize this modulation.</text:p>
            <text:p text:style-name="P177">If the radio does not contain bandwidth filtering, this will be changed to 'AM'.</text:p>
          </table:table-cell>
        </table:table-row>
        <table:table-row table:style-name="TableLine94495642684048">
          <table:table-cell table:style-name="RadioCtlModulations.A6" office:value-type="string">
            <text:p text:style-name="P177">AMm</text:p>
          </table:table-cell>
          <table:table-cell table:style-name="RadioCtlModulations.A1" office:value-type="string">
            <text:p text:style-name="P177">Same as AM except a medium bandwidth filter is selected in the radio. Only a few <text:soft-page-break/>radios (Such as the ICOM IC-703) utilize this modulation.</text:p>
            <text:p text:style-name="P177">If the radio does not contain bandwidth filtering, this will be changed to 'AM'.</text:p>
          </table:table-cell>
        </table:table-row>
        <table:table-row table:style-name="TableLine94495642684864">
          <table:table-cell table:style-name="RadioCtlModulations.A6" office:value-type="string">
            <text:p text:style-name="P177">LSB</text:p>
          </table:table-cell>
          <table:table-cell table:style-name="RadioCtlModulations.A1" office:value-type="string">
            <text:p text:style-name="P177">Lower Sideband. Generally only used on frequencies below 30mhz. </text:p>
            <text:p text:style-name="P177">Only supported on radios that provide a full range of support for short-wave frequencies (20khz to 30mhz). </text:p>
            <text:p text:style-name="P177">For radios that do not support this modulation, RadioCtl will change the modulation to 'AM' </text:p>
          </table:table-cell>
        </table:table-row>
        <table:table-row table:style-name="TableLine94495642685872">
          <table:table-cell table:style-name="RadioCtlModulations.A1" office:value-type="string">
            <text:p text:style-name="P177">USB</text:p>
          </table:table-cell>
          <table:table-cell table:style-name="RadioCtlModulations.A1" office:value-type="string">
            <text:p text:style-name="P177">Upper Sideband. Generally only used on frequencies below 30mhz. </text:p>
            <text:p text:style-name="P177">Only supported on radios that provide a full range of support for short-wave frequencies (20khz to 30mhz). </text:p>
            <text:p text:style-name="P177">For radios that do not support this modulation, RadioCtl will change the modulation to 'AM' </text:p>
          </table:table-cell>
        </table:table-row>
        <table:table-row table:style-name="TableLine94495642686688">
          <table:table-cell table:style-name="RadioCtlModulations.A1" office:value-type="string">
            <text:p text:style-name="P177">CW</text:p>
          </table:table-cell>
          <table:table-cell table:style-name="RadioCtlModulations.A1" office:value-type="string">
            <text:p text:style-name="P177">'Continuous Wave'. Used for Morse Code detection. Generally only used on frequencies below 30mhz. Only supported on radios that provide a full range of support for short-wave frequencies (20khz to 30mhz). </text:p>
            <text:p text:style-name="P177">For radios that do not support this modulation, RadioCtl will change the modulation to 'AM' </text:p>
          </table:table-cell>
        </table:table-row>
        <table:table-row table:style-name="TableLine94495642687504">
          <table:table-cell table:style-name="RadioCtlModulations.A6" office:value-type="string">
            <text:p text:style-name="P177">CW-R</text:p>
          </table:table-cell>
          <table:table-cell table:style-name="RadioCtlModulations.A1" office:value-type="string">
            <text:p text:style-name="P231">Continuous Wave Reverse'. Used for Morse Code detection. Generally only used on frequencies below 30mhz. Only supported on radios that provide a full range of support for short-wave frequencies (20khz to 30mhz). </text:p>
            <text:p text:style-name="P177">For radios that do not support this modulation, RadioCtl will change the modulation to 'AM' </text:p>
          </table:table-cell>
        </table:table-row>
      </table:table>
      <text:p text:style-name="P62"/>
      <text:p text:style-name="P62"/>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91211932350562" text:continue-numbering="true" text:style-name="L3">
        <text:list-item>
          <text:p text:style-name="P302">Entering a new channel number in the input box below the control.</text:p>
        </text:list-item>
        <text:list-item>
          <text:p text:style-name="P302">Pressing one of the up/down buttons next to the control.</text:p>
        </text:list-item>
        <text:list-item>
          <text:p text:style-name="P302">Right or left clicking on one of the digits in the control.</text:p>
        </text:list-item>
        <text:list-item>
          <text:p text:style-name="P302">Using the mouse scroll wheel while 'hovering' over a digit.</text:p>
        </text:list-item>
      </text:list>
      <text:p text:style-name="P65"/>
      <text:p text:style-name="P65">Note: Uniden dynamic radios do NOT use channel numbers. For most operations, the channel number will be ignored.</text:p>
      <text:p text:style-name="P65"/>
      <text:p text:style-name="P65"/>
      <text:h text:style-name="P271" text:outline-level="3"><text:bookmark-start text:name="__RefHeading___Toc16091_934459754"/>Operation Options<text:bookmark-end text:name="__RefHeading___Toc16091_934459754"/></text:h>
      <text:p text:style-name="P119">These are selections that modify what happens when a particular operation is happening. The function of each of these is dependent upon the current operation being processed. </text:p>
      <text:p text:style-name="P64"/>
      <text:h text:style-name="P261" text:outline-level="2"><text:bookmark-start text:name="__RefHeading___Toc7527_871774493"/><text:soft-page-break/>Operations<text:bookmark-end text:name="__RefHeading___Toc7527_871774493"/></text:h>
      <text:p text:style-name="P32">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4"/>
      <text:p text:style-name="P117"/>
      <text:p text:style-name="Text_20_body"/>
      <text:h text:style-name="P272" text:outline-level="3"><text:bookmark-start text:name="__RefHeading___Toc7529_871774493"/>Manual<text:bookmark-end text:name="__RefHeading___Toc7529_871774493"/></text:h>
      <text:p text:style-name="P33"><text:s/>This is the default state of the program. When the program starts, this will always be the state that it starts in. When another operation terminates, this will usually be the state that it returns to.</text:p>
      <text:p text:style-name="P34">In Manual state, the following happens:</text:p>
      <text:list xml:id="list573056634" text:style-name="L4">
        <text:list-item>
          <text:p text:style-name="P304">Any change to the Frequency or Modulation of the radio is reflected in the program's VFO.</text:p>
        </text:list-item>
        <text:list-item>
          <text:p text:style-name="P304">If there is a squelch break, the Signal Meter will indicate the signal strength (value will be 9 if the radio does not allow for reading a signal strength)</text:p>
          <text:p text:style-name="P304"/>
        </text:list-item>
      </text:list>
      <text:p text:style-name="P34">The following Operation Options affect Manual state<text:span text:style-name="T97"> when selected</text:span>:</text:p>
      <table:table table:name="ManualOptions" table:style-name="ManualOptions">
        <table:table-column table:style-name="ManualOptions.A"/>
        <table:table-column table:style-name="ManualOptions.B"/>
        <table:table-header-rows>
          <table:table-row table:style-name="TableLine94495642669840">
            <table:table-cell table:style-name="ManualOptions.A1" office:value-type="string">
              <text:p text:style-name="P132">option</text:p>
            </table:table-cell>
            <table:table-cell table:style-name="ManualOptions.A1" office:value-type="string">
              <text:p text:style-name="P132">function</text:p>
            </table:table-cell>
          </table:table-row>
        </table:table-header-rows>
        <table:table-row table:style-name="TableLine94495642695792">
          <table:table-cell table:style-name="ManualOptions.A1" office:value-type="string">
            <text:p text:style-name="P158">Update database in Manual</text:p>
          </table:table-cell>
          <table:table-cell table:style-name="ManualOptions.A1" office:value-type="string">
            <text:p text:style-name="P158">A database record will be added or updated when a signal appears.</text:p>
            <text:p text:style-name="P165">This record will contain the frequency, modulation, time of signal on, duration of the signal on, and the signal strength. In addition, a count of the number of times this frequency was active is also update. </text:p>
          </table:table-cell>
        </table:table-row>
        <table:table-row table:style-name="TableLine94495642696480">
          <table:table-cell table:style-name="ManualOptions.A1" office:value-type="string">
            <text:p text:style-name="P158">Record audio when signal</text:p>
          </table:table-cell>
          <table:table-cell table:style-name="ManualOptions.A1" office:value-type="string">
            <text:p text:style-name="P158">An audio recording will be made when a signal appears.</text:p>
          </table:table-cell>
        </table:table-row>
      </table:table>
      <text:p text:style-name="P34"/>
      <text:p text:style-name="P3"/>
      <text:p text:style-name="P65">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495642738832">
            <table:table-cell table:style-name="ManualStateControls.A1" office:value-type="string">
              <text:p text:style-name="P139">control</text:p>
            </table:table-cell>
            <table:table-cell table:style-name="ManualStateControls.A1" office:value-type="string">
              <text:p text:style-name="P139">Function</text:p>
            </table:table-cell>
          </table:table-row>
        </table:table-header-rows>
        <table:table-row table:style-name="TableLine94495642750048">
          <table:table-cell table:style-name="ManualStateControls.A1" office:value-type="string">
            <text:p text:style-name="P182">Signal Off</text:p>
          </table:table-cell>
          <table:table-cell table:style-name="ManualStateControls.A1" office:value-type="string">
            <text:p text:style-name="P182">If using the Local radio, will turn off the signal. For all other radios, this button does nothing in manual state.</text:p>
          </table:table-cell>
        </table:table-row>
        <table:table-row table:style-name="TableLine94495642756080">
          <table:table-cell table:style-name="ManualStateControls.A1" office:value-type="string">
            <text:p text:style-name="P182">Signal digit</text:p>
          </table:table-cell>
          <table:table-cell table:style-name="ManualStateControls.A1" office:value-type="string">
            <text:p text:style-name="P182">If using the Local radio, will turn on the signal at the selected level. For all other radios, this button does nothing in manual state.</text:p>
          </table:table-cell>
        </table:table-row>
        <table:table-row table:style-name="TableLine94495642756624">
          <table:table-cell table:style-name="ManualStateControls.A1" office:value-type="string">
            <text:p text:style-name="P182">Frequency</text:p>
          </table:table-cell>
          <table:table-cell table:style-name="ManualStateControls.A1" office:value-type="string">
            <text:p text:style-name="P182">Any change in frequency will be sent to the radio.</text:p>
          </table:table-cell>
        </table:table-row>
        <table:table-row table:style-name="TableLine94495642757280">
          <table:table-cell table:style-name="ManualStateControls.A1" office:value-type="string">
            <text:p text:style-name="P182">Channel</text:p>
          </table:table-cell>
          <table:table-cell table:style-name="ManualStateControls.A1" office:value-type="string">
            <text:p text:style-name="P183">If the <text:s/>the drop-down below the channel entry is set for RadioCtl Index, the contents of the RadioCtl frequency record <text:span text:style-name="T123">number </text:span>will be <text:span text:style-name="T124">set in the VFO and </text:span>sent to the radio when this value<text:span text:style-name="T123"> is changed.</text:span> </text:p>
            <text:p text:style-name="P183"><text:span text:style-name="T123">If the selection is for the Radio's Memory, the radio's memory channel will be </text:span><text:span text:style-name="T124">selected, and the new Frequency and modulation values set in the VFO.</text:span></text:p>
          </table:table-cell>
        </table:table-row>
      </table:table>
      <text:p text:style-name="P65"/>
      <text:p text:style-name="P3"/>
      <text:h text:style-name="P273" text:outline-level="3"><text:bookmark-start text:name="__RefHeading___Toc7531_871774493"/>Scan<text:bookmark-end text:name="__RefHeading___Toc7531_871774493"/></text:h>
      <text:p text:style-name="P36">Scan state will <text:span text:style-name="T98">continually send settings to the radio, and look for a signal with those settings. What settings are set is dependent on the scan variation.</text:span></text:p>
      <text:p text:style-name="P37">If a signal is detected, a frequency database record with the frequency, modulation and other information will be added, or updated (if already added). This record will contain the frequency, modulation, radio's channel number (if available), signal strength, time of signal start, length of time signal was on, and the count of squelch breaks logged. Other information may also be logged.</text:p>
      <text:p text:style-name="P37">During scan state, VFO frequency, channel &amp; modulation settings are disabled. However, the <text:span text:style-name="T30">Up</text:span><text:span text:style-name="T36">/</text:span><text:span text:style-name="T30">Down</text:span> <text:soft-page-break/>controls on each of these can be pressed to change the direction of the scan (increment or decrement)<text:span text:style-name="T99">.</text:span></text:p>
      <text:p text:style-name="P37"/>
      <text:p text:style-name="P39">For Scan state, there can also be a <text:span text:style-name="T36">D</text:span><text:span text:style-name="T30">elay</text:span> or <text:span text:style-name="T36">R</text:span><text:span text:style-name="T30">esume </text:span><text:span text:style-name="T73">function</text:span>. </text:p>
      <text:p text:style-name="P39"/>
      <text:p text:style-name="P39"><text:span text:style-name="T36">D</text:span><text:span text:style-name="T30">elay </text:span><text:s/>works as follows:</text:p>
      <text:p text:style-name="P40"><text:s text:c="3"/>When a signal goes away, the program will pause before continuing with the next setting in case the signal reappears. This is useful to capture replies <text:span text:style-name="T100">to transmission. The duration of the delay is the value </text:span><text:span text:style-name="T118">of any </text:span><text:span text:style-name="T11">positive </text:span><text:span text:style-name="T118">value in </text:span><text:span text:style-name="T120">the </text:span><text:span text:style-name="T118"><text:s/>'dlyrsm'</text:span><text:span text:style-name="T100"> </text:span><text:span text:style-name="T118">field of the </text:span><text:span text:style-name="T119">current </text:span><text:span text:style-name="T39">frequency</text:span><text:span text:style-name="T119"> database </text:span><text:span text:style-name="T118">record, or the </text:span><text:span text:style-name="T11">positive</text:span><text:span text:style-name="T118"> value </text:span><text:span text:style-name="T119">in the 'Delay/Resume' Operation Option. <text:s/>The check-box for the Operation Option MUST be checked, or the delay value in both the database record and the Operation Option are ignored.</text:span></text:p>
      <text:p text:style-name="P41"><text:s/></text:p>
      <text:p text:style-name="P40"><text:span text:style-name="T36">R</text:span><text:span text:style-name="T32">esume</text:span><text:span text:style-name="T30"> </text:span><text:s/>works as follows:</text:p>
      <text:p text:style-name="P42"><text:s text:c="2"/>When as signal is detected, resume will terminate the signal, and continue with the scan after a period of time. This is useful for bypassing 'birdies' and other noise.<text:span text:style-name="T120"> </text:span>Th<text:span text:style-name="T120">e </text:span>time period <text:span text:style-name="T120">until the scan resumes </text:span>is determined by <text:span text:style-name="T120">any </text:span><text:span text:style-name="T12">negative</text:span><text:span text:style-name="T120"> </text:span>value<text:span text:style-name="T120"> </text:span><text:span text:style-name="T118">in </text:span><text:span text:style-name="T120">the </text:span><text:span text:style-name="T118"><text:s/>'dlyrsm'</text:span> <text:span text:style-name="T118">field of the </text:span><text:span text:style-name="T119">current </text:span><text:span text:style-name="T39">frequency</text:span><text:span text:style-name="T119"> database </text:span><text:span text:style-name="T118">record</text:span><text:span text:style-name="T120">, </text:span><text:span text:style-name="T118">or the </text:span><text:span text:style-name="T12">negati</text:span><text:span text:style-name="T13">ve</text:span><text:span text:style-name="T11"> </text:span><text:span text:style-name="T118">value </text:span><text:span text:style-name="T119">in the 'Delay/Resume' Operation Option. <text:s/>The check-box for the Operation Option MUST be checked, or the </text:span><text:span text:style-name="T120">resume</text:span><text:span text:style-name="T119"> value in both the database record and the Operation Option are ignored.</text:span></text:p>
      <text:p text:style-name="P42"/>
      <text:p text:style-name="P63">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63"/>
      <text:p text:style-name="P63">NOTE:<text:span text:style-name="T125"> </text:span>Delay/Resume does NOT function during a <text:span text:style-name="T30">Radio Scan</text:span> operation.</text:p>
      <text:p text:style-name="P41"><text:s/></text:p>
      <text:p text:style-name="P35"/>
      <text:p text:style-name="P37">There are three variations of SCAN state: Scan by Frequency, Scan by Database Channel, Scan by Radio's Channel. </text:p>
      <text:p text:style-name="P37"/>
      <text:h text:style-name="P274" text:outline-level="3"><text:bookmark-start text:name="__RefHeading___Toc7533_871774493"/>Scan by Database Frequency<text:span text:style-name="T104">/Scan by Database Channel</text:span><text:bookmark-end text:name="__RefHeading___Toc7533_871774493"/></text:h>
      <text:p text:style-name="P38">The program will loop through all Frequency records<text:span text:style-name="T101">. If a frequency record has the 'valid' flag reset, then that record will be ignored.</text:span><text:span text:style-name="T104"> <text:s/>For a Frequency scan, the frequency of the database record must be within the range of the radio. For the Channel scan, the channel number must be within the radio's memory. </text:span><text:span text:style-name="T103">Depending on options selected, other criteria for selection may </text:span><text:span text:style-name="T104">also </text:span><text:span text:style-name="T103">need to be met.</text:span></text:p>
      <text:p text:style-name="P37"/>
      <text:p text:style-name="P43">Once a valid record has been located, the <text:span text:style-name="T105">information in that record is sent to the radio. For a Frequency scan, the </text:span><text:span text:style-name="T102">Frequency and Modulation</text:span> in that record are sent to the VFO of the radio.<text:span text:style-name="T105"> For a Channel scan, the radio's memory channel specified in the record is set.</text:span> The program will <text:span text:style-name="T10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3"/>
      <text:p text:style-name="P43"><text:span text:style-name="T30">Scan by Database Frequency</text:span><text:span text:style-name="T106"> and </text:span><text:span text:style-name="T33">Scan by Database Channel</text:span> will terminate if there are less than two records in the frequency database that <text:span text:style-name="T103">meet the selection criteria.</text:span></text:p>
      <text:p text:style-name="P43"/>
      <text:p text:style-name="P236">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495642708656">
            <table:table-cell table:style-name="ScanByDatabaseFrequencyOptions.A1" office:value-type="string">
              <text:p text:style-name="P133">option</text:p>
            </table:table-cell>
            <table:table-cell table:style-name="ScanByDatabaseFrequencyOptions.A1" office:value-type="string">
              <text:p text:style-name="P133">function</text:p>
            </table:table-cell>
          </table:table-row>
        </table:table-header-rows>
        <table:table-row table:style-name="TableLine94495642786576">
          <table:table-cell table:style-name="ScanByDatabaseFrequencyOptions.A1" office:value-type="string">
            <text:p text:style-name="P180">Resume/Delay &lt; 0</text:p>
            <text:p text:style-name="P180">and selected</text:p>
          </table:table-cell>
          <table:table-cell table:style-name="ScanByDatabaseFrequencyOptions.A1" office:value-type="string">
            <text:p text:style-name="P166">Continue to the next record after the number of second<text:span text:style-name="T103">s</text:span> specified in the value of this option when there is a signal.</text:p>
          </table:table-cell>
        </table:table-row>
        <table:table-row table:style-name="TableLine94495642764976">
          <table:table-cell table:style-name="ScanByDatabaseFrequencyOptions.A1" office:value-type="string">
            <text:p text:style-name="P180">Resume/Delay &gt; 0 </text:p>
            <text:p text:style-name="P180">and selected</text:p>
          </table:table-cell>
          <table:table-cell table:style-name="ScanByDatabaseFrequencyOptions.A1" office:value-type="string">
            <text:p text:style-name="P170">Pause for the number of seconds specified in the value of this option when the signal goes off</text:p>
          </table:table-cell>
        </table:table-row>
        <text:soft-page-break/>
        <table:table-row table:style-name="TableLine94495642800784">
          <table:table-cell table:style-name="ScanByDatabaseFrequencyOptions.A1" office:value-type="string">
            <text:p text:style-name="P170">Starting record for operations</text:p>
          </table:table-cell>
          <table:table-cell table:style-name="ScanByDatabaseFrequencyOptions.A1" office:value-type="string">
            <text:p text:style-name="P170">Starting record number to use. Defaults to 1</text:p>
          </table:table-cell>
        </table:table-row>
        <table:table-row table:style-name="TableLine94495642821872">
          <table:table-cell table:style-name="ScanByDatabaseFrequencyOptions.A5" office:value-type="string">
            <text:p text:style-name="P170">Ending record for operations</text:p>
          </table:table-cell>
          <table:table-cell table:style-name="ScanByDatabaseFrequencyOptions.A1" office:value-type="string">
            <text:p text:style-name="P170">Ending record number to us. Defaults to all available</text:p>
          </table:table-cell>
        </table:table-row>
        <table:table-row table:style-name="TableLine94495642822864">
          <table:table-cell table:style-name="ScanByDatabaseFrequencyOptions.A5" office:value-type="string">
            <text:p text:style-name="P170">Scan uses System records.</text:p>
          </table:table-cell>
          <table:table-cell table:style-name="ScanByDatabaseFrequencyOptions.A1" office:value-type="string">
            <text:p text:style-name="P170">If selected, any system records are selected in sequence and frequency records that reference this system number are used. Only system records marked as valid are used.</text:p>
          </table:table-cell>
        </table:table-row>
        <table:table-row table:style-name="TableLine94495642823632">
          <table:table-cell table:style-name="ScanByDatabaseFrequencyOptions.A1" office:value-type="string">
            <text:p text:style-name="P170">Scan uses Group records.</text:p>
          </table:table-cell>
          <table:table-cell table:style-name="ScanByDatabaseFrequencyOptions.A1" office:value-type="string">
            <text:p text:style-name="P170">If selected, any group records are selected in sequence and frequency records that reference this group number are used. Only group records marked as valid are used.</text:p>
            <text:p text:style-name="P170">NOTE: If <text:s/>system records are also used, both group AND system numbers must match for the frequency record to be used.</text:p>
          </table:table-cell>
        </table:table-row>
        <table:table-row table:style-name="TableLine94495642824448">
          <table:table-cell table:style-name="ScanByDatabaseFrequencyOptions.A1" office:value-type="string">
            <text:p text:style-name="P160">Record audio when signal</text:p>
          </table:table-cell>
          <table:table-cell table:style-name="ScanByDatabaseFrequencyOptions.A1" office:value-type="string">
            <text:p text:style-name="P159">An audio recording will be made when a signal appears.</text:p>
          </table:table-cell>
        </table:table-row>
      </table:table>
      <text:p text:style-name="P43"/>
      <text:p text:style-name="Text_20_body"/>
      <text:p text:style-name="P66">The following controls can be used during scans:</text:p>
      <text:p text:style-name="P236">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495642794672">
            <table:table-cell table:style-name="ScanControls.A1" office:value-type="string">
              <text:p text:style-name="P140">Control</text:p>
            </table:table-cell>
            <table:table-cell table:style-name="ScanControls.A1" office:value-type="string">
              <text:p text:style-name="P140">Function</text:p>
            </table:table-cell>
          </table:table-row>
        </table:table-header-rows>
        <table:table-row table:style-name="TableLine94495642842032">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495642842304">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495642842688">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495642843296">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495642844112">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66"/>
      <text:p text:style-name="Text_20_body"/>
      <text:p text:style-name="Text_20_body"/>
      <text:h text:style-name="P275" text:outline-level="3"><text:bookmark-start text:name="__RefHeading___Toc7535_871774493"/>Scan by Radio's Channel<text:bookmark-end text:name="__RefHeading___Toc7535_871774493"/></text:h>
      <text:p text:style-name="P48"><text:s text:c="2"/>The program will loop through all channels defined for the radio. The configuration file for that radio will determine the minimum channel number ('origin') and the maximum ('maxchan'), The program will then select that channel number on the radio. <text:s/><text:span text:style-name="T101">The program will </text:span><text:span text:style-name="T105">then </text:span><text:span text:style-name="T101">look for a signal from the radio. If one is detected, the scan will pause until the signal goes away. </text:span></text:p>
      <text:p text:style-name="P48"/>
      <text:p text:style-name="P49">When a signal is detected, the frequency and modulation indicated by the radio is used to locate a <text:span text:style-name="T109">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49"/>
      <text:p text:style-name="P44">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4"/>
      <text:p text:style-name="P52">Scan by Radio's Channel is significantly faster than utilizing the database records, as there is less information</text:p>
      <text:p text:style-name="P52"><text:span text:style-name="T112"><text:s/></text:span>transmitted between the radio and the scanner. However, the frequencies scanned are limited to what is stored in the Radio's memory.</text:p>
      <text:p text:style-name="P50"><text:soft-page-break/></text:p>
      <text:p text:style-name="P50">Note: This operation is not available for the Uniden BCD32P2<text:span text:style-name="T108">, as there are no channel numbers.</text:span></text:p>
      <text:p text:style-name="P50"><text:s/></text:p>
      <text:p text:style-name="P237">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495642832880">
            <table:table-cell table:style-name="Table5.A1" office:value-type="string">
              <text:p text:style-name="P134">option</text:p>
            </table:table-cell>
            <table:table-cell table:style-name="Table5.A1" office:value-type="string">
              <text:p text:style-name="P134">function</text:p>
            </table:table-cell>
          </table:table-row>
        </table:table-header-rows>
        <table:table-row table:style-name="TableLine94495642873120">
          <table:table-cell table:style-name="Table5.A1" office:value-type="string">
            <text:p text:style-name="P181">Resume/Delay &lt; 0</text:p>
            <text:p text:style-name="P181">and selected</text:p>
          </table:table-cell>
          <table:table-cell table:style-name="Table5.A1" office:value-type="string">
            <text:p text:style-name="P167">Continue to the next record after the number of second<text:span text:style-name="T103">s</text:span> specified in the value of this option when there is a signal.</text:p>
          </table:table-cell>
        </table:table-row>
        <table:table-row table:style-name="TableLine94495642873488">
          <table:table-cell table:style-name="Table5.A1" office:value-type="string">
            <text:p text:style-name="P181">Resume/Delay &gt; 0</text:p>
            <text:p text:style-name="P181">and selected</text:p>
          </table:table-cell>
          <table:table-cell table:style-name="Table5.A1" office:value-type="string">
            <text:p text:style-name="P171">Pause for the number of seconds specified in the value of this option when the signal goes off</text:p>
          </table:table-cell>
        </table:table-row>
        <table:table-row table:style-name="TableLine94495642874032">
          <table:table-cell table:style-name="Table5.A1" office:value-type="string">
            <text:p text:style-name="P171">Starting <text:span text:style-name="T107">channel</text:span> for operations</text:p>
          </table:table-cell>
          <table:table-cell table:style-name="Table5.A1" office:value-type="string">
            <text:p text:style-name="P174">First channel number to use. Defaults to the Radio's '<text:span text:style-name="T30">origin</text:span>' setting</text:p>
          </table:table-cell>
        </table:table-row>
        <table:table-row table:style-name="TableLine94495642874688">
          <table:table-cell table:style-name="Table5.A5" office:value-type="string">
            <text:p text:style-name="P171">Ending <text:span text:style-name="T107">channel</text:span> for operations</text:p>
          </table:table-cell>
          <table:table-cell table:style-name="Table5.A1" office:value-type="string">
            <text:p text:style-name="P171">Ending <text:span text:style-name="T107">channel number to use. Defaults to the Radio's '</text:span><text:span text:style-name="T34">maxchan</text:span><text:span text:style-name="T107">' setting</text:span></text:p>
          </table:table-cell>
        </table:table-row>
        <table:table-row table:style-name="TableLine94495642875712">
          <table:table-cell table:style-name="Table5.A1" office:value-type="string">
            <text:p text:style-name="P161">Record audio when signal</text:p>
          </table:table-cell>
          <table:table-cell table:style-name="Table5.A1" office:value-type="string">
            <text:p text:style-name="P161">An audio recording will be made when a signal appears.</text:p>
          </table:table-cell>
        </table:table-row>
      </table:table>
      <text:p text:style-name="P44"/>
      <text:p text:style-name="P44"/>
      <text:p text:style-name="P44">The following controls can be used during a <text:span text:style-name="T28">Scan By Radio's Channel</text:span> operation.</text:p>
      <text:p text:style-name="P44"/>
      <text:p text:style-name="P236">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495642862208">
            <table:table-cell table:style-name="ScanByChannel.A1" office:value-type="string">
              <text:p text:style-name="P141">Control</text:p>
            </table:table-cell>
            <table:table-cell table:style-name="ScanByChannel.A1" office:value-type="string">
              <text:p text:style-name="P141">Function</text:p>
            </table:table-cell>
          </table:table-row>
        </table:table-header-rows>
        <table:table-row table:style-name="TableLine94495642891600">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495642891968">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495642892400">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495642893056">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495642893872">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44"/>
      <text:h text:style-name="P276" text:outline-level="3"><text:bookmark-start text:name="__RefHeading___Toc7537_871774493"/>Radioscan<text:bookmark-end text:name="__RefHeading___Toc7537_871774493"/></text:h>
      <text:p text:style-name="P51"><text:s text:c="2"/>This operation lets the radio do the scanning, while the program monitors squelch breaks. Using this function, it is possible for the program to scan trunked systems.</text:p>
      <text:p text:style-name="P51">When selected, the radio is place<text:span text:style-name="T110">d</text:span> in a SCAN state. Some radios may require the user to press a button to start the scan. RadioCtl will <text:span text:style-name="T110">then start </text:span>monitor<text:span text:style-name="T110">ing</text:span> the radio's squelch. </text:p>
      <text:p text:style-name="P51">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1">NOTE: Not all radios can perform a <text:span text:style-name="T30">Radioscan</text:span> operation.</text:p>
      <text:p text:style-name="P51"/>
      <text:p text:style-name="P238">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4495642881168">
            <table:table-cell table:style-name="Table6.A1" office:value-type="string">
              <text:p text:style-name="P135">option</text:p>
            </table:table-cell>
            <table:table-cell table:style-name="Table6.A1" office:value-type="string">
              <text:p text:style-name="P135">function</text:p>
            </table:table-cell>
          </table:table-row>
        </table:table-header-rows>
        <table:table-row table:style-name="TableLine94495642904400">
          <table:table-cell table:style-name="Table6.A1" office:value-type="string">
            <text:p text:style-name="P162">Record audio when signal</text:p>
          </table:table-cell>
          <table:table-cell table:style-name="Table6.A1" office:value-type="string">
            <text:p text:style-name="P162">An audio recording will be made when a signal appears.</text:p>
          </table:table-cell>
        </table:table-row>
      </table:table>
      <text:p text:style-name="P45"/>
      <text:p text:style-name="P45"><text:soft-page-break/></text:p>
      <text:h text:style-name="P277" text:outline-level="3"><text:bookmark-start text:name="__RefHeading___Toc7539_871774493"/>Frequency Search<text:bookmark-end text:name="__RefHeading___Toc7539_871774493"/></text:h>
      <text:p text:style-name="P53"><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3"/>
      <text:p text:style-name="P55">The current frequency or step value can be changed at any time by using the Up/Down buttons, or entering the new value in the box under each display.</text:p>
      <text:p text:style-name="P53"/>
      <text:p text:style-name="P55">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3"/>
      <text:p text:style-name="P54">When a signal is detected, the search will pause until the signal goes away. If there is a record in the frequency database with this frequency and modulation, it will be updated with signal level, duration of signal, <text:span text:style-name="T111">and timestamp. If there is no matching record, a new one will be created.</text:span><text:span text:style-name="T113"> If there are multiple records with the same frequency and modulation, then the first one encountered (using the 'i</text:span><text:span text:style-name="T37">ndex</text:span><text:span text:style-name="T113">' field) will be used.</text:span></text:p>
      <text:p text:style-name="P54"/>
      <text:p text:style-name="P58">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4"/>
      <text:p text:style-name="P58">If an existing Frequency Database record has the 'valid' flag off, then that frequency will not be included in the search. </text:p>
      <text:p text:style-name="P54"/>
      <text:p text:style-name="P54"><text:span text:style-name="T111">Delay and Resume controls on each Frequency Database record work the same way as they do on Scan operations. </text:span><text:span text:style-name="T99">If the Operation Option is selected, the option is applied to all records. Otherwise, the option is only applied to the record with that option selected.</text:span></text:p>
      <text:p text:style-name="P54"/>
      <text:p text:style-name="P239">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495642924992">
            <table:table-cell table:style-name="Table7.A1" office:value-type="string">
              <text:p text:style-name="P136">option</text:p>
            </table:table-cell>
            <table:table-cell table:style-name="Table7.A1" office:value-type="string">
              <text:p text:style-name="P136">function</text:p>
            </table:table-cell>
          </table:table-row>
        </table:table-header-rows>
        <table:table-row table:style-name="TableLine94495642925264">
          <table:table-cell table:style-name="Table7.A1" office:value-type="string">
            <text:p text:style-name="P181">Resume/Delay &lt; 0</text:p>
            <text:p text:style-name="P181">and selected</text:p>
          </table:table-cell>
          <table:table-cell table:style-name="Table7.A1" office:value-type="string">
            <text:p text:style-name="P168">Continue to the next <text:span text:style-name="T111">frequency</text:span> after the number of second<text:span text:style-name="T103">s</text:span> specified in the value of this option when there is a signal.</text:p>
          </table:table-cell>
        </table:table-row>
        <table:table-row table:style-name="TableLine94495642926304">
          <table:table-cell table:style-name="Table7.A1" office:value-type="string">
            <text:p text:style-name="P181">Resume/Delay &gt; 0</text:p>
            <text:p text:style-name="P181">and selected</text:p>
          </table:table-cell>
          <table:table-cell table:style-name="Table7.A1" office:value-type="string">
            <text:p text:style-name="P172">Pause for the number of seconds specified in the value of this option when the signal goes off</text:p>
          </table:table-cell>
        </table:table-row>
        <table:table-row table:style-name="TableLine94495642933024">
          <table:table-cell table:style-name="Table7.A1" office:value-type="string">
            <text:p text:style-name="P163">Record audio when signal</text:p>
          </table:table-cell>
          <table:table-cell table:style-name="Table7.A1" office:value-type="string">
            <text:p text:style-name="P163">An audio recording will be made when a signal appears.</text:p>
          </table:table-cell>
        </table:table-row>
      </table:table>
      <text:p text:style-name="P46"/>
      <text:p text:style-name="P54"/>
      <text:h text:style-name="P278" text:outline-level="3"><text:bookmark-start text:name="__RefHeading___Toc7541_871774493"/>Frequency Bank Search<text:bookmark-end text:name="__RefHeading___Toc7541_871774493"/></text:h>
      <text:p text:style-name="P56"><text:s/>This operation is similar to the Frequency Search except that the range of frequencies, the step value, and the modulation are determined by records in the Search Banks database. </text:p>
      <text:p text:style-name="P56"/>
      <text:p text:style-name="P56">Starting with the first Search Banks record marked as valid, the Frequency of the radio is set to the lower limit of that record. If allowed, the radio's modulation is also set based on the value in the selected record.</text:p>
      <text:p text:style-name="P56">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text:soft-page-break/>MUST be a least on record marked as valid for Frequency Bank Search.</text:p>
      <text:p text:style-name="P56">NOTE: Search direction changes using Up/Down controls only affect the Frequency increment or decrement. The selection of bank records is always low to high.</text:p>
      <text:p text:style-name="P56"/>
      <text:p text:style-name="P57">The Frequency, Step and Modulation controls on the VFO panel are not functional during Frequency Bank Search. These values are determined exclusively by the settings in each Banks record. </text:p>
      <text:p text:style-name="P57"/>
      <text:p text:style-name="P240">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495642931520">
            <table:table-cell table:style-name="Table8.A1" office:value-type="string">
              <text:p text:style-name="P137">option</text:p>
            </table:table-cell>
            <table:table-cell table:style-name="Table8.A1" office:value-type="string">
              <text:p text:style-name="P137">function</text:p>
            </table:table-cell>
          </table:table-row>
        </table:table-header-rows>
        <table:table-row table:style-name="TableLine94495642958272">
          <table:table-cell table:style-name="Table8.A1" office:value-type="string">
            <text:p text:style-name="P181">Resume/Delay &lt; 0</text:p>
            <text:p text:style-name="P181">and selected</text:p>
          </table:table-cell>
          <table:table-cell table:style-name="Table8.A1" office:value-type="string">
            <text:p text:style-name="P169">Continue to the next <text:span text:style-name="T111">frequency</text:span> after the number of second<text:span text:style-name="T103">s</text:span> specified in the value of this option when there is a signal.</text:p>
          </table:table-cell>
        </table:table-row>
        <table:table-row table:style-name="TableLine94495642958640">
          <table:table-cell table:style-name="Table8.A1" office:value-type="string">
            <text:p text:style-name="P181">Resume/Delay &gt;0</text:p>
            <text:p text:style-name="P181">and selected</text:p>
          </table:table-cell>
          <table:table-cell table:style-name="Table8.A1" office:value-type="string">
            <text:p text:style-name="P173">Pause for the number of seconds specified in the value of this option when the signal goes off</text:p>
          </table:table-cell>
        </table:table-row>
        <table:table-row table:style-name="TableLine94495642959184">
          <table:table-cell table:style-name="Table8.A1" office:value-type="string">
            <text:p text:style-name="P164">Record audio when signal</text:p>
          </table:table-cell>
          <table:table-cell table:style-name="Table8.A1" office:value-type="string">
            <text:p text:style-name="P164">An audio recording will be made when a signal appears.</text:p>
          </table:table-cell>
        </table:table-row>
      </table:table>
      <text:p text:style-name="P47"/>
      <text:p text:style-name="P56"/>
      <text:p text:style-name="Horizontal_20_Line"/>
      <text:h text:style-name="P262" text:outline-level="2"><text:bookmark-start text:name="__RefHeading___Toc3263_1148968855"/>Database Panels<text:bookmark-end text:name="__RefHeading___Toc3263_1148968855"/></text:h>
      <text:p text:style-name="P68"><text:s text:c="2"/>The database panels will display <text:span text:style-name="T12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71"/>
      <text:p text:style-name="P71"/>
      <text:p text:style-name="P71"/>
      <text:p text:style-name="P71"/>
      <text:p text:style-name="P71"/>
      <text:h text:style-name="P256" text:outline-level="1"><text:bookmark-start text:name="__RefHeading___Toc3265_1148968855"/>COMMAND LINE PROGRAM<text:bookmark-end text:name="__RefHeading___Toc3265_1148968855"/></text:h>
      <text:p text:style-name="P72">A separate command line program is provided that allows for processing RadioCtl files, Storing values into radio memories, Reading values from radio memories, and updating SD cards. </text:p>
      <text:p text:style-name="P72"/>
      <text:p text:style-name="P72">To start the command line program issue the following command from a terminal:</text:p>
      <text:p text:style-name="P109"><text:s text:c="4"/><text:span text:style-name="T28">cd /</text:span>directory_where_program_was_placed</text:p>
      <text:p text:style-name="P72"><text:s text:c="3"/><text:span text:style-name="T30"><text:s/></text:span><text:span text:style-name="T28">radiowrite</text:span><text:span text:style-name="T2"> </text:span><text:s/><text:span text:style-name="T30">cmd <text:s/></text:span><text:span text:style-name="T43">input1 </text:span><text:span text:style-name="T30"><text:s/></text:span><text:span text:style-name="T43">input2</text:span><text:span text:style-name="T30"> ... options</text:span></text:p>
      <text:p text:style-name="P4">'<text:span text:style-name="T30">cmd</text:span>' is a specific command, and '<text:span text:style-name="T59">input</text:span>' is <text:span text:style-name="T136">a file specification <text:s/>or radio name</text:span>. <text:span text:style-name="T136">Any input specification that contains a blank MUST be surrounded by quotes (ex: </text:span><text:span text:style-name="T43">"Input With Blank"</text:span><text:span text:style-name="T136">). If the input is a file specification, the full path of the file MUST be included if the file does not reside in the current directory. </text:span><text:span text:style-name="T128">Not all commands require a</text:span><text:span text:style-name="T136">n input</text:span><text:span text:style-name="T128">, and not all commands can process multiple </text:span><text:span text:style-name="T136">inputs</text:span><text:span text:style-name="T128">, Options follow the Unix standard of '-' for single letter and '--' for </text:span><text:s/><text:span text:style-name="T128">word options.</text:span></text:p>
      <text:p text:style-name="P4"/>
      <text:h text:style-name="P263" text:outline-level="2"><text:bookmark-start text:name="__RefHeading___Toc3267_1148968855"/>CVT<text:bookmark-end text:name="__RefHeading___Toc3267_1148968855"/></text:h>
      <text:p text:style-name="P86"><text:span text:style-name="T30">Inputs:</text:span> One or more file specifications.</text:p>
      <text:p text:style-name="P86"/>
      <text:p text:style-name="P73"><text:s/>This command will re-process <text:s/>existing RadioCtl file or files. Each file will be re-indexed, and any options specified applied before being written to. The output file name<text:span text:style-name="T181">s are</text:span> the same as the input file. The directory <text:soft-page-break/>where the output files are placed is determined by the 'tempdir' setting specified in the radioctl.conf file.</text:p>
      <text:p text:style-name="P73">Any references to re-indexed records (such as System, Site, or G<text:span text:style-name="T171">r</text:span>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75">NOTE: Any comments that are NOT part of a :tag structure will be removed in the new file.</text:p>
      <text:p text:style-name="P129">This function performs similar to <text:span text:style-name="T2">REWRITE</text:span> except that the output files are kept separate.</text:p>
      <text:p text:style-name="P75"/>
      <text:p text:style-name="P75"/>
      <text:p text:style-name="P75"/>
      <text:p text:style-name="P75"/>
      <text:p text:style-name="P73"/>
      <text:p text:style-name="P73">The following options are recognized<text:span text:style-name="T133"> for the CVT command</text:span>:</text:p>
      <text:p text:style-name="P73"/>
      <text:p text:style-name="P73"/>
      <text:p text:style-name="P236">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495642951952">
            <table:table-cell table:style-name="Table9.A1" office:value-type="string">
              <text:p text:style-name="P142">option</text:p>
            </table:table-cell>
            <table:table-cell table:style-name="Table9.A1" office:value-type="string">
              <text:p text:style-name="P142">description</text:p>
            </table:table-cell>
          </table:table-row>
        </table:table-header-rows>
        <table:table-row table:style-name="TableLine94495643029104">
          <table:table-cell table:style-name="Table9.A1" office:value-type="string">
            <text:p text:style-name="P229">--<text:span text:style-name="T30">append</text:span></text:p>
          </table:table-cell>
          <table:table-cell table:style-name="Table9.A1" office:value-type="string">
            <text:p text:style-name="P229">Append output to any existing file. The default is to replace the contents of any existing file. </text:p>
          </table:table-cell>
        </table:table-row>
        <table:table-row table:style-name="TableLine94495643029472">
          <table:table-cell table:style-name="Table9.A1" office:value-type="string">
            <text:p text:style-name="P184"><text:span text:style-name="T30">--dir</text:span> directory</text:p>
          </table:table-cell>
          <table:table-cell table:style-name="Table9.A1" office:value-type="string">
            <text:p text:style-name="P186">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495643030016">
          <table:table-cell table:style-name="Table9.A1" office:value-type="string">
            <text:p text:style-name="P187">--keyformat</text:p>
          </table:table-cell>
          <table:table-cell table:style-name="Table9.A1" office:value-type="string">
            <text:p text:style-name="P184">Output records will be in the form: keyword=value, rather than positional fields.</text:p>
          </table:table-cell>
        </table:table-row>
        <table:table-row table:style-name="TableLine94495643030672">
          <table:table-cell table:style-name="Table9.A1" office:value-type="string">
            <text:p text:style-name="P194">--nohdr</text:p>
          </table:table-cell>
          <table:table-cell table:style-name="Table9.A1" office:value-type="string">
            <text:p text:style-name="P229">Don't generate header records.</text:p>
          </table:table-cell>
        </table:table-row>
        <table:table-row table:style-name="TableLine94495643031328">
          <table:table-cell table:style-name="Table9.A1" office:value-type="string">
            <text:p text:style-name="P187">-o</text:p>
          </table:table-cell>
          <table:table-cell table:style-name="Table9.A1" office:value-type="string">
            <text:p text:style-name="P184">Overwrite any existing file without prompting.</text:p>
          </table:table-cell>
        </table:table-row>
        <table:table-row table:style-name="TableLine94495643032016">
          <table:table-cell table:style-name="Table9.A1" office:value-type="string">
            <text:p text:style-name="P192">--origin <text:s/><text:span text:style-name="T71">ch</text:span></text:p>
          </table:table-cell>
          <table:table-cell table:style-name="Table9.A1" office:value-type="string">
            <text:p text:style-name="P226">If --renum specified, start channel renumbering with 'ch'. </text:p>
            <text:p text:style-name="P226">This option is ignored when the protocol of the file is U<text:span text:style-name="T183">niden</text:span>.</text:p>
          </table:table-cell>
        </table:table-row>
        <table:table-row table:style-name="TableLine94495643032832">
          <table:table-cell table:style-name="Table9.A1" office:value-type="string">
            <text:p text:style-name="P229">-<text:span text:style-name="T30">-proto</text:span> protocol</text:p>
          </table:table-cell>
          <table:table-cell table:style-name="Table9.A1" office:value-type="string">
            <text:p text:style-name="P229">Change the protocol in the output files to the protocol specified. </text:p>
            <text:p text:style-name="P229">This will add protocol unique fields for that protocol.</text:p>
          </table:table-cell>
        </table:table-row>
        <table:table-row table:style-name="TableLine94495643033648">
          <table:table-cell table:style-name="Table9.A1" office:value-type="string">
            <text:p text:style-name="P184"><text:span text:style-name="T30">-q </text:span>key</text:p>
          </table:table-cell>
          <table:table-cell table:style-name="Table9.A1" office:value-type="string">
            <text:p text:style-name="P184">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495643034656">
          <table:table-cell table:style-name="Table9.A1" office:value-type="string">
            <text:p text:style-name="P187">--renum</text:p>
          </table:table-cell>
          <table:table-cell table:style-name="Table9.A1" office:value-type="string">
            <text:p text:style-name="P184">Renumber the channels.</text:p>
            <text:p text:style-name="P226">This option is ignored when the protocol of the file is UNIDEN.</text:p>
          </table:table-cell>
        </table:table-row>
        <table:table-row table:style-name="TableLine94495643035472">
          <table:table-cell table:style-name="Table9.A1" office:value-type="string">
            <text:p text:style-name="P187">-s</text:p>
          </table:table-cell>
          <table:table-cell table:style-name="Table9.A1" office:value-type="string">
            <text:p text:style-name="P184">Sort <text:span text:style-name="T30">FREQ</text:span> records by frequency. If this is a Trunked system, this option is ignored, as <text:span text:style-name="T30">FREQ</text:span> records contain 'TGID's instead of frequencies. </text:p>
          </table:table-cell>
        </table:table-row>
        <table:table-row table:style-name="TableLine94495643036288">
          <table:table-cell table:style-name="Table9.A1" office:value-type="string">
            <text:p text:style-name="P187">-z|--hz</text:p>
          </table:table-cell>
          <table:table-cell table:style-name="Table9.A1" office:value-type="string">
            <text:p text:style-name="P184">Store frequencies in Hz. The default is in MHz</text:p>
          </table:table-cell>
        </table:table-row>
      </table:table>
      <text:p text:style-name="P70"/>
      <text:p text:style-name="P67"/>
      <text:p text:style-name="P79"/>
      <text:h text:style-name="P264" text:outline-level="2"><text:bookmark-start text:name="__RefHeading___Toc3269_1148968855"/>CSV2<text:span text:style-name="T162">ICOM</text:span><text:bookmark-end text:name="__RefHeading___Toc3269_1148968855"/></text:h>
      <text:p text:style-name="P86"><text:span text:style-name="T30">Inputs:</text:span> One or more file specifications.</text:p>
      <text:p text:style-name="P86"/>
      <text:p text:style-name="P80">This command will convert one or more CSV files to<text:span text:style-name="T163"> </text:span><text:span text:style-name="T49">.csv</text:span><text:span text:style-name="T133"> </text:span>file<text:span text:style-name="T133">s</text:span> for <text:span text:style-name="T133">ICOM</text:span> radio<text:span text:style-name="T162">s</text:span>. The destination files are intended to be used in the SD card that the radio<text:span text:style-name="T162">s</text:span> load systems from. <text:span text:style-name="T162"><text:s/></text:span><text:span text:style-name="T163">Output files will be named: </text:span><text:span text:style-name="T17">IC</text:span><text:span text:style-name="T50">model</text:span><text:span text:style-name="T17">-group-</text:span><text:span text:style-name="T163">xx.</text:span><text:span text:style-name="T17">csv</text:span><text:span text:style-name="T163"> and </text:span><text:span text:style-name="T17">IC</text:span><text:span text:style-name="T50">model</text:span><text:span text:style-name="T17">-all.csv</text:span><text:span text:style-name="T66">, where '</text:span><text:span text:style-name="T61">model</text:span><text:span text:style-name="T66">' is the model of radio (R30/705/etc) and 'xx' is the group (00-99). The 'xx' files are intended to be used for loading one group. The 'all' files are for loading the entire radio's memory. </text:span></text:p>
      <text:p text:style-name="P82"><text:span text:style-name="T19">Warning</text:span><text:span text:style-name="T67">: T</text:span><text:span text:style-name="T66">he IC-705 will erase the ENTIRE memory even if only one group is loaded.</text:span></text:p>
      <text:p text:style-name="P124"/>
      <text:p text:style-name="P123"><text:span text:style-name="T63">The output directory is determined by the setting of the 't</text:span><text:span text:style-name="T58">empdir</text:span><text:span text:style-name="T63">' <text:s/>or the '</text:span><text:span text:style-name="T58">sdir</text:span><text:span text:style-name="T63">' value in the configuration file. If this is not defined, the output will be placed in ~/radioctl ('~' is the user's home directory). <text:s/></text:span><text:span text:style-name="T66">T</text:span><text:span text:style-name="T63">he directory </text:span><text:soft-page-break/><text:span text:style-name="T63">structure created in this subdirectory will mimic the SD card: <text:s/></text:span><text:span text:style-name="T58">../{model}/Csv/Memory/Ch </text:span></text:p>
      <text:p text:style-name="P9">where '{model}' is IC-R30, IC-705 or IC-R8600.</text:p>
      <text:p text:style-name="P99"/>
      <text:p text:style-name="P100">Channel numbers in the CSV file will be <text:span text:style-name="T162">honored IF the 'use_banks' flag ('b') is set in the SYSTEM record. Otherwise,</text:span> <text:span text:style-name="T162">c</text:span>hannels will be number sequentially in the output file as they are written for each group. <text:span text:style-name="T162">Channel renumber will also be done if the --renum option is specified.</text:span> </text:p>
      <text:p text:style-name="P80"/>
      <text:p text:style-name="P80"/>
      <text:p text:style-name="P78"/>
      <text:p text:style-name="P81">The files generated are intended to be transferred to an SD card that the <text:span text:style-name="T162">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2"> in this radio.</text:span><text:span text:style-name="T174"> </text:span></text:p>
      <text:p text:style-name="P81"/>
      <text:p text:style-name="P113">Note that not all ICOM radios contain SD cards.</text:p>
      <text:p text:style-name="P78"/>
      <text:p text:style-name="P83">The following options are recognized for the CSV2<text:span text:style-name="T162">ICOM</text:span> command:</text:p>
      <text:p text:style-name="P78"/>
      <text:p text:style-name="P236">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495642634912">
          <table:table-cell table:style-name="Table2.A1" office:value-type="string">
            <text:p text:style-name="P143">option</text:p>
          </table:table-cell>
          <table:table-cell table:style-name="Table2.A1" office:value-type="string">
            <text:p text:style-name="P143">description</text:p>
          </table:table-cell>
        </table:table-row>
        <table:table-row table:style-name="TableLine94495643075536">
          <table:table-cell table:style-name="Table2.A1" office:value-type="string">
            <text:p text:style-name="P185"><text:span text:style-name="T30">--dir</text:span> directory</text:p>
          </table:table-cell>
          <table:table-cell table:style-name="Table2.A1" office:value-type="string">
            <text:p text:style-name="P186">Directory to place output into. Overrides what is specified in<text:span text:style-name="T141"> the radio's 'sdr' setting, </text:span><text:s/>~/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495643076224">
          <table:table-cell table:style-name="Table2.A1" office:value-type="string">
            <text:p text:style-name="P221">--<text:span text:style-name="T30">radio </text:span><text:span text:style-name="T71">model</text:span></text:p>
          </table:table-cell>
          <table:table-cell table:style-name="Table2.A1" office:value-type="string">
            <text:p text:style-name="P221">Radio to generate output for. The model MUST be ICR30, IC705 or R8600. </text:p>
            <text:p text:style-name="P221">More than one -<text:span text:style-name="T30">-radio</text:span> option can be specified. </text:p>
            <text:p text:style-name="P221">If not given, the output for all of these radios will be generated.</text:p>
          </table:table-cell>
        </table:table-row>
        <table:table-row table:style-name="TableLine94495643076912">
          <table:table-cell table:style-name="Table2.A1" office:value-type="string">
            <text:p text:style-name="P195"><text:span text:style-name="T30">--</text:span><text:span text:style-name="T48">renum</text:span></text:p>
          </table:table-cell>
          <table:table-cell table:style-name="Table2.A1" office:value-type="string">
            <text:p text:style-name="P205">Renumber the channels regardless of the 'use_banks' flag in the system records.</text:p>
          </table:table-cell>
        </table:table-row>
      </table:table>
      <text:p text:style-name="P78"/>
      <text:p text:style-name="P78"/>
      <text:p text:style-name="P78"/>
      <text:p text:style-name="P78"/>
      <text:p text:style-name="P78"/>
      <text:p text:style-name="P78"/>
      <text:h text:style-name="P264" text:outline-level="2"><text:bookmark-start text:name="__RefHeading___Toc3271_1148968855"/>CSV2SDS<text:bookmark-end text:name="__RefHeading___Toc3271_1148968855"/></text:h>
      <text:p text:style-name="P86"><text:span text:style-name="T30">Inputs:</text:span> One or more file specifications.</text:p>
      <text:p text:style-name="P86"/>
      <text:p text:style-name="P78">This command will convert one or more CSV files to a single <text:span text:style-name="T30"><text:s/>.hpd</text:span> file for Uniden SDS radios. The destination files are intended to be used in the SD card that the radio loads systems from. <text:span text:style-name="T129">The output file</text:span><text:span text:style-name="T132"> name defaults to '</text:span>'<text:span text:style-name="T30">f_000001.hpd</text:span>'<text:span text:style-name="T129">. The directory where the output files are placed is determined by the </text:span>'<text:span text:style-name="T30">sdir</text:span>' setting for the radio or (if not set) the <text:span text:style-name="T129">'t</text:span><text:span text:style-name="T42">empdir</text:span><text:span text:style-name="T129">' setting specified in the radioctl.conf file.</text:span> If neither option is set, the files<text:span text:style-name="T145"> </text:span>will be saved in ~/radioctl.</text:p>
      <text:p text:style-name="P78"/>
      <text:p text:style-name="P98">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78"/>
      <text:p text:style-name="P83">The following options are recognized for the CSV2SDS command:</text:p>
      <text:p text:style-name="P78"/>
      <text:p text:style-name="P236"><text:soft-page-break/>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495643083360">
          <table:table-cell table:style-name="Table10.A1" office:value-type="string">
            <text:p text:style-name="P143">option</text:p>
          </table:table-cell>
          <table:table-cell table:style-name="Table10.A1" office:value-type="string">
            <text:p text:style-name="P143">description</text:p>
          </table:table-cell>
        </table:table-row>
        <table:table-row table:style-name="TableLine94495640584576">
          <table:table-cell table:style-name="Table10.A1" office:value-type="string">
            <text:p text:style-name="P185"><text:span text:style-name="T30">--dir</text:span> directory</text:p>
          </table:table-cell>
          <table:table-cell table:style-name="Table10.A1" office:value-type="string">
            <text:p text:style-name="P186">Directory to place output into. Overrides what is specified in <text:span text:style-name="T141">the radio's 'sdir' setting, </text:span>~/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495640584944">
          <table:table-cell table:style-name="Table10.A1" office:value-type="string">
            <text:p text:style-name="P195"><text:span text:style-name="T30">--hpd</text:span> n</text:p>
          </table:table-cell>
          <table:table-cell table:style-name="Table10.A1" office:value-type="string">
            <text:p text:style-name="P195">Set the index for the output file. 'n' must be a number between 0 and 999999. The output file name will be set based on this index.</text:p>
            <text:p text:style-name="P195">ex: <text:span text:style-name="T30">--hpd 3</text:span> <text:s/>option results in output file <text:span text:style-name="T30">f_000003.hpd.</text:span></text:p>
          </table:table-cell>
        </table:table-row>
      </table:table>
      <text:p text:style-name="P78"/>
      <text:p text:style-name="P78"/>
      <text:p text:style-name="P78"/>
      <text:h text:style-name="P265" text:outline-level="2"><text:bookmark-start text:name="__RefHeading___Toc3273_1148968855"/>REWRITE<text:bookmark-end text:name="__RefHeading___Toc3273_1148968855"/></text:h>
      <text:p text:style-name="P86"><text:span text:style-name="T30">Inputs:</text:span> One or more file specifications.</text:p>
      <text:p text:style-name="P86"/>
      <text:p text:style-name="P76"><text:s/>This command will merge any number of RadioCtl data files into one single file. The <text:span text:style-name="T129"><text:s/>file will be re-indexed, and any options specified applied before being written to. The output file</text:span> name defaults to 'temp.csv'<text:span text:style-name="T129">. The directory where the output files are placed is determined by the 'tempdir' setting specified in the radioctl.conf file.</text:span></text:p>
      <text:p text:style-name="P74">Any references to re-indexed records (such as System, Site, or G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76">NOTE: Any comments that are NOT part of a :tag structure will be removed in the new file.</text:p>
      <text:p text:style-name="P130">This function performs similar to <text:span text:style-name="T21">CVT</text:span> except that the <text:span text:style-name="T182">input files are combined into one output file</text:span>.</text:p>
      <text:p text:style-name="P76"/>
      <text:p text:style-name="P83">The following options are recognized for the REWRITE command:</text:p>
      <text:p text:style-name="P69"/>
      <text:p text:style-name="P236">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495640577776">
            <table:table-cell table:style-name="Table3.A1" office:value-type="string">
              <text:p text:style-name="P143">option</text:p>
            </table:table-cell>
            <table:table-cell table:style-name="Table3.A1" office:value-type="string">
              <text:p text:style-name="P143">description</text:p>
            </table:table-cell>
          </table:table-row>
        </table:table-header-rows>
        <table:table-row table:style-name="TableLine94495640629312">
          <table:table-cell table:style-name="Table3.A1" office:value-type="string">
            <text:p text:style-name="P229">--<text:span text:style-name="T30">append</text:span></text:p>
          </table:table-cell>
          <table:table-cell table:style-name="Table3.A1" office:value-type="string">
            <text:p text:style-name="P229">Append output to any existing file. The default is to replace the contents of any existing file. </text:p>
          </table:table-cell>
        </table:table-row>
        <table:table-row table:style-name="TableLine94495640629632">
          <table:table-cell table:style-name="Table3.A1" office:value-type="string">
            <text:p text:style-name="P185"><text:span text:style-name="T30">--dir</text:span> directory</text:p>
          </table:table-cell>
          <table:table-cell table:style-name="Table3.A1" office:value-type="string">
            <text:p text:style-name="P186">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495640630176">
          <table:table-cell table:style-name="Table3.A1" office:value-type="string">
            <text:p text:style-name="P196">-<text:span text:style-name="T30">f|filename</text:span> filename</text:p>
          </table:table-cell>
          <table:table-cell table:style-name="Table3.A1" office:value-type="string">
            <text:p text:style-name="P196">The filename for the output. The default filename is 'temp'. Filename should NOT include any path or extention.</text:p>
          </table:table-cell>
        </table:table-row>
        <table:table-row table:style-name="TableLine94495640630832">
          <table:table-cell table:style-name="Table3.A1" office:value-type="string">
            <text:p text:style-name="P185">--<text:span text:style-name="T30">keyformat</text:span></text:p>
          </table:table-cell>
          <table:table-cell table:style-name="Table3.A1" office:value-type="string">
            <text:p text:style-name="P185">Output records will be in the form: keyword=value, rather than positional fields.</text:p>
          </table:table-cell>
        </table:table-row>
        <table:table-row table:style-name="Table3.6">
          <table:table-cell table:style-name="Table3.A1" office:value-type="string">
            <text:p text:style-name="P194">--nohdr</text:p>
          </table:table-cell>
          <table:table-cell table:style-name="Table3.A1" office:value-type="string">
            <text:p text:style-name="P229">Don't generate header records.</text:p>
          </table:table-cell>
        </table:table-row>
        <table:table-row table:style-name="Table3.6">
          <table:table-cell table:style-name="Table3.A1" office:value-type="string">
            <text:p text:style-name="P188">-o</text:p>
          </table:table-cell>
          <table:table-cell table:style-name="Table3.A1" office:value-type="string">
            <text:p text:style-name="P185">Overwrite any existing file without prompting.</text:p>
          </table:table-cell>
        </table:table-row>
        <table:table-row table:style-name="Table3.6">
          <table:table-cell table:style-name="Table3.A1" office:value-type="string">
            <text:p text:style-name="P193">--origin <text:s/><text:span text:style-name="T71">ch</text:span></text:p>
          </table:table-cell>
          <table:table-cell table:style-name="Table3.A1" office:value-type="string">
            <text:p text:style-name="P232"><text:span text:style-name="T182">I</text:span>f --renum specified, start channel renumbering with 'ch'. </text:p>
            <text:p text:style-name="P227">This option is ignored when the protocol of the file is UNIDEN.</text:p>
          </table:table-cell>
        </table:table-row>
        <table:table-row table:style-name="Table3.6">
          <table:table-cell table:style-name="Table3.A1" office:value-type="string">
            <text:p text:style-name="P229">-<text:span text:style-name="T30">-proto</text:span> protocol</text:p>
          </table:table-cell>
          <table:table-cell table:style-name="Table3.A1" office:value-type="string">
            <text:p text:style-name="P229">Change the protocol in the output file to the protocol specified. </text:p>
            <text:p text:style-name="P229">This will add protocol unique fields for that protocol.</text:p>
          </table:table-cell>
        </table:table-row>
        <table:table-row table:style-name="TableLine94495640634496">
          <table:table-cell table:style-name="Table3.A1" office:value-type="string">
            <text:p text:style-name="P185"><text:span text:style-name="T30">-q</text:span> key</text:p>
          </table:table-cell>
          <table:table-cell table:style-name="Table3.A1" office:value-type="string">
            <text:p text:style-name="P185">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495640634992">
          <table:table-cell table:style-name="Table3.A1" office:value-type="string">
            <text:p text:style-name="P188">--renum</text:p>
          </table:table-cell>
          <table:table-cell table:style-name="Table3.A1" office:value-type="string">
            <text:p text:style-name="P185">Renumber the channels.</text:p>
            <text:p text:style-name="P228">This option is ignored when the protocol of the file is UNIDEN.</text:p>
          </table:table-cell>
        </table:table-row>
        <table:table-row table:style-name="TableLine94495640635648">
          <table:table-cell table:style-name="Table3.A1" office:value-type="string">
            <text:p text:style-name="P188">-s</text:p>
          </table:table-cell>
          <table:table-cell table:style-name="Table3.A1" office:value-type="string">
            <text:p text:style-name="P185">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text:span><text:soft-page-break/><text:span text:style-name="T132">systems.</text:span></text:p>
          </table:table-cell>
        </table:table-row>
        <table:table-row table:style-name="TableLine94495640636304">
          <table:table-cell table:style-name="Table3.A1" office:value-type="string">
            <text:p text:style-name="P188">-z|--hz</text:p>
          </table:table-cell>
          <table:table-cell table:style-name="Table3.A1" office:value-type="string">
            <text:p text:style-name="P185">Store frequencies in Hz. The default is in Mhz</text:p>
          </table:table-cell>
        </table:table-row>
      </table:table>
      <text:p text:style-name="P69"/>
      <text:p text:style-name="P69"/>
      <text:p text:style-name="P69"/>
      <text:h text:style-name="P266" text:outline-level="2"><text:bookmark-start text:name="__RefHeading___Toc3275_1148968855"/>SDS2CSV<text:bookmark-end text:name="__RefHeading___Toc3275_1148968855"/></text:h>
      <text:p text:style-name="P86"><text:span text:style-name="T30">Inputs:</text:span> One <text:s/>file specification.</text:p>
      <text:p text:style-name="P86"/>
      <text:p text:style-name="P84"><text:s/>This will convert .hpd files from the Uniden master database (or Favorites) to RadioCtl formatted .CSV files. Only one input file can be processed at a time. The command can also process the .cfg file that contains <text:s/>quickkeys. <text:span text:style-name="T134"><text:s/>Because the input file is ALWAYS a Uniden file, the output protocol format is set for Uniden. </text:span></text:p>
      <text:p text:style-name="P77"><text:span text:style-name="T129">The output file</text:span> name defaults to 'temp.csv'<text:span text:style-name="T129">. The directory where the output files are placed is determined by the 'tempdir' setting specified in the radioctl.conf file.</text:span></text:p>
      <text:p text:style-name="P85">NOTE: Converting a large .hpd file can take a few minutes.</text:p>
      <text:p text:style-name="P85"/>
      <text:p text:style-name="P85">The following options are recognized for the SDS2CSV command:</text:p>
      <text:p text:style-name="P85"/>
      <text:p text:style-name="P236">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495640597456">
            <table:table-cell table:style-name="SDS2CSVOptions.A1" office:value-type="string">
              <text:p text:style-name="P143">option</text:p>
            </table:table-cell>
            <table:table-cell table:style-name="SDS2CSVOptions.A1" office:value-type="string">
              <text:p text:style-name="P143">description</text:p>
            </table:table-cell>
          </table:table-row>
        </table:table-header-rows>
        <table:table-row table:style-name="TableLine94495640675136">
          <table:table-cell table:style-name="SDS2CSVOptions.A1" office:value-type="string">
            <text:p text:style-name="P185"><text:span text:style-name="T30">--dir</text:span> directory</text:p>
          </table:table-cell>
          <table:table-cell table:style-name="SDS2CSVOptions.A1" office:value-type="string">
            <text:p text:style-name="P186">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495640675504">
          <table:table-cell table:style-name="SDS2CSVOptions.A1" office:value-type="string">
            <text:p text:style-name="P196">-<text:span text:style-name="T30">f|filename</text:span> filename</text:p>
          </table:table-cell>
          <table:table-cell table:style-name="SDS2CSVOptions.A1" office:value-type="string">
            <text:p text:style-name="P196">The filename for the output. The default filename is 'temp'. Filename should NOT include any path or extention.</text:p>
          </table:table-cell>
        </table:table-row>
        <table:table-row table:style-name="TableLine94495640676704">
          <table:table-cell table:style-name="SDS2CSVOptions.A1" office:value-type="string">
            <text:p text:style-name="P185">--<text:span text:style-name="T30">keyformat</text:span></text:p>
          </table:table-cell>
          <table:table-cell table:style-name="SDS2CSVOptions.A1" office:value-type="string">
            <text:p text:style-name="P185">Output records will be in the form: keyword=value, rather than positional fields.</text:p>
          </table:table-cell>
        </table:table-row>
        <table:table-row table:style-name="TableLine94495640677360">
          <table:table-cell table:style-name="SDS2CSVOptions.A1" office:value-type="string">
            <text:p text:style-name="P189">--lat<text:span text:style-name="T187"> <text:s/>coord</text:span></text:p>
          </table:table-cell>
          <table:table-cell table:style-name="SDS2CSVOptions.A1" office:value-type="string">
            <text:p text:style-name="P197">Specify the latitude for <text:span text:style-name="T187">including records. If specified, only records that have a latitude defined, and are within the radius of this latitude will be kept. The coordinate can be in decimal or DMS (DD:MM:SS.SS:direction) format.</text:span></text:p>
          </table:table-cell>
        </table:table-row>
        <table:table-row table:style-name="TableLine94495640677968">
          <table:table-cell table:style-name="SDS2CSVOptions.A1" office:value-type="string">
            <text:p text:style-name="P189">--lon</text:p>
          </table:table-cell>
          <table:table-cell table:style-name="SDS2CSVOptions.A1" office:value-type="string">
            <text:p text:style-name="P247">Specify the l<text:span text:style-name="T187">ong</text:span>itude for <text:span text:style-name="T187">including records. If specified, only records that have a longitude defined, and are within the radius of this longitude will be kept. The coordinate can be in decimal or DMS (DD:MM:SS.SS:direction) format.</text:span></text:p>
          </table:table-cell>
        </table:table-row>
        <table:table-row table:style-name="TableLine94495640678624">
          <table:table-cell table:style-name="SDS2CSVOptions.A1" office:value-type="string">
            <text:p text:style-name="P188">-o</text:p>
          </table:table-cell>
          <table:table-cell table:style-name="SDS2CSVOptions.A1" office:value-type="string">
            <text:p text:style-name="P185">Overwrite any existing file without prompting.</text:p>
          </table:table-cell>
        </table:table-row>
        <table:table-row table:style-name="TableLine94495640679280">
          <table:table-cell table:style-name="SDS2CSVOptions.A1" office:value-type="string">
            <text:p text:style-name="P185"><text:span text:style-name="T30">-q</text:span> key</text:p>
          </table:table-cell>
          <table:table-cell table:style-name="SDS2CSVOptions.A1" office:value-type="string">
            <text:p text:style-name="P185">Change the <text:span text:style-name="T40">SYSTEM</text:span> <text:span text:style-name="T130">and</text:span> <text:span text:style-name="T40">SITE</text:span> quickkeys to the numerical key specified. </text:p>
          </table:table-cell>
        </table:table-row>
        <table:table-row table:style-name="TableLine94495640680208">
          <table:table-cell table:style-name="SDS2CSVOptions.A1" office:value-type="string">
            <text:p text:style-name="P189">--radius</text:p>
          </table:table-cell>
          <table:table-cell table:style-name="SDS2CSVOptions.A1" office:value-type="string">
            <text:p text:style-name="P197">The radius in miles for the --<text:span text:style-name="T187">lat &amp; --lon options.</text:span><text:span text:style-name="T135"> Defaults to 50.</text:span></text:p>
          </table:table-cell>
        </table:table-row>
        <table:table-row table:style-name="TableLine94495640680944">
          <table:table-cell table:style-name="SDS2CSVOptions.A1" office:value-type="string">
            <text:p text:style-name="P188">--renum</text:p>
          </table:table-cell>
          <table:table-cell table:style-name="SDS2CSVOptions.A1" office:value-type="string">
            <text:p text:style-name="P185">Renumber the channels.</text:p>
          </table:table-cell>
        </table:table-row>
        <table:table-row table:style-name="TableLine94495640681760">
          <table:table-cell table:style-name="SDS2CSVOptions.A1" office:value-type="string">
            <text:p text:style-name="P188">-s</text:p>
          </table:table-cell>
          <table:table-cell table:style-name="SDS2CSVOptions.A1" office:value-type="string">
            <text:p text:style-name="P185">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495640682576">
          <table:table-cell table:style-name="SDS2CSVOptions.A1" office:value-type="string">
            <text:p text:style-name="P198">--sysonly</text:p>
          </table:table-cell>
          <table:table-cell table:style-name="SDS2CSVOptions.A1" office:value-type="string">
            <text:p text:style-name="P197">Only generate SYSTEM records.</text:p>
          </table:table-cell>
        </table:table-row>
        <table:table-row table:style-name="TableLine94495640683392">
          <table:table-cell table:style-name="SDS2CSVOptions.A1" office:value-type="string">
            <text:p text:style-name="P188">-z|--hz</text:p>
          </table:table-cell>
          <table:table-cell table:style-name="SDS2CSVOptions.A1" office:value-type="string">
            <text:p text:style-name="P185">Store frequencies in Hz. The default is in Mhz</text:p>
          </table:table-cell>
        </table:table-row>
      </table:table>
      <text:p text:style-name="P85"><text:s/></text:p>
      <text:p text:style-name="P85"/>
      <text:p text:style-name="P85"/>
      <text:p text:style-name="P85"/>
      <text:p text:style-name="P85"/>
      <text:p text:style-name="P85"/>
      <text:p text:style-name="P85"/>
      <text:h text:style-name="P267" text:outline-level="2"><text:bookmark-start text:name="__RefHeading___Toc3277_1148968855"/><text:soft-page-break/>READSYS<text:bookmark-end text:name="__RefHeading___Toc3277_1148968855"/></text:h>
      <text:p text:style-name="P87"><text:span text:style-name="T30">Inputs:</text:span> <text:span text:style-name="T137">Name of radio to read</text:span></text:p>
      <text:p text:style-name="P87"/>
      <text:p text:style-name="P89">This command will extract information from <text:span text:style-name="T140">all or part of </text:span>the memories of the radio specified. The output will be a RadioCtl .csv file. <text:span text:style-name="T129">The output file</text:span><text:span text:style-name="T132"> name defaults to 'temp.csv'</text:span><text:span text:style-name="T129">. The directory where the output files are placed is determined by the 'tempdir' setting specified in the radioctl.conf file.</text:span></text:p>
      <text:p text:style-name="P95">Depending on the radio and the options, this command can take as long as 2 or 3 minutes to complete.</text:p>
      <text:p text:style-name="P89"/>
      <text:p text:style-name="P89">How this function operates is dependent on the radio model that is being read. </text:p>
      <text:p text:style-name="P95"/>
      <text:p text:style-name="P89"/>
      <text:h text:style-name="P279" text:outline-level="3"><text:bookmark-start text:name="__RefHeading___Toc3279_1148968855"/><text:s text:c="2"/>BCD325P2<text:bookmark-end text:name="__RefHeading___Toc3279_1148968855"/></text:h>
      <text:p text:style-name="P89"><text:s text:c="4"/>All data stored in this radio's memory will be included in the output. <text:span text:style-name="T180">Most</text:span> command line options are functional for this radio<text:span text:style-name="T180">, except for </text:span><text:span text:style-name="T56">--renum </text:span><text:span text:style-name="T180">and </text:span><text:span text:style-name="T56">--origin</text:span><text:span text:style-name="T180">.</text:span></text:p>
      <text:p text:style-name="P89"/>
      <text:h text:style-name="P279" text:outline-level="3"><text:bookmark-start text:name="__RefHeading___Toc3281_1148968855"/>SDS100/SDS200<text:bookmark-end text:name="__RefHeading___Toc3281_1148968855"/></text:h>
      <text:p text:style-name="P89"><text:s text:c="3"/>A number of important pieces of information CANNOT be returned through the USB port of these radios. This includes LCN numbers for Trunked systems<text:span text:style-name="T138">. It is recommended that the SD card be read using </text:span><text:span text:style-name="T15">SDS2CSV</text:span><text:span text:style-name="T138"> command rather than </text:span><text:span text:style-name="T15">READSYS</text:span><text:span text:style-name="T138">.</text:span></text:p>
      <text:p text:style-name="P89"/>
      <text:h text:style-name="P281" text:outline-level="3"><text:bookmark-start text:name="__RefHeading___Toc3283_1148968855"/>ICOM R30<text:bookmark-end text:name="__RefHeading___Toc3283_1148968855"/></text:h>
      <text:p text:style-name="P91"><text:s/><text:bookmark text:name="R30 fix"/><text:s text:c="2"/>The Linux device driver for this radio is broken. The following commands need to be issued to utilize the USB:</text:p>
      <text:p text:style-name="P91"><text:s/><text:span text:style-name="T140"><text:s/></text:span><text:span text:style-name="T30"><text:s/></text:span><text:span text:style-name="T44">sudo</text:span><text:span text:style-name="T140"> </text:span><text:span text:style-name="T30">rmmod cdc-acm <text:s text:c="4"/></text:span></text:p>
      <text:p text:style-name="P92"><text:s text:c="2"/><text:span text:style-name="T140">sudo </text:span>modprobe cdc-acm <text:s/></text:p>
      <text:p text:style-name="P92"><text:s text:c="2"/><text:span text:style-name="T140">sudo </text:span>echo 0c26 002b 2 076d 0006 &gt;/sys/bus/usb/drivers/cdc_acm/new_id</text:p>
      <text:p text:style-name="P92"/>
      <text:p text:style-name="P5">This radio has only one system, but DOES have 100 groups. Channel numbers in the output <text:span text:style-name="T180">normally are the channel numbers in the group (0-99). However, if the --renum option is specified, then the channel numbers are RadioCtl numbers, rather than group channels. </text:span></text:p>
      <text:p text:style-name="P5"/>
      <text:p text:style-name="P306">Names of groups CANNOT be read, so the output will have group <text:s/>service names: 'ICOM ICR30 Group x',</text:p>
      <text:p text:style-name="P306"><text:s text:c="2"/>where 'x' is 0 <text:s/>to 99. Latitude and Longitude settings also cannot be read with this command.</text:p>
      <text:p text:style-name="P5"/>
      <text:h text:style-name="P282" text:outline-level="3"><text:bookmark-start text:name="__RefHeading___Toc3285_1148968855"/>ICOM IC-703<text:bookmark-end text:name="__RefHeading___Toc3285_1148968855"/></text:h>
      <text:p text:style-name="P93"><text:s text:c="3"/>There are no groups or systems in this radio. The output will generate one system. There will also be one group that all channels will be assigned to.<text:span text:style-name="T142"> Split frequency, split modulation and split tone information will also be extracted and saved to the output file. </text:span></text:p>
      <text:p text:style-name="P93"/>
      <text:h text:style-name="P283" text:outline-level="3"><text:bookmark-start text:name="__RefHeading___Toc3439_1736273031"/>ICOM IC-R8600<text:bookmark-end text:name="__RefHeading___Toc3439_1736273031"/></text:h>
      <text:p text:style-name="P122"><text:s/><text:span text:style-name="T78">This radio has only one system, but DOES have 100 groups. Channel numbers in the output will be the </text:span><text:soft-page-break/><text:span text:style-name="T78">channel number in the radio's group</text:span><text:span text:style-name="T79">. However, if the --renum option is specified, then the channel numbers are RadioCtl numbers, rather than group channels. </text:span></text:p>
      <text:p text:style-name="P6"/>
      <text:p text:style-name="P121">Allthough code is in place to support this radio, it has NOT been tested, and may not work correctly.</text:p>
      <text:p text:style-name="P93"/>
      <text:h text:style-name="P284" text:outline-level="3"><text:bookmark-start text:name="__RefHeading___Toc3287_1148968855"/>Kenwood TH-F6A<text:bookmark-end text:name="__RefHeading___Toc3287_1148968855"/></text:h>
      <text:p text:style-name="P94">There are 8 'banks' of 50 channels in this radio. Each 'bank' will be assigned <text:span text:style-name="T144">to </text:span>a group index from 1 to 8 and the 50 channels for that bank will be assigned to the appropriate group. Split frequency, split modulation and split tone information will also be extracted and saved to the output file. <text:s/><text:span text:style-name="T143">Also note that the TH-F6A only supports 8 characters for the 'service' field.</text:span><text:span text:style-name="T180"> </text:span></text:p>
      <text:p text:style-name="P94"/>
      <text:h text:style-name="P285" text:outline-level="3"><text:bookmark-start text:name="__RefHeading___Toc2991_134383110"/>AOR-8000<text:bookmark-end text:name="__RefHeading___Toc2991_134383110"/></text:h>
      <text:p text:style-name="P97"><text:s text:c="2"/>There are 20 'banks' (A-J and a-j) of 50 channels each. Each bank will be assigned to a group index from 1 to 20 and the 40 channels for that bank will be assigned to the appropriate group. The service string is limited to 7 characters.</text:p>
      <text:p text:style-name="P94"><text:s/></text:p>
      <text:p text:style-name="P94"><text:s/></text:p>
      <text:p text:style-name="P5"/>
      <text:p text:style-name="P7">The following options are recognized for the <text:span text:style-name="T139">READSYS</text:span> command:</text:p>
      <text:p text:style-name="P7"/>
      <table:table table:name="ReadsysOptions" table:style-name="ReadsysOptions">
        <table:table-column table:style-name="ReadsysOptions.A"/>
        <table:table-column table:style-name="ReadsysOptions.B"/>
        <table:table-header-rows>
          <table:table-row table:style-name="TableLine94495643125936">
            <table:table-cell table:style-name="ReadsysOptions.A1" office:value-type="string">
              <text:p text:style-name="P143">option</text:p>
            </table:table-cell>
            <table:table-cell table:style-name="ReadsysOptions.A1" office:value-type="string">
              <text:p text:style-name="P143">description</text:p>
            </table:table-cell>
          </table:table-row>
        </table:table-header-rows>
        <table:table-row table:style-name="TableLine94495643158880">
          <table:table-cell table:style-name="ReadsysOptions.A1" office:value-type="string">
            <text:p text:style-name="P190">--port <text:s/>port</text:p>
          </table:table-cell>
          <table:table-cell table:style-name="ReadsysOptions.A1" office:value-type="string">
            <text:p text:style-name="P199">Specify a port to use. Ports are usually <text:span text:style-name="T30">/dev/ttyUSBx</text:span> or <text:span text:style-name="T30">/dev/ttyACMx</text:span>.</text:p>
            <text:p text:style-name="P199">If not specified, the port specified in the .config file for the selected radio will be used.</text:p>
          </table:table-cell>
        </table:table-row>
        <table:table-row table:style-name="TableLine94495643159152">
          <table:table-cell table:style-name="ReadsysOptions.A1" office:value-type="string">
            <text:p text:style-name="P200">-<text:span text:style-name="T30">-count</text:span> n</text:p>
          </table:table-cell>
          <table:table-cell table:style-name="ReadsysOptions.A1" office:value-type="string">
            <text:p text:style-name="P200">Count of systems or channels to process. For Uniden radios, this will be the number of systems returned. For all other radios, it will be the number of channels.</text:p>
          </table:table-cell>
        </table:table-row>
        <table:table-row table:style-name="TableLine94495643159648">
          <table:table-cell table:style-name="ReadsysOptions.A1" office:value-type="string">
            <text:p text:style-name="P185"><text:span text:style-name="T30">--dir</text:span> directory</text:p>
          </table:table-cell>
          <table:table-cell table:style-name="ReadsysOptions.A1" office:value-type="string">
            <text:p text:style-name="P185">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495643160304">
          <table:table-cell table:style-name="ReadsysOptions.A1" office:value-type="string">
            <text:p text:style-name="P196">-<text:span text:style-name="T30">f|filename</text:span> filename</text:p>
          </table:table-cell>
          <table:table-cell table:style-name="ReadsysOptions.A1" office:value-type="string">
            <text:p text:style-name="P196">The filename for the output. The default filename is 'temp'. Filename should NOT include any path or extention.</text:p>
          </table:table-cell>
        </table:table-row>
        <table:table-row table:style-name="TableLine94495643160960">
          <table:table-cell table:style-name="ReadsysOptions.A1" office:value-type="string">
            <text:p text:style-name="P225">first ch</text:p>
          </table:table-cell>
          <table:table-cell table:style-name="ReadsysOptions.A1" office:value-type="string">
            <text:p text:style-name="P225">Start reading with the channel number or system specified. For dynamic radios, this is a system number. For non-dynamic radios, this is a channel number.</text:p>
            <text:p text:style-name="P225">Note that this is a RadioCtl channel; The first channel/system is 1. </text:p>
          </table:table-cell>
        </table:table-row>
        <table:table-row table:style-name="TableLine94495643161568">
          <table:table-cell table:style-name="ReadsysOptions.A1" office:value-type="string">
            <text:p text:style-name="P185">--<text:span text:style-name="T30">keyformat</text:span></text:p>
          </table:table-cell>
          <table:table-cell table:style-name="ReadsysOptions.A1" office:value-type="string">
            <text:p text:style-name="P185">Output records will be in the form: keyword=value, rather than positional fields.</text:p>
          </table:table-cell>
        </table:table-row>
        <table:table-row table:style-name="TableLine94495643162224">
          <table:table-cell table:style-name="ReadsysOptions.A1" office:value-type="string">
            <text:p text:style-name="P188">-o</text:p>
          </table:table-cell>
          <table:table-cell table:style-name="ReadsysOptions.A1" office:value-type="string">
            <text:p text:style-name="P185">Overwrite any existing file without prompting.</text:p>
          </table:table-cell>
        </table:table-row>
        <table:table-row table:style-name="TableLine94495643162880">
          <table:table-cell table:style-name="ReadsysOptions.A1" office:value-type="string">
            <text:p text:style-name="P191">--origin <text:span text:style-name="T71">ch</text:span></text:p>
          </table:table-cell>
          <table:table-cell table:style-name="ReadsysOptions.A1" office:value-type="string">
            <text:p text:style-name="P225">Channel number to start with for renumber. </text:p>
          </table:table-cell>
        </table:table-row>
        <table:table-row table:style-name="TableLine94495643163808">
          <table:table-cell table:style-name="ReadsysOptions.A1" office:value-type="string">
            <text:p text:style-name="P185"><text:span text:style-name="T30">-q</text:span> key</text:p>
          </table:table-cell>
          <table:table-cell table:style-name="ReadsysOptions.A1" office:value-type="string">
            <text:p text:style-name="P185">Change the <text:span text:style-name="T40">SYSTEM</text:span> <text:span text:style-name="T130">and</text:span> <text:span text:style-name="T40">SITE</text:span> quickkeys to the numerical key specified. </text:p>
            <text:p text:style-name="P201">This will force UNIDEN protocol output<text:span text:style-name="T142"> regardless of the radio that was used for input. If the IC-703 or TH-F6A radios are read, this option will cause split channel information to be discarded.</text:span></text:p>
          </table:table-cell>
        </table:table-row>
        <table:table-row table:style-name="TableLine94495643164464">
          <table:table-cell table:style-name="ReadsysOptions.A1" office:value-type="string">
            <text:p text:style-name="P225">--<text:span text:style-name="T30">renum</text:span></text:p>
          </table:table-cell>
          <table:table-cell table:style-name="ReadsysOptions.A1" office:value-type="string">
            <text:p text:style-name="P225">Renumber channels. If -<text:span text:style-name="T30">-origin</text:span> option specified, renumber will start with the number specified. Otherwise, renumber starts with 1.</text:p>
            <text:p text:style-name="P225">This option is ignored on dynamic radios. </text:p>
          </table:table-cell>
        </table:table-row>
        <table:table-row table:style-name="TableLine94495643165120">
          <table:table-cell table:style-name="ReadsysOptions.A1" office:value-type="string">
            <text:p text:style-name="P188">-s</text:p>
          </table:table-cell>
          <table:table-cell table:style-name="ReadsysOptions.A1" office:value-type="string">
            <text:p text:style-name="P185">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495643165776">
          <table:table-cell table:style-name="ReadsysOptions.A1" office:value-type="string">
            <text:p text:style-name="P188">-z|--hz</text:p>
          </table:table-cell>
          <table:table-cell table:style-name="ReadsysOptions.A1" office:value-type="string">
            <text:p text:style-name="P185">Store frequencies in Hz. The default is in Mhz</text:p>
          </table:table-cell>
        </table:table-row>
      </table:table>
      <text:p text:style-name="P7"/>
      <text:p text:style-name="P7"><text:soft-page-break/></text:p>
      <text:p text:style-name="P7"/>
      <text:p text:style-name="P7"/>
      <text:h text:style-name="P268" text:outline-level="2"><text:bookmark-start text:name="__RefHeading___Toc12893_1736276434"/>WRITESYS<text:bookmark-end text:name="__RefHeading___Toc12893_1736276434"/></text:h>
      <text:p text:style-name="P88"><text:span text:style-name="T30">Inputs:</text:span> <text:span text:style-name="T137">Name of radio </text:span><text:span text:style-name="T146">for writing (must be specified first).</text:span><text:span text:style-name="T137"><text:line-break/></text:span><text:span text:style-name="T146"> <text:s text:c="11"/>RadioCtl file(s).</text:span></text:p>
      <text:p text:style-name="P101"><text:s text:c="12"/></text:p>
      <text:p text:style-name="P10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01"/>
      <text:p text:style-name="P90">How this function operates is dependent on the radio model that is being <text:span text:style-name="T146">written</text:span>. </text:p>
      <text:p text:style-name="P96"/>
      <text:p text:style-name="P90"/>
      <text:h text:style-name="P280" text:outline-level="3"><text:bookmark-start text:name="__RefHeading___Toc3279_11489688551"/><text:s text:c="2"/>BCD325P2<text:span text:style-name="T150">/BCD396</text:span><text:bookmark-end text:name="__RefHeading___Toc3279_11489688551"/></text:h>
      <text:p text:style-name="P101"><text:s text:c="3"/>All of the systems, groups and frequencies included in the input file(s) will be written to the radio's memory. <text:span text:style-name="T147">New systems will ALWAYS be generated, Existing systems in the radio will not be modified unless the --erase option is specified. If the radio's dynamic memory gets exhausted, then the operation will terminate. </text:span><text:span text:style-name="T152"><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7"><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01"/>
      <text:h text:style-name="P286" text:outline-level="3"><text:bookmark-start text:name="__RefHeading___Toc12895_1736276434"/>SDS200/SDS100<text:bookmark-end text:name="__RefHeading___Toc12895_1736276434"/></text:h>
      <text:p text:style-name="P102"><text:s text:c="2"/>Because these radios do NOT contain any memory, this operation cannot be executed for these models.<text:span text:style-name="T148"> Use the </text:span><text:span text:style-name="T16">CSV2SDS</text:span><text:span text:style-name="T148"> command to convert RadioCtl files to save in <text:s/>the SD Card for these radios.</text:span></text:p>
      <text:p text:style-name="P102"/>
      <text:h text:style-name="P286" text:outline-level="3"><text:bookmark-start text:name="__RefHeading___Toc12897_1736276434"/>ICOM <text:span text:style-name="T175">IC-</text:span>R30<text:bookmark-end text:name="__RefHeading___Toc12897_1736276434"/></text:h>
      <text:p text:style-name="P102"><text:s text:c="2"/>The operation cannot be executed for this radio as, the radio has no provision for writing memory from the USB connection. <text:span text:style-name="T148"><text:s/>Use the </text:span><text:span text:style-name="T16">CSV2ICOM</text:span><text:span text:style-name="T148"> </text:span><text:span text:style-name="T175">com</text:span><text:span text:style-name="T148">mand to convert RadioCtl files to save in the SD Card for this radio</text:span><text:span text:style-name="T149">.</text:span></text:p>
      <text:p text:style-name="P102"/>
      <text:h text:style-name="P287" text:outline-level="3"><text:bookmark-start text:name="__RefHeading___Toc3729_3380326530"/>ICOM IC-705<text:span text:style-name="T177">/ICOM IC-R8600</text:span><text:bookmark-end text:name="__RefHeading___Toc3729_3380326530"/></text:h>
      <text:p text:style-name="P125"><text:s text:c="3"/>This operation utilizes the GROUP and FREQ records.<text:span text:style-name="T176"> There are 100 groups in the radio. Each group can hold up to 99 frequencies. </text:span><text:s/>The GROUP record 'igrp' field identifies the group number to store the FREQ <text:soft-page-break/>record into<text:span text:style-name="T176"> (0-99)</text:span>. <text:span text:style-name="T176">The FREQ record channel number determines the channel within that group. How the channel number in the group is determined is dependent on the '</text:span><text:span text:style-name="T53">bank_use</text:span><text:span text:style-name="T176">' ('</text:span><text:span text:style-name="T20">B</text:span><text:span text:style-name="T176">') flag in the SYSTEM record.</text:span></text:p>
      <text:p text:style-name="P125"/>
      <text:p text:style-name="P127">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27"/>
      <text:p text:style-name="P127">Ex: If the 'B' flag is not set, and the channel number on the FREQ record is 105, the record will be stored in group 1, channel 3. </text:p>
      <text:p text:style-name="P127"/>
      <text:p text:style-name="P128">If the --<text:span text:style-name="T28">renum</text:span> option is specified, the 'bank_use' flag is ignored. Channels are filled in starting with channel 0 for each igrp specified in the GROUP records.</text:p>
      <text:p text:style-name="P128"/>
      <text:p text:style-name="P128"><text:span text:style-name="T2">NOTE</text:span>:Although these radios can theoretically access 10,000 channels, the storage limit is a lOT lower. The IC-705 can store a maximum of 500 channels. Th R8600 can store 2000.</text:p>
      <text:p text:style-name="P127"><text:s/></text:p>
      <text:p text:style-name="P126"/>
      <text:p text:style-name="P101"><text:s text:c="3"/></text:p>
      <text:h text:style-name="P288" text:outline-level="3"><text:bookmark-start text:name="__RefHeading___Toc12899_1736276434"/>All other radios<text:bookmark-end text:name="__RefHeading___Toc12899_1736276434"/></text:h>
      <text:p text:style-name="P103"><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03">Frequencies must also be within the range of the radio. If the frequency is outside the range, the record is ignored. The exception is if frequency is 0. In this case, the memory channel will be cleared. </text:p>
      <text:p text:style-name="P104">Note that some radios (such as the THF-6A) will also <text:span text:style-name="T175">adjust </text:span>frequencies that are not within a particular step value for the frequency. These <text:span text:style-name="T175">adjustments</text:span> will be displayed.</text:p>
      <text:p text:style-name="P103"/>
      <text:p text:style-name="P8">The following options are recognized for the <text:span text:style-name="T177">WRITE</text:span><text:span text:style-name="T139">SYS</text:span> command:</text:p>
      <text:p text:style-name="P8"/>
      <table:table table:name="Writesys" table:style-name="Writesys">
        <table:table-column table:style-name="Writesys.A"/>
        <table:table-column table:style-name="Writesys.B"/>
        <table:table-header-rows>
          <table:table-row table:style-name="TableLine94495643128096">
            <table:table-cell table:style-name="Writesys.A1" office:value-type="string">
              <text:p text:style-name="P143">option</text:p>
            </table:table-cell>
            <table:table-cell table:style-name="Writesys.A1" office:value-type="string">
              <text:p text:style-name="P143">description</text:p>
            </table:table-cell>
          </table:table-row>
        </table:table-header-rows>
        <table:table-row table:style-name="TableLine94495643225648">
          <table:table-cell table:style-name="Writesys.A1" office:value-type="string">
            <text:p text:style-name="Table_20_Contents">--port <text:s/><text:span text:style-name="T30">dev</text:span><text:span text:style-name="T55">ice</text:span> </text:p>
          </table:table-cell>
          <table:table-cell table:style-name="Writesys.A1" office:value-type="string">
            <text:p text:style-name="P199">Specify a <text:span text:style-name="T178">port (device)</text:span> to use. Ports are usually <text:span text:style-name="T30">/dev/ttyUSBx</text:span> or <text:span text:style-name="T30">/dev/ttyACMx</text:span>.</text:p>
            <text:p text:style-name="P199">If not specified, <text:span text:style-name="T175">the program will attempt to automatically locate the correct port.</text:span></text:p>
          </table:table-cell>
        </table:table-row>
        <table:table-row table:style-name="Writesys.3">
          <table:table-cell table:style-name="Writesys.A1" office:value-type="string">
            <text:p text:style-name="P202">--erase</text:p>
          </table:table-cell>
          <table:table-cell table:style-name="Writesys.A1" office:value-type="string">
            <text:p text:style-name="P202">If a system exists with the same 'service' data as the one being written, erase that system before writing the new one. The comparison for the service name IS case sensitive. </text:p>
            <text:p text:style-name="P202">This ONLY affects the BCD325P2 &amp; BCD396. This option is ignored on all other radios.</text:p>
          </table:table-cell>
        </table:table-row>
        <table:table-row table:style-name="Writesys.3">
          <table:table-cell table:style-name="Writesys.A1" office:value-type="string">
            <text:p text:style-name="P222">--renum</text:p>
          </table:table-cell>
          <table:table-cell table:style-name="Writesys.A1" office:value-type="string">
            <text:p text:style-name="P222">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223">This option is ignored for Dynamic Radios (Uniden).</text:p>
          </table:table-cell>
        </table:table-row>
        <table:table-row table:style-name="Writesys.3">
          <table:table-cell table:style-name="Writesys.A1" office:value-type="string">
            <text:p text:style-name="P222">--origin<text:span text:style-name="T177"> <text:s/></text:span><text:span text:style-name="T54">cc</text:span></text:p>
          </table:table-cell>
          <table:table-cell table:style-name="Writesys.A1" office:value-type="string">
            <text:p text:style-name="P222">Starting channel number for the --<text:span text:style-name="T2">renum</text:span> option. If not specified, this will be the origin of the radio (0 or 1)<text:span text:style-name="T177">.</text:span></text:p>
            <text:p text:style-name="P223">This option is ignored for Dynamic Radios (Uniden).</text:p>
          </table:table-cell>
        </table:table-row>
        <table:table-row table:style-name="Writesys.3">
          <table:table-cell table:style-name="Writesys.A1" office:value-type="string">
            <text:p text:style-name="P223">--count <text:s/><text:span text:style-name="T30">nn</text:span></text:p>
          </table:table-cell>
          <table:table-cell table:style-name="Writesys.A1" office:value-type="string">
            <text:p text:style-name="P223">Store only 'nn' channels. Channels with '-' or '-1' for a channel number are NOT included in this count. </text:p>
            <text:p text:style-name="P223">This option is ignored for Dynamic Radios (Uniden).</text:p>
          </table:table-cell>
        </table:table-row>
      </table:table>
      <text:p text:style-name="P8"/>
      <text:p text:style-name="P8"/>
      <text:p text:style-name="P8"/>
      <text:p text:style-name="P8"/>
      <text:p text:style-name="P8"/>
      <text:h text:style-name="P257" text:outline-level="1"><text:bookmark-start text:name="__RefHeading___Toc12901_1736276434"/><text:soft-page-break/>File Formats<text:bookmark-end text:name="__RefHeading___Toc12901_1736276434"/></text:h>
      <text:p text:style-name="P114"><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9-17T09:12:11.363274844</dc:date>
    <meta:generator>LibreOffice/7.1.4.2$Linux_X86_64 LibreOffice_project/10$Build-2</meta:generator>
    <meta:editing-duration>P1DT15H11M21S</meta:editing-duration>
    <meta:editing-cycles>140</meta:editing-cycles>
    <meta:document-statistic meta:table-count="19" meta:image-count="0" meta:object-count="0" meta:page-count="26" meta:paragraph-count="705" meta:word-count="10972" meta:character-count="64885" meta:non-whitespace-character-count="54295"/>
  </office:meta>
</office:document-meta>
</file>